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0.9118in" fo:break-before="auto" style:use-optimal-row-height="true"/>
    </style:style>
    <style:style style:name="ro15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7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4" style:family="table-cell" style:parent-style-name="Default">
      <style:map style:condition="cell-content()=&quot;Sun&quot;" style:apply-style-name="Không_20_tên4" style:base-cell-address="'Cover Page'.AH1"/>
    </style:style>
    <style:style style:name="ce18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2.2">
            <text:p>2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5">
            <text:p>1.5</text:p>
          </table:table-cell>
          <table:table-cell table:style-name="ce26" office:value-type="string">
            <text:p>Updates:</text:p>
            <text:p>- Remove BacNTC, ThaoN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6">
            <text:p>1.6</text:p>
          </table:table-cell>
          <table:table-cell table:style-name="ce26" office:value-type="string">
            <text:p>Updates:</text:p>
            <text:p>- Remove TienD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15">
            <text:p>August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7">
            <text:p>1.7</text:p>
          </table:table-cell>
          <table:table-cell table:style-name="ce26" office:value-type="string">
            <text:p>Updates:</text:p>
            <text:p>- Remove MinhT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2">
            <text:p>August 2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8">
            <text:p>1.8</text:p>
          </table:table-cell>
          <table:table-cell table:style-name="ce26" office:value-type="string">
            <text:p>Updates:</text:p>
            <text:p>- Remove HuyT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9">
            <text:p>August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9">
            <text:p>1.9</text:p>
          </table:table-cell>
          <table:table-cell table:style-name="ce26" office:value-type="string">
            <text:p>Updates:</text:p>
            <text:p>- Remove ThuLN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">
            <text:p>2.0</text:p>
          </table:table-cell>
          <table:table-cell table:style-name="ce26" office:value-type="string">
            <text:p>Updates:</text:p>
            <text:p>- Remove Tua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1">
            <text:p>August 3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.1">
            <text:p>2.1</text:p>
          </table:table-cell>
          <table:table-cell table:style-name="ce26" office:value-type="string">
            <text:p>Updates:</text:p>
            <text:p>- Remove NhatLC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9-06">
            <text:p>September 0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.2">
            <text:p>2.2</text:p>
          </table:table-cell>
          <table:table-cell table:style-name="ce26" office:value-type="string">
            <text:p>Updates:</text:p>
            <text:p>- Remove VuNV, ToiDB, ThongD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9-16">
            <text:p>September 16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3">
          <table:table-cell table:style-name="ce12" table:number-columns-repeated="1018"/>
          <table:table-cell table:number-columns-repeated="4"/>
        </table:table-row>
        <table:table-row table:style-name="ro2" table:number-rows-repeated="9830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10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1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402in" draw:caption-point-x="-0.7689in" draw:caption-point-y="0.9236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378in" draw:caption-point-x="-0.2402in" draw:caption-point-y="0.62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378in" draw:caption-point-x="-0.2622in" draw:caption-point-y="0.62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5.6413in" svg:y="0.7378in" draw:caption-point-x="-0.2402in" draw:caption-point-y="0.62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6.5303in" svg:y="0.7378in" draw:caption-point-x="-0.2402in" draw:caption-point-y="0.62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1.2949in" svg:y="0.789in" draw:caption-point-x="-1.4484in" draw:caption-point-y="0.574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10-20T11:53:12.92">
            <text:p>10/20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0">
            <text:p>10</text:p>
          </table:table-cell>
          <table:table-cell table:style-name="ce49" table:formula="of:=SUMPRODUCT([Thong_Tin_Ngay_Nghi_201601.$B$3:.$B$31]=[.$B7];[Thong_Tin_Ngay_Nghi_201601.$C$3:.$C$31])+SUMPRODUCT([Thong_Tin_Ngay_Nghi_201602.$B$3:.$B$32]=[.$B7];[Thong_Tin_Ngay_Nghi_201602.$C$3:.$C$32]) + SUMPRODUCT([Thong_Tin_Ngay_Nghi_201603.$B$3:.$B$34]=[.$B7];[Thong_Tin_Ngay_Nghi_201603.$C$3:.$C$34])" office:value-type="float" office:value="3">
            <text:p>3</text:p>
          </table:table-cell>
          <table:table-cell table:style-name="ce49" table:formula="of:=SUMPRODUCT([Thong_Tin_Ngay_Nghi_201601.$B$3:.$B$31]=[.$B7];[Thong_Tin_Ngay_Nghi_201601.$C$3:.$C$31])+SUMPRODUCT([Thong_Tin_Ngay_Nghi_201602.$B$3:.$B$32]=[.$B7];[Thong_Tin_Ngay_Nghi_201602.$C$3:.$C$32]) + SUMPRODUCT([Thong_Tin_Ngay_Nghi_201603.$B$3:.$B$34]=[.$B7];[Thong_Tin_Ngay_Nghi_201603.$C$3:.$C$34]) + SUMPRODUCT([Thong_Tin_Ngay_Nghi_201604.$B$3:.$B$35]=[.$B7];[Thong_Tin_Ngay_Nghi_201604.$C$3:.$C$35]) + SUMPRODUCT([Thong_Tin_Ngay_Nghi_201605.$B$3:.$B$34]=[.$B7];[Thong_Tin_Ngay_Nghi_201605.$C$3:.$C$34]) + SUMPRODUCT([Thong_Tin_Ngay_Nghi_201606.$B$3:.$B$33]=[.$B7];[Thong_Tin_Ngay_Nghi_201606.$C$3:.$C$33]) + SUMPRODUCT([Thong_Tin_Ngay_Nghi_201607.$B$3:.$B$39]=[.$B7];[Thong_Tin_Ngay_Nghi_201607.$C$3:.$C$39]) + SUMPRODUCT([Thong_Tin_Ngay_Nghi_201608.$B$3:.$B$42]=[.$B7];[Thong_Tin_Ngay_Nghi_201608.$C$3:.$C$42]) + SUMPRODUCT([Thong_Tin_Ngay_Nghi_201609.$B$3:.$B$51]=[.$B7];[Thong_Tin_Ngay_Nghi_201609.$C$3:.$C$51]) + SUMPRODUCT([Thong_Tin_Ngay_Nghi_201610.$B$3:.$B$56]=[.$B7];[Thong_Tin_Ngay_Nghi_201610.$C$3:.$C$56])" office:value-type="float" office:value="8">
            <text:p>8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45"/>
          <table:table-cell table:style-name="ce45" table:formula="of:=[.I7]+[.K7] +[.J7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10-20T11:53:12.92">
            <text:p>10/20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0">
            <text:p>10</text:p>
          </table:table-cell>
          <table:table-cell table:style-name="ce50" table:formula="of:=SUMPRODUCT([Thong_Tin_Ngay_Nghi_201601.$B$3:.$B$31]=[.$B8];[Thong_Tin_Ngay_Nghi_201601.$C$3:.$C$31])+SUMPRODUCT([Thong_Tin_Ngay_Nghi_201602.$B$3:.$B$32]=[.$B8];[Thong_Tin_Ngay_Nghi_201602.$C$3:.$C$32]) + SUMPRODUCT([Thong_Tin_Ngay_Nghi_201603.$B$3:.$B$34]=[.$B8];[Thong_Tin_Ngay_Nghi_201603.$C$3:.$C$34])" office:value-type="float" office:value="2.5">
            <text:p>2.5</text:p>
          </table:table-cell>
          <table:table-cell table:style-name="ce50" table:formula="of:=SUMPRODUCT([Thong_Tin_Ngay_Nghi_201601.$B$3:.$B$31]=[.$B8];[Thong_Tin_Ngay_Nghi_201601.$C$3:.$C$31])+SUMPRODUCT([Thong_Tin_Ngay_Nghi_201602.$B$3:.$B$32]=[.$B8];[Thong_Tin_Ngay_Nghi_201602.$C$3:.$C$32]) + SUMPRODUCT([Thong_Tin_Ngay_Nghi_201603.$B$3:.$B$34]=[.$B8];[Thong_Tin_Ngay_Nghi_201603.$C$3:.$C$34]) + SUMPRODUCT([Thong_Tin_Ngay_Nghi_201604.$B$3:.$B$35]=[.$B8];[Thong_Tin_Ngay_Nghi_201604.$C$3:.$C$35]) + SUMPRODUCT([Thong_Tin_Ngay_Nghi_201605.$B$3:.$B$34]=[.$B8];[Thong_Tin_Ngay_Nghi_201605.$C$3:.$C$34]) + SUMPRODUCT([Thong_Tin_Ngay_Nghi_201606.$B$3:.$B$33]=[.$B8];[Thong_Tin_Ngay_Nghi_201606.$C$3:.$C$33]) + SUMPRODUCT([Thong_Tin_Ngay_Nghi_201607.$B$3:.$B$39]=[.$B8];[Thong_Tin_Ngay_Nghi_201607.$C$3:.$C$39]) + SUMPRODUCT([Thong_Tin_Ngay_Nghi_201608.$B$3:.$B$42]=[.$B8];[Thong_Tin_Ngay_Nghi_201608.$C$3:.$C$42]) + SUMPRODUCT([Thong_Tin_Ngay_Nghi_201609.$B$3:.$B$51]=[.$B8];[Thong_Tin_Ngay_Nghi_201609.$C$3:.$C$51]) + SUMPRODUCT([Thong_Tin_Ngay_Nghi_201610.$B$3:.$B$56]=[.$B8];[Thong_Tin_Ngay_Nghi_201610.$C$3:.$C$56])" office:value-type="float" office:value="10">
            <text:p>10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2.5">
            <text:p>2.5</text:p>
          </table:table-cell>
          <table:table-cell table:number-columns-repeated="2" table:style-name="ce45"/>
          <table:table-cell table:style-name="ce45" table:formula="of:=[.I8]+[.K8] +[.J8]" office:value-type="float" office:value="2.5">
            <text:p>2.5</text:p>
          </table:table-cell>
          <table:table-cell table:style-name="ce53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10-20T11:53:12.92">
            <text:p>10/20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0">
            <text:p>10</text:p>
          </table:table-cell>
          <table:table-cell table:style-name="ce50" table:formula="of:=SUMPRODUCT([Thong_Tin_Ngay_Nghi_201601.$B$3:.$B$31]=[.$B9];[Thong_Tin_Ngay_Nghi_201601.$C$3:.$C$31])+SUMPRODUCT([Thong_Tin_Ngay_Nghi_201602.$B$3:.$B$32]=[.$B9];[Thong_Tin_Ngay_Nghi_201602.$C$3:.$C$32]) + SUMPRODUCT([Thong_Tin_Ngay_Nghi_201603.$B$3:.$B$34]=[.$B9];[Thong_Tin_Ngay_Nghi_201603.$C$3:.$C$34])" office:value-type="float" office:value="3">
            <text:p>3</text:p>
          </table:table-cell>
          <table:table-cell table:style-name="ce50" table:formula="of:=SUMPRODUCT([Thong_Tin_Ngay_Nghi_201601.$B$3:.$B$31]=[.$B9];[Thong_Tin_Ngay_Nghi_201601.$C$3:.$C$31])+SUMPRODUCT([Thong_Tin_Ngay_Nghi_201602.$B$3:.$B$32]=[.$B9];[Thong_Tin_Ngay_Nghi_201602.$C$3:.$C$32]) + SUMPRODUCT([Thong_Tin_Ngay_Nghi_201603.$B$3:.$B$34]=[.$B9];[Thong_Tin_Ngay_Nghi_201603.$C$3:.$C$34]) + SUMPRODUCT([Thong_Tin_Ngay_Nghi_201604.$B$3:.$B$35]=[.$B9];[Thong_Tin_Ngay_Nghi_201604.$C$3:.$C$35]) + SUMPRODUCT([Thong_Tin_Ngay_Nghi_201605.$B$3:.$B$34]=[.$B9];[Thong_Tin_Ngay_Nghi_201605.$C$3:.$C$34]) + SUMPRODUCT([Thong_Tin_Ngay_Nghi_201606.$B$3:.$B$33]=[.$B9];[Thong_Tin_Ngay_Nghi_201606.$C$3:.$C$33]) + SUMPRODUCT([Thong_Tin_Ngay_Nghi_201607.$B$3:.$B$39]=[.$B9];[Thong_Tin_Ngay_Nghi_201607.$C$3:.$C$39]) + SUMPRODUCT([Thong_Tin_Ngay_Nghi_201608.$B$3:.$B$42]=[.$B9];[Thong_Tin_Ngay_Nghi_201608.$C$3:.$C$42]) + SUMPRODUCT([Thong_Tin_Ngay_Nghi_201609.$B$3:.$B$51]=[.$B9];[Thong_Tin_Ngay_Nghi_201609.$C$3:.$C$51]) + SUMPRODUCT([Thong_Tin_Ngay_Nghi_201610.$B$3:.$B$56]=[.$B9];[Thong_Tin_Ngay_Nghi_201610.$C$3:.$C$56])" office:value-type="float" office:value="8">
            <text:p>8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4">
            <text:p>4</text:p>
          </table:table-cell>
          <table:table-cell table:number-columns-repeated="2" table:style-name="ce45"/>
          <table:table-cell table:style-name="ce45" table:formula="of:=[.I9]+[.K9] +[.J9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10-20T11:53:12.89">
            <text:p>10/20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0">
            <text:p>10</text:p>
          </table:table-cell>
          <table:table-cell table:style-name="ce50" table:formula="of:=SUMPRODUCT([Thong_Tin_Ngay_Nghi_201601.$B$3:.$B$31]=[.$B10];[Thong_Tin_Ngay_Nghi_201601.$C$3:.$C$31])+SUMPRODUCT([Thong_Tin_Ngay_Nghi_201602.$B$3:.$B$32]=[.$B10];[Thong_Tin_Ngay_Nghi_201602.$C$3:.$C$32]) + SUMPRODUCT([Thong_Tin_Ngay_Nghi_201603.$B$3:.$B$34]=[.$B10];[Thong_Tin_Ngay_Nghi_201603.$C$3:.$C$34])" office:value-type="float" office:value="3.5">
            <text:p>3.5</text:p>
          </table:table-cell>
          <table:table-cell table:style-name="ce50" table:formula="of:=SUMPRODUCT([Thong_Tin_Ngay_Nghi_201601.$B$3:.$B$31]=[.$B10];[Thong_Tin_Ngay_Nghi_201601.$C$3:.$C$31])+SUMPRODUCT([Thong_Tin_Ngay_Nghi_201602.$B$3:.$B$32]=[.$B10];[Thong_Tin_Ngay_Nghi_201602.$C$3:.$C$32]) + SUMPRODUCT([Thong_Tin_Ngay_Nghi_201603.$B$3:.$B$34]=[.$B10];[Thong_Tin_Ngay_Nghi_201603.$C$3:.$C$34]) + SUMPRODUCT([Thong_Tin_Ngay_Nghi_201604.$B$3:.$B$35]=[.$B10];[Thong_Tin_Ngay_Nghi_201604.$C$3:.$C$35]) + SUMPRODUCT([Thong_Tin_Ngay_Nghi_201605.$B$3:.$B$34]=[.$B10];[Thong_Tin_Ngay_Nghi_201605.$C$3:.$C$34]) + SUMPRODUCT([Thong_Tin_Ngay_Nghi_201606.$B$3:.$B$33]=[.$B10];[Thong_Tin_Ngay_Nghi_201606.$C$3:.$C$33]) + SUMPRODUCT([Thong_Tin_Ngay_Nghi_201607.$B$3:.$B$39]=[.$B10];[Thong_Tin_Ngay_Nghi_201607.$C$3:.$C$39]) + SUMPRODUCT([Thong_Tin_Ngay_Nghi_201608.$B$3:.$B$42]=[.$B10];[Thong_Tin_Ngay_Nghi_201608.$C$3:.$C$42]) + SUMPRODUCT([Thong_Tin_Ngay_Nghi_201609.$B$3:.$B$51]=[.$B10];[Thong_Tin_Ngay_Nghi_201609.$C$3:.$C$51]) + SUMPRODUCT([Thong_Tin_Ngay_Nghi_201610.$B$3:.$B$56]=[.$B10];[Thong_Tin_Ngay_Nghi_201610.$C$3:.$C$56])" office:value-type="float" office:value="11">
            <text:p>11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1">
            <text:p>-1</text:p>
          </table:table-cell>
          <table:table-cell table:number-columns-repeated="2" table:style-name="ce45"/>
          <table:table-cell table:style-name="ce45" table:formula="of:=[.I10]+[.K10] +[.J10]" office:value-type="float" office:value="-1">
            <text:p>-1</text:p>
          </table:table-cell>
          <table:table-cell table:style-name="ce53"/>
        </table:table-row>
        <table:table-row table:style-name="ro8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10-20T11:53:12.9">
            <text:p>10/20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0">
            <text:p>10</text:p>
          </table:table-cell>
          <table:table-cell table:style-name="ce50" table:formula="of:=SUMPRODUCT([Thong_Tin_Ngay_Nghi_201601.$B$3:.$B$31]=[.$B11];[Thong_Tin_Ngay_Nghi_201601.$C$3:.$C$31])+SUMPRODUCT([Thong_Tin_Ngay_Nghi_201602.$B$3:.$B$32]=[.$B11];[Thong_Tin_Ngay_Nghi_201602.$C$3:.$C$32]) + SUMPRODUCT([Thong_Tin_Ngay_Nghi_201603.$B$3:.$B$34]=[.$B11];[Thong_Tin_Ngay_Nghi_201603.$C$3:.$C$34])" office:value-type="float" office:value="5">
            <text:p>5</text:p>
          </table:table-cell>
          <table:table-cell table:style-name="ce50" table:formula="of:=SUMPRODUCT([Thong_Tin_Ngay_Nghi_201601.$B$3:.$B$31]=[.$B11];[Thong_Tin_Ngay_Nghi_201601.$C$3:.$C$31])+SUMPRODUCT([Thong_Tin_Ngay_Nghi_201602.$B$3:.$B$32]=[.$B11];[Thong_Tin_Ngay_Nghi_201602.$C$3:.$C$32]) + SUMPRODUCT([Thong_Tin_Ngay_Nghi_201603.$B$3:.$B$34]=[.$B11];[Thong_Tin_Ngay_Nghi_201603.$C$3:.$C$34]) + SUMPRODUCT([Thong_Tin_Ngay_Nghi_201604.$B$3:.$B$35]=[.$B11];[Thong_Tin_Ngay_Nghi_201604.$C$3:.$C$35]) + SUMPRODUCT([Thong_Tin_Ngay_Nghi_201605.$B$3:.$B$34]=[.$B11];[Thong_Tin_Ngay_Nghi_201605.$C$3:.$C$34]) + SUMPRODUCT([Thong_Tin_Ngay_Nghi_201606.$B$3:.$B$33]=[.$B11];[Thong_Tin_Ngay_Nghi_201606.$C$3:.$C$33]) + SUMPRODUCT([Thong_Tin_Ngay_Nghi_201607.$B$3:.$B$39]=[.$B11];[Thong_Tin_Ngay_Nghi_201607.$C$3:.$C$39]) + SUMPRODUCT([Thong_Tin_Ngay_Nghi_201608.$B$3:.$B$42]=[.$B11];[Thong_Tin_Ngay_Nghi_201608.$C$3:.$C$42]) + SUMPRODUCT([Thong_Tin_Ngay_Nghi_201609.$B$3:.$B$51]=[.$B11];[Thong_Tin_Ngay_Nghi_201609.$C$3:.$C$51]) + SUMPRODUCT([Thong_Tin_Ngay_Nghi_201610.$B$3:.$B$56]=[.$B11];[Thong_Tin_Ngay_Nghi_201610.$C$3:.$C$56])" office:value-type="float" office:value="13">
            <text:p>13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8.3087in" svg:y="2.6067in" draw:caption-point-x="-0.2402in" draw:caption-point-y="0.6146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1]+[.K11] +[.J11]" office:value-type="float" office:value="2">
            <text:p>2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10-20T11:53:12.9">
            <text:p>10/20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8">
            <text:p>8</text:p>
          </table:table-cell>
          <table:table-cell table:style-name="ce50" table:formula="of:=SUMPRODUCT([Thong_Tin_Ngay_Nghi_201601.$B$3:.$B$31]=[.$B12];[Thong_Tin_Ngay_Nghi_201601.$C$3:.$C$31])+SUMPRODUCT([Thong_Tin_Ngay_Nghi_201602.$B$3:.$B$32]=[.$B12];[Thong_Tin_Ngay_Nghi_201602.$C$3:.$C$32]) + SUMPRODUCT([Thong_Tin_Ngay_Nghi_201603.$B$3:.$B$34]=[.$B12];[Thong_Tin_Ngay_Nghi_201603.$C$3:.$C$34])" office:value-type="float" office:value="0">
            <text:p>0</text:p>
          </table:table-cell>
          <table:table-cell table:style-name="ce50" table:formula="of:=SUMPRODUCT([Thong_Tin_Ngay_Nghi_201601.$B$3:.$B$31]=[.$B12];[Thong_Tin_Ngay_Nghi_201601.$C$3:.$C$31])+SUMPRODUCT([Thong_Tin_Ngay_Nghi_201602.$B$3:.$B$32]=[.$B12];[Thong_Tin_Ngay_Nghi_201602.$C$3:.$C$32]) + SUMPRODUCT([Thong_Tin_Ngay_Nghi_201603.$B$3:.$B$34]=[.$B12];[Thong_Tin_Ngay_Nghi_201603.$C$3:.$C$34]) + SUMPRODUCT([Thong_Tin_Ngay_Nghi_201604.$B$3:.$B$35]=[.$B12];[Thong_Tin_Ngay_Nghi_201604.$C$3:.$C$35]) + SUMPRODUCT([Thong_Tin_Ngay_Nghi_201605.$B$3:.$B$34]=[.$B12];[Thong_Tin_Ngay_Nghi_201605.$C$3:.$C$34]) + SUMPRODUCT([Thong_Tin_Ngay_Nghi_201606.$B$3:.$B$33]=[.$B12];[Thong_Tin_Ngay_Nghi_201606.$C$3:.$C$33]) + SUMPRODUCT([Thong_Tin_Ngay_Nghi_201607.$B$3:.$B$39]=[.$B12];[Thong_Tin_Ngay_Nghi_201607.$C$3:.$C$39]) + SUMPRODUCT([Thong_Tin_Ngay_Nghi_201608.$B$3:.$B$42]=[.$B12];[Thong_Tin_Ngay_Nghi_201608.$C$3:.$C$42]) + SUMPRODUCT([Thong_Tin_Ngay_Nghi_201609.$B$3:.$B$51]=[.$B12];[Thong_Tin_Ngay_Nghi_201609.$C$3:.$C$51]) + SUMPRODUCT([Thong_Tin_Ngay_Nghi_201610.$B$3:.$B$56]=[.$B12];[Thong_Tin_Ngay_Nghi_201610.$C$3:.$C$56])" office:value-type="float" office:value="7.5">
            <text:p>7.5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0.5">
            <text:p>0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3]);DATE(YEAR([.D13]);12;31);NOW())" office:value-type="date" office:date-value="2016-10-20T11:53:02.05">
            <text:p>10/20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0">
            <text:p>10</text:p>
          </table:table-cell>
          <table:table-cell table:style-name="ce50" table:formula="of:=SUMPRODUCT([Thong_Tin_Ngay_Nghi_201601.$B$3:.$B$31]=[.$B13];[Thong_Tin_Ngay_Nghi_201601.$C$3:.$C$31])+SUMPRODUCT([Thong_Tin_Ngay_Nghi_201602.$B$3:.$B$32]=[.$B13];[Thong_Tin_Ngay_Nghi_201602.$C$3:.$C$32]) + SUMPRODUCT([Thong_Tin_Ngay_Nghi_201603.$B$3:.$B$34]=[.$B13];[Thong_Tin_Ngay_Nghi_201603.$C$3:.$C$34])" office:value-type="float" office:value="3">
            <text:p>3</text:p>
          </table:table-cell>
          <table:table-cell table:style-name="ce50" table:formula="of:=SUMPRODUCT([Thong_Tin_Ngay_Nghi_201601.$B$3:.$B$31]=[.$B13];[Thong_Tin_Ngay_Nghi_201601.$C$3:.$C$31])+SUMPRODUCT([Thong_Tin_Ngay_Nghi_201602.$B$3:.$B$32]=[.$B13];[Thong_Tin_Ngay_Nghi_201602.$C$3:.$C$32]) + SUMPRODUCT([Thong_Tin_Ngay_Nghi_201603.$B$3:.$B$34]=[.$B13];[Thong_Tin_Ngay_Nghi_201603.$C$3:.$C$34]) + SUMPRODUCT([Thong_Tin_Ngay_Nghi_201604.$B$3:.$B$35]=[.$B13];[Thong_Tin_Ngay_Nghi_201604.$C$3:.$C$35]) + SUMPRODUCT([Thong_Tin_Ngay_Nghi_201605.$B$3:.$B$34]=[.$B13];[Thong_Tin_Ngay_Nghi_201605.$C$3:.$C$34]) + SUMPRODUCT([Thong_Tin_Ngay_Nghi_201606.$B$3:.$B$33]=[.$B13];[Thong_Tin_Ngay_Nghi_201606.$C$3:.$C$33]) + SUMPRODUCT([Thong_Tin_Ngay_Nghi_201607.$B$3:.$B$39]=[.$B13];[Thong_Tin_Ngay_Nghi_201607.$C$3:.$C$39]) + SUMPRODUCT([Thong_Tin_Ngay_Nghi_201608.$B$3:.$B$42]=[.$B13];[Thong_Tin_Ngay_Nghi_201608.$C$3:.$C$42]) + SUMPRODUCT([Thong_Tin_Ngay_Nghi_201609.$B$3:.$B$51]=[.$B13];[Thong_Tin_Ngay_Nghi_201609.$C$3:.$C$51]) + SUMPRODUCT([Thong_Tin_Ngay_Nghi_201610.$B$3:.$B$56]=[.$B13];[Thong_Tin_Ngay_Nghi_201610.$C$3:.$C$56])" office:value-type="float" office:value="8">
            <text:p>8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5">
            <text:p>5</text:p>
          </table:table-cell>
          <table:table-cell table:number-columns-repeated="2" table:style-name="ce45"/>
          <table:table-cell table:style-name="ce45" table:formula="of:=[.I13]+[.K13] +[.J13]" office:value-type="float" office:value="5">
            <text:p>5</text:p>
          </table:table-cell>
          <table:table-cell table:style-name="ce53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10-20T11:53:02.06">
            <text:p>10/20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0">
            <text:p>10</text:p>
          </table:table-cell>
          <table:table-cell table:style-name="ce50" table:formula="of:=SUMPRODUCT([Thong_Tin_Ngay_Nghi_201601.$B$3:.$B$31]=[.$B14];[Thong_Tin_Ngay_Nghi_201601.$C$3:.$C$31])+SUMPRODUCT([Thong_Tin_Ngay_Nghi_201602.$B$3:.$B$32]=[.$B14];[Thong_Tin_Ngay_Nghi_201602.$C$3:.$C$32]) + SUMPRODUCT([Thong_Tin_Ngay_Nghi_201603.$B$3:.$B$34]=[.$B14];[Thong_Tin_Ngay_Nghi_201603.$C$3:.$C$34])" office:value-type="float" office:value="5.5">
            <text:p>5.5</text:p>
          </table:table-cell>
          <table:table-cell table:style-name="ce50" table:formula="of:=SUMPRODUCT([Thong_Tin_Ngay_Nghi_201601.$B$3:.$B$31]=[.$B14];[Thong_Tin_Ngay_Nghi_201601.$C$3:.$C$31])+SUMPRODUCT([Thong_Tin_Ngay_Nghi_201602.$B$3:.$B$32]=[.$B14];[Thong_Tin_Ngay_Nghi_201602.$C$3:.$C$32]) + SUMPRODUCT([Thong_Tin_Ngay_Nghi_201603.$B$3:.$B$34]=[.$B14];[Thong_Tin_Ngay_Nghi_201603.$C$3:.$C$34]) + SUMPRODUCT([Thong_Tin_Ngay_Nghi_201604.$B$3:.$B$35]=[.$B14];[Thong_Tin_Ngay_Nghi_201604.$C$3:.$C$35]) + SUMPRODUCT([Thong_Tin_Ngay_Nghi_201605.$B$3:.$B$34]=[.$B14];[Thong_Tin_Ngay_Nghi_201605.$C$3:.$C$34]) + SUMPRODUCT([Thong_Tin_Ngay_Nghi_201606.$B$3:.$B$33]=[.$B14];[Thong_Tin_Ngay_Nghi_201606.$C$3:.$C$33]) + SUMPRODUCT([Thong_Tin_Ngay_Nghi_201607.$B$3:.$B$39]=[.$B14];[Thong_Tin_Ngay_Nghi_201607.$C$3:.$C$39]) + SUMPRODUCT([Thong_Tin_Ngay_Nghi_201608.$B$3:.$B$42]=[.$B14];[Thong_Tin_Ngay_Nghi_201608.$C$3:.$C$42]) + SUMPRODUCT([Thong_Tin_Ngay_Nghi_201609.$B$3:.$B$51]=[.$B14];[Thong_Tin_Ngay_Nghi_201609.$C$3:.$C$51]) + SUMPRODUCT([Thong_Tin_Ngay_Nghi_201610.$B$3:.$B$56]=[.$B14];[Thong_Tin_Ngay_Nghi_201610.$C$3:.$C$56])" office:value-type="float" office:value="12">
            <text:p>12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3.5">
            <text:p>3.5</text:p>
          </table:table-cell>
          <table:table-cell table:number-columns-repeated="2" table:style-name="ce45"/>
          <table:table-cell table:style-name="ce45" table:formula="of:=[.I14]+[.K14] +[.J14]" office:value-type="float" office:value="3.5">
            <text:p>3.5</text:p>
          </table:table-cell>
          <table:table-cell table:style-name="ce53"/>
        </table:table-row>
        <table:table-row table:style-name="ro13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10-20T11:53:02.06">
            <text:p>10/20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0">
            <text:p>10</text:p>
          </table:table-cell>
          <table:table-cell table:style-name="ce50" table:formula="of:=SUMPRODUCT([Thong_Tin_Ngay_Nghi_201601.$B$3:.$B$31]=[.$B15];[Thong_Tin_Ngay_Nghi_201601.$C$3:.$C$31])+SUMPRODUCT([Thong_Tin_Ngay_Nghi_201602.$B$3:.$B$32]=[.$B15];[Thong_Tin_Ngay_Nghi_201602.$C$3:.$C$32]) + SUMPRODUCT([Thong_Tin_Ngay_Nghi_201603.$B$3:.$B$34]=[.$B15];[Thong_Tin_Ngay_Nghi_201603.$C$3:.$C$34])" office:value-type="float" office:value="6">
            <text:p>6</text:p>
          </table:table-cell>
          <table:table-cell table:style-name="ce50" table:formula="of:=SUMPRODUCT([Thong_Tin_Ngay_Nghi_201601.$B$3:.$B$31]=[.$B15];[Thong_Tin_Ngay_Nghi_201601.$C$3:.$C$31])+SUMPRODUCT([Thong_Tin_Ngay_Nghi_201602.$B$3:.$B$32]=[.$B15];[Thong_Tin_Ngay_Nghi_201602.$C$3:.$C$32]) + SUMPRODUCT([Thong_Tin_Ngay_Nghi_201603.$B$3:.$B$34]=[.$B15];[Thong_Tin_Ngay_Nghi_201603.$C$3:.$C$34]) + SUMPRODUCT([Thong_Tin_Ngay_Nghi_201604.$B$3:.$B$35]=[.$B15];[Thong_Tin_Ngay_Nghi_201604.$C$3:.$C$35]) + SUMPRODUCT([Thong_Tin_Ngay_Nghi_201605.$B$3:.$B$34]=[.$B15];[Thong_Tin_Ngay_Nghi_201605.$C$3:.$C$34]) + SUMPRODUCT([Thong_Tin_Ngay_Nghi_201606.$B$3:.$B$33]=[.$B15];[Thong_Tin_Ngay_Nghi_201606.$C$3:.$C$33]) + SUMPRODUCT([Thong_Tin_Ngay_Nghi_201607.$B$3:.$B$39]=[.$B15];[Thong_Tin_Ngay_Nghi_201607.$C$3:.$C$39]) + SUMPRODUCT([Thong_Tin_Ngay_Nghi_201608.$B$3:.$B$42]=[.$B15];[Thong_Tin_Ngay_Nghi_201608.$C$3:.$C$42]) + SUMPRODUCT([Thong_Tin_Ngay_Nghi_201609.$B$3:.$B$51]=[.$B15];[Thong_Tin_Ngay_Nghi_201609.$C$3:.$C$51]) + SUMPRODUCT([Thong_Tin_Ngay_Nghi_201610.$B$3:.$B$56]=[.$B15];[Thong_Tin_Ngay_Nghi_201610.$C$3:.$C$56])" office:value-type="float" office:value="20.5">
            <text:p>20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-10.5">
            <text:p>-10.5</text:p>
          </table:table-cell>
          <table:table-cell table:style-name="ce45"/>
          <table:table-cell table:style-name="ce45" table:formula="of:=2+1.5+5+2" office:value-type="float" office:value="10.5">
            <text:p>10.5</text:p>
          </table:table-cell>
          <table:table-cell table:style-name="ce45" table:formula="of:=[.I15]+[.K15] +[.J15]" office:value-type="float" office:value="0">
            <text:p>0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- Tháng 9, trừ 2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aiP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03">
            <text:p>10/03/16</text:p>
          </table:table-cell>
          <table:table-cell table:style-name="ce46" table:formula="of:=IF(YEAR(NOW())&gt;YEAR([.D16]);DATE(YEAR([.D16]);12;31);NOW())" office:value-type="date" office:date-value="2016-10-20T11:53:02.06">
            <text:p>10/20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0">
            <text:p>0</text:p>
          </table:table-cell>
          <table:table-cell table:style-name="ce50" table:formula="of:=SUMPRODUCT([Thong_Tin_Ngay_Nghi_201601.$B$3:.$B$31]=[.$B16];[Thong_Tin_Ngay_Nghi_201601.$C$3:.$C$31])+SUMPRODUCT([Thong_Tin_Ngay_Nghi_201602.$B$3:.$B$32]=[.$B16];[Thong_Tin_Ngay_Nghi_201602.$C$3:.$C$32]) + SUMPRODUCT([Thong_Tin_Ngay_Nghi_201603.$B$3:.$B$34]=[.$B16];[Thong_Tin_Ngay_Nghi_201603.$C$3:.$C$34])" office:value-type="float" office:value="0">
            <text:p>0</text:p>
          </table:table-cell>
          <table:table-cell table:style-name="ce50" table:formula="of:=SUMPRODUCT([Thong_Tin_Ngay_Nghi_201601.$B$3:.$B$31]=[.$B16];[Thong_Tin_Ngay_Nghi_201601.$C$3:.$C$31])+SUMPRODUCT([Thong_Tin_Ngay_Nghi_201602.$B$3:.$B$32]=[.$B16];[Thong_Tin_Ngay_Nghi_201602.$C$3:.$C$32]) + SUMPRODUCT([Thong_Tin_Ngay_Nghi_201603.$B$3:.$B$34]=[.$B16];[Thong_Tin_Ngay_Nghi_201603.$C$3:.$C$34]) + SUMPRODUCT([Thong_Tin_Ngay_Nghi_201604.$B$3:.$B$35]=[.$B16];[Thong_Tin_Ngay_Nghi_201604.$C$3:.$C$35]) + SUMPRODUCT([Thong_Tin_Ngay_Nghi_201605.$B$3:.$B$34]=[.$B16];[Thong_Tin_Ngay_Nghi_201605.$C$3:.$C$34]) + SUMPRODUCT([Thong_Tin_Ngay_Nghi_201606.$B$3:.$B$33]=[.$B16];[Thong_Tin_Ngay_Nghi_201606.$C$3:.$C$33]) + SUMPRODUCT([Thong_Tin_Ngay_Nghi_201607.$B$3:.$B$39]=[.$B16];[Thong_Tin_Ngay_Nghi_201607.$C$3:.$C$39]) + SUMPRODUCT([Thong_Tin_Ngay_Nghi_201608.$B$3:.$B$42]=[.$B16];[Thong_Tin_Ngay_Nghi_201608.$C$3:.$C$42]) + SUMPRODUCT([Thong_Tin_Ngay_Nghi_201609.$B$3:.$B$51]=[.$B16];[Thong_Tin_Ngay_Nghi_201609.$C$3:.$C$51]) + SUMPRODUCT([Thong_Tin_Ngay_Nghi_201610.$B$3:.$B$56]=[.$B16];[Thong_Tin_Ngay_Nghi_201610.$C$3:.$C$56])" office:value-type="float" office:value="0">
            <text:p>0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0">
            <text:p>0</text:p>
          </table:table-cell>
          <table:table-cell table:style-name="ce45"/>
          <table:table-cell table:style-name="ce45" table:formula="of:=2+1.5+5+2" office:value-type="float" office:value="10.5">
            <text:p>10.5</text:p>
          </table:table-cell>
          <table:table-cell table:style-name="ce45" table:formula="of:=[.I16]+[.K16] +[.J16]" office:value-type="float" office:value="10.5">
            <text:p>10.5</text:p>
          </table:table-cell>
          <table:table-cell table:style-name="ce53"/>
        </table:table-row>
        <table:table-row table:style-name="ro12">
          <table:table-cell table:style-name="ce40" office:value-type="float" office:value="11">
            <text:p>11</text:p>
          </table:table-cell>
          <table:table-cell table:style-name="ce42" office:value-type="string">
            <text:p>HienD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2">
            <text:p>09/12/16</text:p>
          </table:table-cell>
          <table:table-cell table:style-name="ce46" table:formula="of:=IF(YEAR(NOW())&gt;YEAR([.D17]);DATE(YEAR([.D17]);12;31);NOW())" office:value-type="date" office:date-value="2016-10-20T11:53:02.06">
            <text:p>10/20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2">
            <text:p>2</text:p>
          </table:table-cell>
          <table:table-cell table:style-name="ce50" table:formula="of:=SUMPRODUCT([Thong_Tin_Ngay_Nghi_201601.$B$3:.$B$31]=[.$B17];[Thong_Tin_Ngay_Nghi_201601.$C$3:.$C$31])+SUMPRODUCT([Thong_Tin_Ngay_Nghi_201602.$B$3:.$B$32]=[.$B17];[Thong_Tin_Ngay_Nghi_201602.$C$3:.$C$32]) + SUMPRODUCT([Thong_Tin_Ngay_Nghi_201603.$B$3:.$B$34]=[.$B17];[Thong_Tin_Ngay_Nghi_201603.$C$3:.$C$34])" office:value-type="float" office:value="0">
            <text:p>0</text:p>
          </table:table-cell>
          <table:table-cell table:style-name="ce50" table:formula="of:=SUMPRODUCT([Thong_Tin_Ngay_Nghi_201601.$B$3:.$B$31]=[.$B17];[Thong_Tin_Ngay_Nghi_201601.$C$3:.$C$31])+SUMPRODUCT([Thong_Tin_Ngay_Nghi_201602.$B$3:.$B$32]=[.$B17];[Thong_Tin_Ngay_Nghi_201602.$C$3:.$C$32]) + SUMPRODUCT([Thong_Tin_Ngay_Nghi_201603.$B$3:.$B$34]=[.$B17];[Thong_Tin_Ngay_Nghi_201603.$C$3:.$C$34]) + SUMPRODUCT([Thong_Tin_Ngay_Nghi_201604.$B$3:.$B$35]=[.$B17];[Thong_Tin_Ngay_Nghi_201604.$C$3:.$C$35]) + SUMPRODUCT([Thong_Tin_Ngay_Nghi_201605.$B$3:.$B$34]=[.$B17];[Thong_Tin_Ngay_Nghi_201605.$C$3:.$C$34]) + SUMPRODUCT([Thong_Tin_Ngay_Nghi_201606.$B$3:.$B$33]=[.$B17];[Thong_Tin_Ngay_Nghi_201606.$C$3:.$C$33]) + SUMPRODUCT([Thong_Tin_Ngay_Nghi_201607.$B$3:.$B$39]=[.$B17];[Thong_Tin_Ngay_Nghi_201607.$C$3:.$C$39]) + SUMPRODUCT([Thong_Tin_Ngay_Nghi_201608.$B$3:.$B$42]=[.$B17];[Thong_Tin_Ngay_Nghi_201608.$C$3:.$C$42]) + SUMPRODUCT([Thong_Tin_Ngay_Nghi_201609.$B$3:.$B$51]=[.$B17];[Thong_Tin_Ngay_Nghi_201609.$C$3:.$C$51]) + SUMPRODUCT([Thong_Tin_Ngay_Nghi_201610.$B$3:.$B$56]=[.$B17];[Thong_Tin_Ngay_Nghi_201610.$C$3:.$C$56])" office:value-type="float" office:value="0.5">
            <text:p>0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1.5">
            <text:p>1.5</text:p>
          </table:table-cell>
          <table:table-cell table:style-name="ce45"/>
          <table:table-cell table:style-name="ce45" table:formula="of:=0.5" office:value-type="float" office:value="0.5">
            <text:p>0.5</text:p>
          </table:table-cell>
          <table:table-cell table:style-name="ce45" table:formula="of:=[.I17]+[.K17] +[.J17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9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10-20T11:53:02.06">
            <text:p>10/20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0">
            <text:p>10</text:p>
          </table:table-cell>
          <table:table-cell table:style-name="ce50" table:formula="of:=SUMPRODUCT([Thong_Tin_Ngay_Nghi_201601.$B$3:.$B$31]=[.$B18];[Thong_Tin_Ngay_Nghi_201601.$C$3:.$C$31])+SUMPRODUCT([Thong_Tin_Ngay_Nghi_201602.$B$3:.$B$32]=[.$B18];[Thong_Tin_Ngay_Nghi_201602.$C$3:.$C$32]) + SUMPRODUCT([Thong_Tin_Ngay_Nghi_201603.$B$3:.$B$34]=[.$B18];[Thong_Tin_Ngay_Nghi_201603.$C$3:.$C$34])" office:value-type="float" office:value="2.5">
            <text:p>2.5</text:p>
          </table:table-cell>
          <table:table-cell table:style-name="ce50" table:formula="of:=SUMPRODUCT([Thong_Tin_Ngay_Nghi_201601.$B$3:.$B$31]=[.$B18];[Thong_Tin_Ngay_Nghi_201601.$C$3:.$C$31])+SUMPRODUCT([Thong_Tin_Ngay_Nghi_201602.$B$3:.$B$32]=[.$B18];[Thong_Tin_Ngay_Nghi_201602.$C$3:.$C$32]) + SUMPRODUCT([Thong_Tin_Ngay_Nghi_201603.$B$3:.$B$34]=[.$B18];[Thong_Tin_Ngay_Nghi_201603.$C$3:.$C$34]) + SUMPRODUCT([Thong_Tin_Ngay_Nghi_201604.$B$3:.$B$35]=[.$B18];[Thong_Tin_Ngay_Nghi_201604.$C$3:.$C$35]) + SUMPRODUCT([Thong_Tin_Ngay_Nghi_201605.$B$3:.$B$34]=[.$B18];[Thong_Tin_Ngay_Nghi_201605.$C$3:.$C$34]) + SUMPRODUCT([Thong_Tin_Ngay_Nghi_201606.$B$3:.$B$33]=[.$B18];[Thong_Tin_Ngay_Nghi_201606.$C$3:.$C$33]) + SUMPRODUCT([Thong_Tin_Ngay_Nghi_201607.$B$3:.$B$39]=[.$B18];[Thong_Tin_Ngay_Nghi_201607.$C$3:.$C$39]) + SUMPRODUCT([Thong_Tin_Ngay_Nghi_201608.$B$3:.$B$42]=[.$B18];[Thong_Tin_Ngay_Nghi_201608.$C$3:.$C$42]) + SUMPRODUCT([Thong_Tin_Ngay_Nghi_201609.$B$3:.$B$51]=[.$B18];[Thong_Tin_Ngay_Nghi_201609.$C$3:.$C$51]) + SUMPRODUCT([Thong_Tin_Ngay_Nghi_201610.$B$3:.$B$56]=[.$B18];[Thong_Tin_Ngay_Nghi_201610.$C$3:.$C$56])" office:value-type="float" office:value="8.5">
            <text:p>8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1.5">
            <text:p>1.5</text:p>
          </table:table-cell>
          <table:table-cell table:number-columns-repeated="2" table:style-name="ce45"/>
          <table:table-cell table:style-name="ce45" table:formula="of:=[.I18]+[.K18] +[.J18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10-20T11:53:02.06">
            <text:p>10/20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0">
            <text:p>10</text:p>
          </table:table-cell>
          <table:table-cell table:style-name="ce50" table:formula="of:=SUMPRODUCT([Thong_Tin_Ngay_Nghi_201601.$B$3:.$B$31]=[.$B19];[Thong_Tin_Ngay_Nghi_201601.$C$3:.$C$31])+SUMPRODUCT([Thong_Tin_Ngay_Nghi_201602.$B$3:.$B$32]=[.$B19];[Thong_Tin_Ngay_Nghi_201602.$C$3:.$C$32]) + SUMPRODUCT([Thong_Tin_Ngay_Nghi_201603.$B$3:.$B$34]=[.$B19];[Thong_Tin_Ngay_Nghi_201603.$C$3:.$C$34])" office:value-type="float" office:value="5">
            <text:p>5</text:p>
          </table:table-cell>
          <table:table-cell table:style-name="ce50" table:formula="of:=SUMPRODUCT([Thong_Tin_Ngay_Nghi_201601.$B$3:.$B$31]=[.$B19];[Thong_Tin_Ngay_Nghi_201601.$C$3:.$C$31])+SUMPRODUCT([Thong_Tin_Ngay_Nghi_201602.$B$3:.$B$32]=[.$B19];[Thong_Tin_Ngay_Nghi_201602.$C$3:.$C$32]) + SUMPRODUCT([Thong_Tin_Ngay_Nghi_201603.$B$3:.$B$34]=[.$B19];[Thong_Tin_Ngay_Nghi_201603.$C$3:.$C$34]) + SUMPRODUCT([Thong_Tin_Ngay_Nghi_201604.$B$3:.$B$35]=[.$B19];[Thong_Tin_Ngay_Nghi_201604.$C$3:.$C$35]) + SUMPRODUCT([Thong_Tin_Ngay_Nghi_201605.$B$3:.$B$34]=[.$B19];[Thong_Tin_Ngay_Nghi_201605.$C$3:.$C$34]) + SUMPRODUCT([Thong_Tin_Ngay_Nghi_201606.$B$3:.$B$33]=[.$B19];[Thong_Tin_Ngay_Nghi_201606.$C$3:.$C$33]) + SUMPRODUCT([Thong_Tin_Ngay_Nghi_201607.$B$3:.$B$39]=[.$B19];[Thong_Tin_Ngay_Nghi_201607.$C$3:.$C$39]) + SUMPRODUCT([Thong_Tin_Ngay_Nghi_201608.$B$3:.$B$42]=[.$B19];[Thong_Tin_Ngay_Nghi_201608.$C$3:.$C$42]) + SUMPRODUCT([Thong_Tin_Ngay_Nghi_201609.$B$3:.$B$51]=[.$B19];[Thong_Tin_Ngay_Nghi_201609.$C$3:.$C$51]) + SUMPRODUCT([Thong_Tin_Ngay_Nghi_201610.$B$3:.$B$56]=[.$B19];[Thong_Tin_Ngay_Nghi_201610.$C$3:.$C$56])" office:value-type="float" office:value="8.5">
            <text:p>8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6.5">
            <text:p>6.5</text:p>
          </table:table-cell>
          <table:table-cell table:number-columns-repeated="2" table:style-name="ce45"/>
          <table:table-cell table:style-name="ce45" table:formula="of:=[.I19]+[.K19] +[.J19]" office:value-type="float" office:value="6.5">
            <text:p>6.5</text:p>
          </table:table-cell>
          <table:table-cell table:style-name="ce53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10-20T11:53:02.06">
            <text:p>10/20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0">
            <text:p>10</text:p>
          </table:table-cell>
          <table:table-cell table:style-name="ce50" table:formula="of:=SUMPRODUCT([Thong_Tin_Ngay_Nghi_201601.$B$3:.$B$31]=[.$B20];[Thong_Tin_Ngay_Nghi_201601.$C$3:.$C$31])+SUMPRODUCT([Thong_Tin_Ngay_Nghi_201602.$B$3:.$B$32]=[.$B20];[Thong_Tin_Ngay_Nghi_201602.$C$3:.$C$32]) + SUMPRODUCT([Thong_Tin_Ngay_Nghi_201603.$B$3:.$B$34]=[.$B20];[Thong_Tin_Ngay_Nghi_201603.$C$3:.$C$34])" office:value-type="float" office:value="6.5">
            <text:p>6.5</text:p>
          </table:table-cell>
          <table:table-cell table:style-name="ce50" table:formula="of:=SUMPRODUCT([Thong_Tin_Ngay_Nghi_201601.$B$3:.$B$31]=[.$B20];[Thong_Tin_Ngay_Nghi_201601.$C$3:.$C$31])+SUMPRODUCT([Thong_Tin_Ngay_Nghi_201602.$B$3:.$B$32]=[.$B20];[Thong_Tin_Ngay_Nghi_201602.$C$3:.$C$32]) + SUMPRODUCT([Thong_Tin_Ngay_Nghi_201603.$B$3:.$B$34]=[.$B20];[Thong_Tin_Ngay_Nghi_201603.$C$3:.$C$34]) + SUMPRODUCT([Thong_Tin_Ngay_Nghi_201604.$B$3:.$B$35]=[.$B20];[Thong_Tin_Ngay_Nghi_201604.$C$3:.$C$35]) + SUMPRODUCT([Thong_Tin_Ngay_Nghi_201605.$B$3:.$B$34]=[.$B20];[Thong_Tin_Ngay_Nghi_201605.$C$3:.$C$34]) + SUMPRODUCT([Thong_Tin_Ngay_Nghi_201606.$B$3:.$B$33]=[.$B20];[Thong_Tin_Ngay_Nghi_201606.$C$3:.$C$33]) + SUMPRODUCT([Thong_Tin_Ngay_Nghi_201607.$B$3:.$B$39]=[.$B20];[Thong_Tin_Ngay_Nghi_201607.$C$3:.$C$39]) + SUMPRODUCT([Thong_Tin_Ngay_Nghi_201608.$B$3:.$B$42]=[.$B20];[Thong_Tin_Ngay_Nghi_201608.$C$3:.$C$42]) + SUMPRODUCT([Thong_Tin_Ngay_Nghi_201609.$B$3:.$B$51]=[.$B20];[Thong_Tin_Ngay_Nghi_201609.$C$3:.$C$51]) + SUMPRODUCT([Thong_Tin_Ngay_Nghi_201610.$B$3:.$B$56]=[.$B20];[Thong_Tin_Ngay_Nghi_201610.$C$3:.$C$56])" office:value-type="float" office:value="10.5">
            <text:p>10.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5">
            <text:p>5</text:p>
          </table:table-cell>
          <table:table-cell table:number-columns-repeated="2" table:style-name="ce45"/>
          <table:table-cell table:style-name="ce45" table:formula="of:=[.I20]+[.K20] +[.J20]" office:value-type="float" office:value="5">
            <text:p>5</text:p>
          </table:table-cell>
          <table:table-cell table:style-name="ce53"/>
        </table:table-row>
        <table:table-row table:style-name="ro12">
          <table:table-cell table:style-name="ce40" office:value-type="float" office:value="15">
            <text:p>15</text:p>
          </table:table-cell>
          <table:table-cell table:style-name="ce42" office:value-type="string">
            <text:p>HoangNT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8">
            <text:p>09/08/16</text:p>
          </table:table-cell>
          <table:table-cell table:style-name="ce46" table:formula="of:=IF(YEAR(NOW())&gt;YEAR([.D21]);DATE(YEAR([.D21]);12;31);NOW())" office:value-type="date" office:date-value="2016-10-20T11:53:02.06">
            <text:p>10/20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2">
            <text:p>2</text:p>
          </table:table-cell>
          <table:table-cell table:style-name="ce50" table:formula="of:=SUMPRODUCT([Thong_Tin_Ngay_Nghi_201601.$B$3:.$B$31]=[.$B21];[Thong_Tin_Ngay_Nghi_201601.$C$3:.$C$31])+SUMPRODUCT([Thong_Tin_Ngay_Nghi_201602.$B$3:.$B$32]=[.$B21];[Thong_Tin_Ngay_Nghi_201602.$C$3:.$C$32]) + SUMPRODUCT([Thong_Tin_Ngay_Nghi_201603.$B$3:.$B$34]=[.$B21];[Thong_Tin_Ngay_Nghi_201603.$C$3:.$C$34])" office:value-type="float" office:value="0">
            <text:p>0</text:p>
          </table:table-cell>
          <table:table-cell table:style-name="ce50" table:formula="of:=SUMPRODUCT([Thong_Tin_Ngay_Nghi_201601.$B$3:.$B$31]=[.$B21];[Thong_Tin_Ngay_Nghi_201601.$C$3:.$C$31])+SUMPRODUCT([Thong_Tin_Ngay_Nghi_201602.$B$3:.$B$32]=[.$B21];[Thong_Tin_Ngay_Nghi_201602.$C$3:.$C$32]) + SUMPRODUCT([Thong_Tin_Ngay_Nghi_201603.$B$3:.$B$34]=[.$B21];[Thong_Tin_Ngay_Nghi_201603.$C$3:.$C$34]) + SUMPRODUCT([Thong_Tin_Ngay_Nghi_201604.$B$3:.$B$35]=[.$B21];[Thong_Tin_Ngay_Nghi_201604.$C$3:.$C$35]) + SUMPRODUCT([Thong_Tin_Ngay_Nghi_201605.$B$3:.$B$34]=[.$B21];[Thong_Tin_Ngay_Nghi_201605.$C$3:.$C$34]) + SUMPRODUCT([Thong_Tin_Ngay_Nghi_201606.$B$3:.$B$33]=[.$B21];[Thong_Tin_Ngay_Nghi_201606.$C$3:.$C$33]) + SUMPRODUCT([Thong_Tin_Ngay_Nghi_201607.$B$3:.$B$39]=[.$B21];[Thong_Tin_Ngay_Nghi_201607.$C$3:.$C$39]) + SUMPRODUCT([Thong_Tin_Ngay_Nghi_201608.$B$3:.$B$42]=[.$B21];[Thong_Tin_Ngay_Nghi_201608.$C$3:.$C$42]) + SUMPRODUCT([Thong_Tin_Ngay_Nghi_201609.$B$3:.$B$51]=[.$B21];[Thong_Tin_Ngay_Nghi_201609.$C$3:.$C$51]) + SUMPRODUCT([Thong_Tin_Ngay_Nghi_201610.$B$3:.$B$56]=[.$B21];[Thong_Tin_Ngay_Nghi_201610.$C$3:.$C$56])" office:value-type="float" office:value="8">
            <text:p>8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-6">
            <text:p>-6</text:p>
          </table:table-cell>
          <table:table-cell table:style-name="ce45"/>
          <table:table-cell table:style-name="ce45" office:value-type="float" office:value="6.5">
            <text:p>6.5</text:p>
          </table:table-cell>
          <table:table-cell table:style-name="ce45" table:formula="of:=[.I21]+[.K21] +[.J21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9, trừ 6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ungN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22]);DATE(YEAR([.D22]);12;31);NOW())" office:value-type="date" office:date-value="2016-10-20T11:53:02.06">
            <text:p>10/20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50" table:formula="of:=SUMPRODUCT([Thong_Tin_Ngay_Nghi_201601.$B$3:.$B$31]=[.$B22];[Thong_Tin_Ngay_Nghi_201601.$C$3:.$C$31])+SUMPRODUCT([Thong_Tin_Ngay_Nghi_201602.$B$3:.$B$32]=[.$B22];[Thong_Tin_Ngay_Nghi_201602.$C$3:.$C$32]) + SUMPRODUCT([Thong_Tin_Ngay_Nghi_201603.$B$3:.$B$34]=[.$B22];[Thong_Tin_Ngay_Nghi_201603.$C$3:.$C$34])" office:value-type="float" office:value="0">
            <text:p>0</text:p>
          </table:table-cell>
          <table:table-cell table:style-name="ce50" table:formula="of:=SUMPRODUCT([Thong_Tin_Ngay_Nghi_201601.$B$3:.$B$31]=[.$B22];[Thong_Tin_Ngay_Nghi_201601.$C$3:.$C$31])+SUMPRODUCT([Thong_Tin_Ngay_Nghi_201602.$B$3:.$B$32]=[.$B22];[Thong_Tin_Ngay_Nghi_201602.$C$3:.$C$32]) + SUMPRODUCT([Thong_Tin_Ngay_Nghi_201603.$B$3:.$B$34]=[.$B22];[Thong_Tin_Ngay_Nghi_201603.$C$3:.$C$34]) + SUMPRODUCT([Thong_Tin_Ngay_Nghi_201604.$B$3:.$B$35]=[.$B22];[Thong_Tin_Ngay_Nghi_201604.$C$3:.$C$35]) + SUMPRODUCT([Thong_Tin_Ngay_Nghi_201605.$B$3:.$B$34]=[.$B22];[Thong_Tin_Ngay_Nghi_201605.$C$3:.$C$34]) + SUMPRODUCT([Thong_Tin_Ngay_Nghi_201606.$B$3:.$B$33]=[.$B22];[Thong_Tin_Ngay_Nghi_201606.$C$3:.$C$33]) + SUMPRODUCT([Thong_Tin_Ngay_Nghi_201607.$B$3:.$B$39]=[.$B22];[Thong_Tin_Ngay_Nghi_201607.$C$3:.$C$39]) + SUMPRODUCT([Thong_Tin_Ngay_Nghi_201608.$B$3:.$B$42]=[.$B22];[Thong_Tin_Ngay_Nghi_201608.$C$3:.$C$42]) + SUMPRODUCT([Thong_Tin_Ngay_Nghi_201609.$B$3:.$B$51]=[.$B22];[Thong_Tin_Ngay_Nghi_201609.$C$3:.$C$51]) + SUMPRODUCT([Thong_Tin_Ngay_Nghi_201610.$B$3:.$B$56]=[.$B22];[Thong_Tin_Ngay_Nghi_201610.$C$3:.$C$56])" office:value-type="float" office:value="0">
            <text:p>0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number-columns-repeated="2" table:style-name="ce45"/>
          <table:table-cell table:style-name="ce45" table:formula="of:=[.I22]+[.K22] +[.J22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3]);DATE(YEAR([.D23]);12;31);NOW())" office:value-type="date" office:date-value="2016-10-20T11:53:02.06">
            <text:p>10/20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0">
            <text:p>10</text:p>
          </table:table-cell>
          <table:table-cell table:style-name="ce50" table:formula="of:=SUMPRODUCT([Thong_Tin_Ngay_Nghi_201601.$B$3:.$B$31]=[.$B23];[Thong_Tin_Ngay_Nghi_201601.$C$3:.$C$31])+SUMPRODUCT([Thong_Tin_Ngay_Nghi_201602.$B$3:.$B$32]=[.$B23];[Thong_Tin_Ngay_Nghi_201602.$C$3:.$C$32]) + SUMPRODUCT([Thong_Tin_Ngay_Nghi_201603.$B$3:.$B$34]=[.$B23];[Thong_Tin_Ngay_Nghi_201603.$C$3:.$C$34])" office:value-type="float" office:value="4.5">
            <text:p>4.5</text:p>
          </table:table-cell>
          <table:table-cell table:style-name="ce50" table:formula="of:=SUMPRODUCT([Thong_Tin_Ngay_Nghi_201601.$B$3:.$B$31]=[.$B23];[Thong_Tin_Ngay_Nghi_201601.$C$3:.$C$31])+SUMPRODUCT([Thong_Tin_Ngay_Nghi_201602.$B$3:.$B$32]=[.$B23];[Thong_Tin_Ngay_Nghi_201602.$C$3:.$C$32]) + SUMPRODUCT([Thong_Tin_Ngay_Nghi_201603.$B$3:.$B$34]=[.$B23];[Thong_Tin_Ngay_Nghi_201603.$C$3:.$C$34]) + SUMPRODUCT([Thong_Tin_Ngay_Nghi_201604.$B$3:.$B$35]=[.$B23];[Thong_Tin_Ngay_Nghi_201604.$C$3:.$C$35]) + SUMPRODUCT([Thong_Tin_Ngay_Nghi_201605.$B$3:.$B$34]=[.$B23];[Thong_Tin_Ngay_Nghi_201605.$C$3:.$C$34]) + SUMPRODUCT([Thong_Tin_Ngay_Nghi_201606.$B$3:.$B$33]=[.$B23];[Thong_Tin_Ngay_Nghi_201606.$C$3:.$C$33]) + SUMPRODUCT([Thong_Tin_Ngay_Nghi_201607.$B$3:.$B$39]=[.$B23];[Thong_Tin_Ngay_Nghi_201607.$C$3:.$C$39]) + SUMPRODUCT([Thong_Tin_Ngay_Nghi_201608.$B$3:.$B$42]=[.$B23];[Thong_Tin_Ngay_Nghi_201608.$C$3:.$C$42]) + SUMPRODUCT([Thong_Tin_Ngay_Nghi_201609.$B$3:.$B$51]=[.$B23];[Thong_Tin_Ngay_Nghi_201609.$C$3:.$C$51]) + SUMPRODUCT([Thong_Tin_Ngay_Nghi_201610.$B$3:.$B$56]=[.$B23];[Thong_Tin_Ngay_Nghi_201610.$C$3:.$C$56])" office:value-type="float" office:value="10.5">
            <text:p>10.5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1.5">
            <text:p>1.5</text:p>
          </table:table-cell>
          <table:table-cell table:number-columns-repeated="2" table:style-name="ce45"/>
          <table:table-cell table:style-name="ce45" table:formula="of:=[.I23]+[.K23] +[.J23]" office:value-type="float" office:value="1.5">
            <text:p>1.5</text:p>
          </table:table-cell>
          <table:table-cell table:style-name="ce53"/>
        </table:table-row>
        <table:table-row table:style-name="ro12">
          <table:table-cell table:style-name="ce40" office:value-type="float" office:value="18">
            <text:p>18</text:p>
          </table:table-cell>
          <table:table-cell table:style-name="ce42" office:value-type="string">
            <text:p>KhanhD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office:value-type="date" office:date-value="2016-10-07">
            <text:p>10/07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">
            <text:p>1</text:p>
          </table:table-cell>
          <table:table-cell table:style-name="ce50" table:formula="of:=SUMPRODUCT([Thong_Tin_Ngay_Nghi_201601.$B$3:.$B$31]=[.$B24];[Thong_Tin_Ngay_Nghi_201601.$C$3:.$C$31])+SUMPRODUCT([Thong_Tin_Ngay_Nghi_201602.$B$3:.$B$32]=[.$B24];[Thong_Tin_Ngay_Nghi_201602.$C$3:.$C$32]) + SUMPRODUCT([Thong_Tin_Ngay_Nghi_201603.$B$3:.$B$34]=[.$B24];[Thong_Tin_Ngay_Nghi_201603.$C$3:.$C$34])" office:value-type="float" office:value="0">
            <text:p>0</text:p>
          </table:table-cell>
          <table:table-cell table:style-name="ce50" table:formula="of:=SUMPRODUCT([Thong_Tin_Ngay_Nghi_201601.$B$3:.$B$31]=[.$B24];[Thong_Tin_Ngay_Nghi_201601.$C$3:.$C$31])+SUMPRODUCT([Thong_Tin_Ngay_Nghi_201602.$B$3:.$B$32]=[.$B24];[Thong_Tin_Ngay_Nghi_201602.$C$3:.$C$32]) + SUMPRODUCT([Thong_Tin_Ngay_Nghi_201603.$B$3:.$B$34]=[.$B24];[Thong_Tin_Ngay_Nghi_201603.$C$3:.$C$34]) + SUMPRODUCT([Thong_Tin_Ngay_Nghi_201604.$B$3:.$B$35]=[.$B24];[Thong_Tin_Ngay_Nghi_201604.$C$3:.$C$35]) + SUMPRODUCT([Thong_Tin_Ngay_Nghi_201605.$B$3:.$B$34]=[.$B24];[Thong_Tin_Ngay_Nghi_201605.$C$3:.$C$34]) + SUMPRODUCT([Thong_Tin_Ngay_Nghi_201606.$B$3:.$B$33]=[.$B24];[Thong_Tin_Ngay_Nghi_201606.$C$3:.$C$33]) + SUMPRODUCT([Thong_Tin_Ngay_Nghi_201607.$B$3:.$B$39]=[.$B24];[Thong_Tin_Ngay_Nghi_201607.$C$3:.$C$39]) + SUMPRODUCT([Thong_Tin_Ngay_Nghi_201608.$B$3:.$B$42]=[.$B24];[Thong_Tin_Ngay_Nghi_201608.$C$3:.$C$42]) + SUMPRODUCT([Thong_Tin_Ngay_Nghi_201609.$B$3:.$B$51]=[.$B24];[Thong_Tin_Ngay_Nghi_201609.$C$3:.$C$51]) + SUMPRODUCT([Thong_Tin_Ngay_Nghi_201610.$B$3:.$B$56]=[.$B24];[Thong_Tin_Ngay_Nghi_201610.$C$3:.$C$56])" office:value-type="float" office:value="1.5">
            <text:p>1.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-0.5">
            <text:p>-0.5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4]+[.K24] +[.J24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9, trừ 1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5]);DATE(YEAR([.D25]);12;31);NOW())" office:value-type="date" office:date-value="2016-10-20T11:53:02.06">
            <text:p>10/20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5">
            <text:p>5</text:p>
          </table:table-cell>
          <table:table-cell table:style-name="ce50" table:formula="of:=SUMPRODUCT([Thong_Tin_Ngay_Nghi_201601.$B$3:.$B$31]=[.$B25];[Thong_Tin_Ngay_Nghi_201601.$C$3:.$C$31])+SUMPRODUCT([Thong_Tin_Ngay_Nghi_201602.$B$3:.$B$32]=[.$B25];[Thong_Tin_Ngay_Nghi_201602.$C$3:.$C$32]) + SUMPRODUCT([Thong_Tin_Ngay_Nghi_201603.$B$3:.$B$34]=[.$B25];[Thong_Tin_Ngay_Nghi_201603.$C$3:.$C$34])" office:value-type="float" office:value="0">
            <text:p>0</text:p>
          </table:table-cell>
          <table:table-cell table:style-name="ce50" table:formula="of:=SUMPRODUCT([Thong_Tin_Ngay_Nghi_201601.$B$3:.$B$31]=[.$B25];[Thong_Tin_Ngay_Nghi_201601.$C$3:.$C$31])+SUMPRODUCT([Thong_Tin_Ngay_Nghi_201602.$B$3:.$B$32]=[.$B25];[Thong_Tin_Ngay_Nghi_201602.$C$3:.$C$32]) + SUMPRODUCT([Thong_Tin_Ngay_Nghi_201603.$B$3:.$B$34]=[.$B25];[Thong_Tin_Ngay_Nghi_201603.$C$3:.$C$34]) + SUMPRODUCT([Thong_Tin_Ngay_Nghi_201604.$B$3:.$B$35]=[.$B25];[Thong_Tin_Ngay_Nghi_201604.$C$3:.$C$35]) + SUMPRODUCT([Thong_Tin_Ngay_Nghi_201605.$B$3:.$B$34]=[.$B25];[Thong_Tin_Ngay_Nghi_201605.$C$3:.$C$34]) + SUMPRODUCT([Thong_Tin_Ngay_Nghi_201606.$B$3:.$B$33]=[.$B25];[Thong_Tin_Ngay_Nghi_201606.$C$3:.$C$33]) + SUMPRODUCT([Thong_Tin_Ngay_Nghi_201607.$B$3:.$B$39]=[.$B25];[Thong_Tin_Ngay_Nghi_201607.$C$3:.$C$39]) + SUMPRODUCT([Thong_Tin_Ngay_Nghi_201608.$B$3:.$B$42]=[.$B25];[Thong_Tin_Ngay_Nghi_201608.$C$3:.$C$42]) + SUMPRODUCT([Thong_Tin_Ngay_Nghi_201609.$B$3:.$B$51]=[.$B25];[Thong_Tin_Ngay_Nghi_201609.$C$3:.$C$51]) + SUMPRODUCT([Thong_Tin_Ngay_Nghi_201610.$B$3:.$B$56]=[.$B25];[Thong_Tin_Ngay_Nghi_201610.$C$3:.$C$56])" office:value-type="float" office:value="3.5">
            <text:p>3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1.5">
            <text:p>1.5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5]+[.K25] +[.J25]" office:value-type="float" office:value="2.5">
            <text:p>2.5</text:p>
          </table:table-cell>
          <table:table-cell table:style-name="ce53" office:value-type="string">
            <text:p>Những ngày nghỉ đã trừ vào lương:</text:p>
            <text:p>- Tháng 8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10-20T11:53:02.07">
            <text:p>10/20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0">
            <text:p>10</text:p>
          </table:table-cell>
          <table:table-cell table:style-name="ce50" table:formula="of:=SUMPRODUCT([Thong_Tin_Ngay_Nghi_201601.$B$3:.$B$31]=[.$B26];[Thong_Tin_Ngay_Nghi_201601.$C$3:.$C$31])+SUMPRODUCT([Thong_Tin_Ngay_Nghi_201602.$B$3:.$B$32]=[.$B26];[Thong_Tin_Ngay_Nghi_201602.$C$3:.$C$32]) + SUMPRODUCT([Thong_Tin_Ngay_Nghi_201603.$B$3:.$B$34]=[.$B26];[Thong_Tin_Ngay_Nghi_201603.$C$3:.$C$34])" office:value-type="float" office:value="5">
            <text:p>5</text:p>
          </table:table-cell>
          <table:table-cell table:style-name="ce50" table:formula="of:=SUMPRODUCT([Thong_Tin_Ngay_Nghi_201601.$B$3:.$B$31]=[.$B26];[Thong_Tin_Ngay_Nghi_201601.$C$3:.$C$31])+SUMPRODUCT([Thong_Tin_Ngay_Nghi_201602.$B$3:.$B$32]=[.$B26];[Thong_Tin_Ngay_Nghi_201602.$C$3:.$C$32]) + SUMPRODUCT([Thong_Tin_Ngay_Nghi_201603.$B$3:.$B$34]=[.$B26];[Thong_Tin_Ngay_Nghi_201603.$C$3:.$C$34]) + SUMPRODUCT([Thong_Tin_Ngay_Nghi_201604.$B$3:.$B$35]=[.$B26];[Thong_Tin_Ngay_Nghi_201604.$C$3:.$C$35]) + SUMPRODUCT([Thong_Tin_Ngay_Nghi_201605.$B$3:.$B$34]=[.$B26];[Thong_Tin_Ngay_Nghi_201605.$C$3:.$C$34]) + SUMPRODUCT([Thong_Tin_Ngay_Nghi_201606.$B$3:.$B$33]=[.$B26];[Thong_Tin_Ngay_Nghi_201606.$C$3:.$C$33]) + SUMPRODUCT([Thong_Tin_Ngay_Nghi_201607.$B$3:.$B$39]=[.$B26];[Thong_Tin_Ngay_Nghi_201607.$C$3:.$C$39]) + SUMPRODUCT([Thong_Tin_Ngay_Nghi_201608.$B$3:.$B$42]=[.$B26];[Thong_Tin_Ngay_Nghi_201608.$C$3:.$C$42]) + SUMPRODUCT([Thong_Tin_Ngay_Nghi_201609.$B$3:.$B$51]=[.$B26];[Thong_Tin_Ngay_Nghi_201609.$C$3:.$C$51]) + SUMPRODUCT([Thong_Tin_Ngay_Nghi_201610.$B$3:.$B$56]=[.$B26];[Thong_Tin_Ngay_Nghi_201610.$C$3:.$C$56])" office:value-type="float" office:value="10.5">
            <text:p>10.5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1.5">
            <text:p>1.5</text:p>
          </table:table-cell>
          <table:table-cell table:number-columns-repeated="2" table:style-name="ce45"/>
          <table:table-cell table:style-name="ce45" table:formula="of:=[.I26]+[.K26] +[.J26]" office:value-type="float" office:value="1.5">
            <text:p>1.5</text:p>
          </table:table-cell>
          <table:table-cell table:style-name="ce53"/>
        </table:table-row>
        <table:table-row table:style-name="ro14">
          <table:table-cell table:style-name="ce40" office:value-type="float" office:value="21">
            <text:p>21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7]);DATE(YEAR([.D27]);12;31);NOW())" office:value-type="date" office:date-value="2016-10-20T11:53:02.07">
            <text:p>10/20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4">
            <text:p>4</text:p>
          </table:table-cell>
          <table:table-cell table:style-name="ce50" table:formula="of:=SUMPRODUCT([Thong_Tin_Ngay_Nghi_201601.$B$3:.$B$31]=[.$B27];[Thong_Tin_Ngay_Nghi_201601.$C$3:.$C$31])+SUMPRODUCT([Thong_Tin_Ngay_Nghi_201602.$B$3:.$B$32]=[.$B27];[Thong_Tin_Ngay_Nghi_201602.$C$3:.$C$32]) + SUMPRODUCT([Thong_Tin_Ngay_Nghi_201603.$B$3:.$B$34]=[.$B27];[Thong_Tin_Ngay_Nghi_201603.$C$3:.$C$34])" office:value-type="float" office:value="0">
            <text:p>0</text:p>
          </table:table-cell>
          <table:table-cell table:style-name="ce50" table:formula="of:=SUMPRODUCT([Thong_Tin_Ngay_Nghi_201601.$B$3:.$B$31]=[.$B27];[Thong_Tin_Ngay_Nghi_201601.$C$3:.$C$31])+SUMPRODUCT([Thong_Tin_Ngay_Nghi_201602.$B$3:.$B$32]=[.$B27];[Thong_Tin_Ngay_Nghi_201602.$C$3:.$C$32]) + SUMPRODUCT([Thong_Tin_Ngay_Nghi_201603.$B$3:.$B$34]=[.$B27];[Thong_Tin_Ngay_Nghi_201603.$C$3:.$C$34]) + SUMPRODUCT([Thong_Tin_Ngay_Nghi_201604.$B$3:.$B$35]=[.$B27];[Thong_Tin_Ngay_Nghi_201604.$C$3:.$C$35]) + SUMPRODUCT([Thong_Tin_Ngay_Nghi_201605.$B$3:.$B$34]=[.$B27];[Thong_Tin_Ngay_Nghi_201605.$C$3:.$C$34]) + SUMPRODUCT([Thong_Tin_Ngay_Nghi_201606.$B$3:.$B$33]=[.$B27];[Thong_Tin_Ngay_Nghi_201606.$C$3:.$C$33]) + SUMPRODUCT([Thong_Tin_Ngay_Nghi_201607.$B$3:.$B$39]=[.$B27];[Thong_Tin_Ngay_Nghi_201607.$C$3:.$C$39]) + SUMPRODUCT([Thong_Tin_Ngay_Nghi_201608.$B$3:.$B$42]=[.$B27];[Thong_Tin_Ngay_Nghi_201608.$C$3:.$C$42]) + SUMPRODUCT([Thong_Tin_Ngay_Nghi_201609.$B$3:.$B$51]=[.$B27];[Thong_Tin_Ngay_Nghi_201609.$C$3:.$C$51]) + SUMPRODUCT([Thong_Tin_Ngay_Nghi_201610.$B$3:.$B$56]=[.$B27];[Thong_Tin_Ngay_Nghi_201610.$C$3:.$C$56])" office:value-type="float" office:value="5">
            <text:p>5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-1">
            <text:p>-1</text:p>
          </table:table-cell>
          <table:table-cell table:style-name="ce45"/>
          <table:table-cell table:style-name="ce45" table:formula="of:=1+0.5" office:value-type="float" office:value="1.5">
            <text:p>1.5</text:p>
          </table:table-cell>
          <table:table-cell table:style-name="ce45" table:formula="of:=[.I27]+[.K27] +[.J27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7, trừ 1 ngày</text:p>
            <text:p>- Tháng 8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LinhB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2">
            <text:p>09/12/16</text:p>
          </table:table-cell>
          <table:table-cell table:style-name="ce46" table:formula="of:=IF(YEAR(NOW())&gt;YEAR([.D28]);DATE(YEAR([.D28]);12;31);NOW())" office:value-type="date" office:date-value="2016-10-20T11:53:02.07">
            <text:p>10/20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2">
            <text:p>2</text:p>
          </table:table-cell>
          <table:table-cell table:style-name="ce50" table:formula="of:=SUMPRODUCT([Thong_Tin_Ngay_Nghi_201601.$B$3:.$B$31]=[.$B28];[Thong_Tin_Ngay_Nghi_201601.$C$3:.$C$31])+SUMPRODUCT([Thong_Tin_Ngay_Nghi_201602.$B$3:.$B$32]=[.$B28];[Thong_Tin_Ngay_Nghi_201602.$C$3:.$C$32]) + SUMPRODUCT([Thong_Tin_Ngay_Nghi_201603.$B$3:.$B$34]=[.$B28];[Thong_Tin_Ngay_Nghi_201603.$C$3:.$C$34])" office:value-type="float" office:value="0">
            <text:p>0</text:p>
          </table:table-cell>
          <table:table-cell table:style-name="ce50" table:formula="of:=SUMPRODUCT([Thong_Tin_Ngay_Nghi_201601.$B$3:.$B$31]=[.$B28];[Thong_Tin_Ngay_Nghi_201601.$C$3:.$C$31])+SUMPRODUCT([Thong_Tin_Ngay_Nghi_201602.$B$3:.$B$32]=[.$B28];[Thong_Tin_Ngay_Nghi_201602.$C$3:.$C$32]) + SUMPRODUCT([Thong_Tin_Ngay_Nghi_201603.$B$3:.$B$34]=[.$B28];[Thong_Tin_Ngay_Nghi_201603.$C$3:.$C$34]) + SUMPRODUCT([Thong_Tin_Ngay_Nghi_201604.$B$3:.$B$35]=[.$B28];[Thong_Tin_Ngay_Nghi_201604.$C$3:.$C$35]) + SUMPRODUCT([Thong_Tin_Ngay_Nghi_201605.$B$3:.$B$34]=[.$B28];[Thong_Tin_Ngay_Nghi_201605.$C$3:.$C$34]) + SUMPRODUCT([Thong_Tin_Ngay_Nghi_201606.$B$3:.$B$33]=[.$B28];[Thong_Tin_Ngay_Nghi_201606.$C$3:.$C$33]) + SUMPRODUCT([Thong_Tin_Ngay_Nghi_201607.$B$3:.$B$39]=[.$B28];[Thong_Tin_Ngay_Nghi_201607.$C$3:.$C$39]) + SUMPRODUCT([Thong_Tin_Ngay_Nghi_201608.$B$3:.$B$42]=[.$B28];[Thong_Tin_Ngay_Nghi_201608.$C$3:.$C$42]) + SUMPRODUCT([Thong_Tin_Ngay_Nghi_201609.$B$3:.$B$51]=[.$B28];[Thong_Tin_Ngay_Nghi_201609.$C$3:.$C$51]) + SUMPRODUCT([Thong_Tin_Ngay_Nghi_201610.$B$3:.$B$56]=[.$B28];[Thong_Tin_Ngay_Nghi_201610.$C$3:.$C$56])" office:value-type="float" office:value="0">
            <text:p>0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2">
            <text:p>2</text:p>
          </table:table-cell>
          <table:table-cell table:number-columns-repeated="2" table:style-name="ce45"/>
          <table:table-cell table:style-name="ce45" table:formula="of:=[.I28]+[.K28] +[.J28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LocPX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28">
            <text:p>09/28/16</text:p>
          </table:table-cell>
          <table:table-cell table:style-name="ce46" table:formula="of:=IF(YEAR(NOW())&gt;YEAR([.D29]);DATE(YEAR([.D29]);12;31);NOW())" office:value-type="date" office:date-value="2016-10-20T11:53:02.07">
            <text:p>10/20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">
            <text:p>1</text:p>
          </table:table-cell>
          <table:table-cell table:style-name="ce50" table:formula="of:=SUMPRODUCT([Thong_Tin_Ngay_Nghi_201601.$B$3:.$B$31]=[.$B29];[Thong_Tin_Ngay_Nghi_201601.$C$3:.$C$31])+SUMPRODUCT([Thong_Tin_Ngay_Nghi_201602.$B$3:.$B$32]=[.$B29];[Thong_Tin_Ngay_Nghi_201602.$C$3:.$C$32]) + SUMPRODUCT([Thong_Tin_Ngay_Nghi_201603.$B$3:.$B$34]=[.$B29];[Thong_Tin_Ngay_Nghi_201603.$C$3:.$C$34])" office:value-type="float" office:value="0">
            <text:p>0</text:p>
          </table:table-cell>
          <table:table-cell table:style-name="ce50" table:formula="of:=SUMPRODUCT([Thong_Tin_Ngay_Nghi_201601.$B$3:.$B$31]=[.$B29];[Thong_Tin_Ngay_Nghi_201601.$C$3:.$C$31])+SUMPRODUCT([Thong_Tin_Ngay_Nghi_201602.$B$3:.$B$32]=[.$B29];[Thong_Tin_Ngay_Nghi_201602.$C$3:.$C$32]) + SUMPRODUCT([Thong_Tin_Ngay_Nghi_201603.$B$3:.$B$34]=[.$B29];[Thong_Tin_Ngay_Nghi_201603.$C$3:.$C$34]) + SUMPRODUCT([Thong_Tin_Ngay_Nghi_201604.$B$3:.$B$35]=[.$B29];[Thong_Tin_Ngay_Nghi_201604.$C$3:.$C$35]) + SUMPRODUCT([Thong_Tin_Ngay_Nghi_201605.$B$3:.$B$34]=[.$B29];[Thong_Tin_Ngay_Nghi_201605.$C$3:.$C$34]) + SUMPRODUCT([Thong_Tin_Ngay_Nghi_201606.$B$3:.$B$33]=[.$B29];[Thong_Tin_Ngay_Nghi_201606.$C$3:.$C$33]) + SUMPRODUCT([Thong_Tin_Ngay_Nghi_201607.$B$3:.$B$39]=[.$B29];[Thong_Tin_Ngay_Nghi_201607.$C$3:.$C$39]) + SUMPRODUCT([Thong_Tin_Ngay_Nghi_201608.$B$3:.$B$42]=[.$B29];[Thong_Tin_Ngay_Nghi_201608.$C$3:.$C$42]) + SUMPRODUCT([Thong_Tin_Ngay_Nghi_201609.$B$3:.$B$51]=[.$B29];[Thong_Tin_Ngay_Nghi_201609.$C$3:.$C$51]) + SUMPRODUCT([Thong_Tin_Ngay_Nghi_201610.$B$3:.$B$56]=[.$B29];[Thong_Tin_Ngay_Nghi_201610.$C$3:.$C$56])" office:value-type="float" office:value="0">
            <text:p>0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1">
            <text:p>1</text:p>
          </table:table-cell>
          <table:table-cell table:number-columns-repeated="2" table:style-name="ce45"/>
          <table:table-cell table:style-name="ce45" table:formula="of:=[.I29]+[.K29] +[.J29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10-20T11:53:02.07">
            <text:p>10/20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0">
            <text:p>10</text:p>
          </table:table-cell>
          <table:table-cell table:style-name="ce50" table:formula="of:=SUMPRODUCT([Thong_Tin_Ngay_Nghi_201601.$B$3:.$B$31]=[.$B30];[Thong_Tin_Ngay_Nghi_201601.$C$3:.$C$31])+SUMPRODUCT([Thong_Tin_Ngay_Nghi_201602.$B$3:.$B$32]=[.$B30];[Thong_Tin_Ngay_Nghi_201602.$C$3:.$C$32]) + SUMPRODUCT([Thong_Tin_Ngay_Nghi_201603.$B$3:.$B$34]=[.$B30];[Thong_Tin_Ngay_Nghi_201603.$C$3:.$C$34])" office:value-type="float" office:value="6">
            <text:p>6</text:p>
          </table:table-cell>
          <table:table-cell table:style-name="ce50" table:formula="of:=SUMPRODUCT([Thong_Tin_Ngay_Nghi_201601.$B$3:.$B$31]=[.$B30];[Thong_Tin_Ngay_Nghi_201601.$C$3:.$C$31])+SUMPRODUCT([Thong_Tin_Ngay_Nghi_201602.$B$3:.$B$32]=[.$B30];[Thong_Tin_Ngay_Nghi_201602.$C$3:.$C$32]) + SUMPRODUCT([Thong_Tin_Ngay_Nghi_201603.$B$3:.$B$34]=[.$B30];[Thong_Tin_Ngay_Nghi_201603.$C$3:.$C$34]) + SUMPRODUCT([Thong_Tin_Ngay_Nghi_201604.$B$3:.$B$35]=[.$B30];[Thong_Tin_Ngay_Nghi_201604.$C$3:.$C$35]) + SUMPRODUCT([Thong_Tin_Ngay_Nghi_201605.$B$3:.$B$34]=[.$B30];[Thong_Tin_Ngay_Nghi_201605.$C$3:.$C$34]) + SUMPRODUCT([Thong_Tin_Ngay_Nghi_201606.$B$3:.$B$33]=[.$B30];[Thong_Tin_Ngay_Nghi_201606.$C$3:.$C$33]) + SUMPRODUCT([Thong_Tin_Ngay_Nghi_201607.$B$3:.$B$39]=[.$B30];[Thong_Tin_Ngay_Nghi_201607.$C$3:.$C$39]) + SUMPRODUCT([Thong_Tin_Ngay_Nghi_201608.$B$3:.$B$42]=[.$B30];[Thong_Tin_Ngay_Nghi_201608.$C$3:.$C$42]) + SUMPRODUCT([Thong_Tin_Ngay_Nghi_201609.$B$3:.$B$51]=[.$B30];[Thong_Tin_Ngay_Nghi_201609.$C$3:.$C$51]) + SUMPRODUCT([Thong_Tin_Ngay_Nghi_201610.$B$3:.$B$56]=[.$B30];[Thong_Tin_Ngay_Nghi_201610.$C$3:.$C$56])" office:value-type="float" office:value="10.5">
            <text:p>10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1.5">
            <text:p>1.5</text:p>
          </table:table-cell>
          <table:table-cell table:number-columns-repeated="2" table:style-name="ce45"/>
          <table:table-cell table:style-name="ce45" table:formula="of:=[.I30]+[.K30] +[.J30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ManhNB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31]);DATE(YEAR([.D31]);12;31);NOW())" office:value-type="date" office:date-value="2016-10-20T11:53:02.07">
            <text:p>10/20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2">
            <text:p>2</text:p>
          </table:table-cell>
          <table:table-cell table:style-name="ce50" table:formula="of:=SUMPRODUCT([Thong_Tin_Ngay_Nghi_201601.$B$3:.$B$31]=[.$B31];[Thong_Tin_Ngay_Nghi_201601.$C$3:.$C$31])+SUMPRODUCT([Thong_Tin_Ngay_Nghi_201602.$B$3:.$B$32]=[.$B31];[Thong_Tin_Ngay_Nghi_201602.$C$3:.$C$32]) + SUMPRODUCT([Thong_Tin_Ngay_Nghi_201603.$B$3:.$B$34]=[.$B31];[Thong_Tin_Ngay_Nghi_201603.$C$3:.$C$34])" office:value-type="float" office:value="0">
            <text:p>0</text:p>
          </table:table-cell>
          <table:table-cell table:style-name="ce50" table:formula="of:=SUMPRODUCT([Thong_Tin_Ngay_Nghi_201601.$B$3:.$B$31]=[.$B31];[Thong_Tin_Ngay_Nghi_201601.$C$3:.$C$31])+SUMPRODUCT([Thong_Tin_Ngay_Nghi_201602.$B$3:.$B$32]=[.$B31];[Thong_Tin_Ngay_Nghi_201602.$C$3:.$C$32]) + SUMPRODUCT([Thong_Tin_Ngay_Nghi_201603.$B$3:.$B$34]=[.$B31];[Thong_Tin_Ngay_Nghi_201603.$C$3:.$C$34]) + SUMPRODUCT([Thong_Tin_Ngay_Nghi_201604.$B$3:.$B$35]=[.$B31];[Thong_Tin_Ngay_Nghi_201604.$C$3:.$C$35]) + SUMPRODUCT([Thong_Tin_Ngay_Nghi_201605.$B$3:.$B$34]=[.$B31];[Thong_Tin_Ngay_Nghi_201605.$C$3:.$C$34]) + SUMPRODUCT([Thong_Tin_Ngay_Nghi_201606.$B$3:.$B$33]=[.$B31];[Thong_Tin_Ngay_Nghi_201606.$C$3:.$C$33]) + SUMPRODUCT([Thong_Tin_Ngay_Nghi_201607.$B$3:.$B$39]=[.$B31];[Thong_Tin_Ngay_Nghi_201607.$C$3:.$C$39]) + SUMPRODUCT([Thong_Tin_Ngay_Nghi_201608.$B$3:.$B$42]=[.$B31];[Thong_Tin_Ngay_Nghi_201608.$C$3:.$C$42]) + SUMPRODUCT([Thong_Tin_Ngay_Nghi_201609.$B$3:.$B$51]=[.$B31];[Thong_Tin_Ngay_Nghi_201609.$C$3:.$C$51]) + SUMPRODUCT([Thong_Tin_Ngay_Nghi_201610.$B$3:.$B$56]=[.$B31];[Thong_Tin_Ngay_Nghi_201610.$C$3:.$C$56])" office:value-type="float" office:value="0">
            <text:p>0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2">
            <text:p>2</text:p>
          </table:table-cell>
          <table:table-cell table:number-columns-repeated="2" table:style-name="ce45"/>
          <table:table-cell table:style-name="ce45" table:formula="of:=[.I31]+[.K31] +[.J31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am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26">
            <text:p>09/26/16</text:p>
          </table:table-cell>
          <table:table-cell table:style-name="ce46" table:formula="of:=IF(YEAR(NOW())&gt;YEAR([.D32]);DATE(YEAR([.D32]);12;31);NOW())" office:value-type="date" office:date-value="2016-10-20T11:53:02.07">
            <text:p>10/20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">
            <text:p>1</text:p>
          </table:table-cell>
          <table:table-cell table:style-name="ce50" table:formula="of:=SUMPRODUCT([Thong_Tin_Ngay_Nghi_201601.$B$3:.$B$31]=[.$B32];[Thong_Tin_Ngay_Nghi_201601.$C$3:.$C$31])+SUMPRODUCT([Thong_Tin_Ngay_Nghi_201602.$B$3:.$B$32]=[.$B32];[Thong_Tin_Ngay_Nghi_201602.$C$3:.$C$32]) + SUMPRODUCT([Thong_Tin_Ngay_Nghi_201603.$B$3:.$B$34]=[.$B32];[Thong_Tin_Ngay_Nghi_201603.$C$3:.$C$34])" office:value-type="float" office:value="0">
            <text:p>0</text:p>
          </table:table-cell>
          <table:table-cell table:style-name="ce50" table:formula="of:=SUMPRODUCT([Thong_Tin_Ngay_Nghi_201601.$B$3:.$B$31]=[.$B32];[Thong_Tin_Ngay_Nghi_201601.$C$3:.$C$31])+SUMPRODUCT([Thong_Tin_Ngay_Nghi_201602.$B$3:.$B$32]=[.$B32];[Thong_Tin_Ngay_Nghi_201602.$C$3:.$C$32]) + SUMPRODUCT([Thong_Tin_Ngay_Nghi_201603.$B$3:.$B$34]=[.$B32];[Thong_Tin_Ngay_Nghi_201603.$C$3:.$C$34]) + SUMPRODUCT([Thong_Tin_Ngay_Nghi_201604.$B$3:.$B$35]=[.$B32];[Thong_Tin_Ngay_Nghi_201604.$C$3:.$C$35]) + SUMPRODUCT([Thong_Tin_Ngay_Nghi_201605.$B$3:.$B$34]=[.$B32];[Thong_Tin_Ngay_Nghi_201605.$C$3:.$C$34]) + SUMPRODUCT([Thong_Tin_Ngay_Nghi_201606.$B$3:.$B$33]=[.$B32];[Thong_Tin_Ngay_Nghi_201606.$C$3:.$C$33]) + SUMPRODUCT([Thong_Tin_Ngay_Nghi_201607.$B$3:.$B$39]=[.$B32];[Thong_Tin_Ngay_Nghi_201607.$C$3:.$C$39]) + SUMPRODUCT([Thong_Tin_Ngay_Nghi_201608.$B$3:.$B$42]=[.$B32];[Thong_Tin_Ngay_Nghi_201608.$C$3:.$C$42]) + SUMPRODUCT([Thong_Tin_Ngay_Nghi_201609.$B$3:.$B$51]=[.$B32];[Thong_Tin_Ngay_Nghi_201609.$C$3:.$C$51]) + SUMPRODUCT([Thong_Tin_Ngay_Nghi_201610.$B$3:.$B$56]=[.$B32];[Thong_Tin_Ngay_Nghi_201610.$C$3:.$C$56])" office:value-type="float" office:value="0">
            <text:p>0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1">
            <text:p>1</text:p>
          </table:table-cell>
          <table:table-cell table:number-columns-repeated="2" table:style-name="ce45"/>
          <table:table-cell table:style-name="ce45" table:formula="of:=[.I32]+[.K32] +[.J32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10-20T11:53:02.07">
            <text:p>10/20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0">
            <text:p>10</text:p>
          </table:table-cell>
          <table:table-cell table:style-name="ce50" table:formula="of:=SUMPRODUCT([Thong_Tin_Ngay_Nghi_201601.$B$3:.$B$31]=[.$B33];[Thong_Tin_Ngay_Nghi_201601.$C$3:.$C$31])+SUMPRODUCT([Thong_Tin_Ngay_Nghi_201602.$B$3:.$B$32]=[.$B33];[Thong_Tin_Ngay_Nghi_201602.$C$3:.$C$32]) + SUMPRODUCT([Thong_Tin_Ngay_Nghi_201603.$B$3:.$B$34]=[.$B33];[Thong_Tin_Ngay_Nghi_201603.$C$3:.$C$34])" office:value-type="float" office:value="4">
            <text:p>4</text:p>
          </table:table-cell>
          <table:table-cell table:style-name="ce50" table:formula="of:=SUMPRODUCT([Thong_Tin_Ngay_Nghi_201601.$B$3:.$B$31]=[.$B33];[Thong_Tin_Ngay_Nghi_201601.$C$3:.$C$31])+SUMPRODUCT([Thong_Tin_Ngay_Nghi_201602.$B$3:.$B$32]=[.$B33];[Thong_Tin_Ngay_Nghi_201602.$C$3:.$C$32]) + SUMPRODUCT([Thong_Tin_Ngay_Nghi_201603.$B$3:.$B$34]=[.$B33];[Thong_Tin_Ngay_Nghi_201603.$C$3:.$C$34]) + SUMPRODUCT([Thong_Tin_Ngay_Nghi_201604.$B$3:.$B$35]=[.$B33];[Thong_Tin_Ngay_Nghi_201604.$C$3:.$C$35]) + SUMPRODUCT([Thong_Tin_Ngay_Nghi_201605.$B$3:.$B$34]=[.$B33];[Thong_Tin_Ngay_Nghi_201605.$C$3:.$C$34]) + SUMPRODUCT([Thong_Tin_Ngay_Nghi_201606.$B$3:.$B$33]=[.$B33];[Thong_Tin_Ngay_Nghi_201606.$C$3:.$C$33]) + SUMPRODUCT([Thong_Tin_Ngay_Nghi_201607.$B$3:.$B$39]=[.$B33];[Thong_Tin_Ngay_Nghi_201607.$C$3:.$C$39]) + SUMPRODUCT([Thong_Tin_Ngay_Nghi_201608.$B$3:.$B$42]=[.$B33];[Thong_Tin_Ngay_Nghi_201608.$C$3:.$C$42]) + SUMPRODUCT([Thong_Tin_Ngay_Nghi_201609.$B$3:.$B$51]=[.$B33];[Thong_Tin_Ngay_Nghi_201609.$C$3:.$C$51]) + SUMPRODUCT([Thong_Tin_Ngay_Nghi_201610.$B$3:.$B$56]=[.$B33];[Thong_Tin_Ngay_Nghi_201610.$C$3:.$C$56])" office:value-type="float" office:value="8.5">
            <text:p>8.5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5.5">
            <text:p>5.5</text:p>
          </table:table-cell>
          <table:table-cell table:number-columns-repeated="2" table:style-name="ce45"/>
          <table:table-cell table:style-name="ce45" table:formula="of:=[.I33]+[.K33] +[.J33]" office:value-type="float" office:value="5.5">
            <text:p>5.5</text:p>
          </table:table-cell>
          <table:table-cell table:style-name="ce53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NganT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34]);DATE(YEAR([.D34]);12;31);NOW())" office:value-type="date" office:date-value="2016-10-20T11:53:02.07">
            <text:p>10/20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50"/>
          <table:table-cell table:style-name="ce50" table:formula="of:=SUMPRODUCT([Thong_Tin_Ngay_Nghi_201601.$B$3:.$B$31]=[.$B34];[Thong_Tin_Ngay_Nghi_201601.$C$3:.$C$31])+SUMPRODUCT([Thong_Tin_Ngay_Nghi_201602.$B$3:.$B$32]=[.$B34];[Thong_Tin_Ngay_Nghi_201602.$C$3:.$C$32]) + SUMPRODUCT([Thong_Tin_Ngay_Nghi_201603.$B$3:.$B$34]=[.$B34];[Thong_Tin_Ngay_Nghi_201603.$C$3:.$C$34]) + SUMPRODUCT([Thong_Tin_Ngay_Nghi_201604.$B$3:.$B$35]=[.$B34];[Thong_Tin_Ngay_Nghi_201604.$C$3:.$C$35]) + SUMPRODUCT([Thong_Tin_Ngay_Nghi_201605.$B$3:.$B$34]=[.$B34];[Thong_Tin_Ngay_Nghi_201605.$C$3:.$C$34]) + SUMPRODUCT([Thong_Tin_Ngay_Nghi_201606.$B$3:.$B$33]=[.$B34];[Thong_Tin_Ngay_Nghi_201606.$C$3:.$C$33]) + SUMPRODUCT([Thong_Tin_Ngay_Nghi_201607.$B$3:.$B$39]=[.$B34];[Thong_Tin_Ngay_Nghi_201607.$C$3:.$C$39]) + SUMPRODUCT([Thong_Tin_Ngay_Nghi_201608.$B$3:.$B$42]=[.$B34];[Thong_Tin_Ngay_Nghi_201608.$C$3:.$C$42]) + SUMPRODUCT([Thong_Tin_Ngay_Nghi_201609.$B$3:.$B$51]=[.$B34];[Thong_Tin_Ngay_Nghi_201609.$C$3:.$C$51]) + SUMPRODUCT([Thong_Tin_Ngay_Nghi_201610.$B$3:.$B$56]=[.$B34];[Thong_Tin_Ngay_Nghi_201610.$C$3:.$C$56])" office:value-type="float" office:value="3">
            <text:p>3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-1">
            <text:p>-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34]+[.K34] +[.J34]" office:value-type="float" office:value="0">
            <text:p>0</text:p>
          </table:table-cell>
          <table:table-cell table:style-name="ce53" office:value-type="string">
            <text:p>Những ngày nghỉ đã trừ vào lương:</text:p>
            <text:p>- Tháng 9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35]);DATE(YEAR([.D35]);12;31);NOW())" office:value-type="date" office:date-value="2016-10-20T11:53:02.07">
            <text:p>10/20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4">
            <text:p>4</text:p>
          </table:table-cell>
          <table:table-cell table:style-name="ce50" table:formula="of:=SUMPRODUCT([Thong_Tin_Ngay_Nghi_201601.$B$3:.$B$31]=[.$B35];[Thong_Tin_Ngay_Nghi_201601.$C$3:.$C$31])+SUMPRODUCT([Thong_Tin_Ngay_Nghi_201602.$B$3:.$B$32]=[.$B35];[Thong_Tin_Ngay_Nghi_201602.$C$3:.$C$32]) + SUMPRODUCT([Thong_Tin_Ngay_Nghi_201603.$B$3:.$B$34]=[.$B35];[Thong_Tin_Ngay_Nghi_201603.$C$3:.$C$34])" office:value-type="float" office:value="0">
            <text:p>0</text:p>
          </table:table-cell>
          <table:table-cell table:style-name="ce50" table:formula="of:=SUMPRODUCT([Thong_Tin_Ngay_Nghi_201601.$B$3:.$B$31]=[.$B35];[Thong_Tin_Ngay_Nghi_201601.$C$3:.$C$31])+SUMPRODUCT([Thong_Tin_Ngay_Nghi_201602.$B$3:.$B$32]=[.$B35];[Thong_Tin_Ngay_Nghi_201602.$C$3:.$C$32]) + SUMPRODUCT([Thong_Tin_Ngay_Nghi_201603.$B$3:.$B$34]=[.$B35];[Thong_Tin_Ngay_Nghi_201603.$C$3:.$C$34]) + SUMPRODUCT([Thong_Tin_Ngay_Nghi_201604.$B$3:.$B$35]=[.$B35];[Thong_Tin_Ngay_Nghi_201604.$C$3:.$C$35]) + SUMPRODUCT([Thong_Tin_Ngay_Nghi_201605.$B$3:.$B$34]=[.$B35];[Thong_Tin_Ngay_Nghi_201605.$C$3:.$C$34]) + SUMPRODUCT([Thong_Tin_Ngay_Nghi_201606.$B$3:.$B$33]=[.$B35];[Thong_Tin_Ngay_Nghi_201606.$C$3:.$C$33]) + SUMPRODUCT([Thong_Tin_Ngay_Nghi_201607.$B$3:.$B$39]=[.$B35];[Thong_Tin_Ngay_Nghi_201607.$C$3:.$C$39]) + SUMPRODUCT([Thong_Tin_Ngay_Nghi_201608.$B$3:.$B$42]=[.$B35];[Thong_Tin_Ngay_Nghi_201608.$C$3:.$C$42]) + SUMPRODUCT([Thong_Tin_Ngay_Nghi_201609.$B$3:.$B$51]=[.$B35];[Thong_Tin_Ngay_Nghi_201609.$C$3:.$C$51]) + SUMPRODUCT([Thong_Tin_Ngay_Nghi_201610.$B$3:.$B$56]=[.$B35];[Thong_Tin_Ngay_Nghi_201610.$C$3:.$C$56])" office:value-type="float" office:value="0">
            <text:p>0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4">
            <text:p>4</text:p>
          </table:table-cell>
          <table:table-cell table:number-columns-repeated="2" table:style-name="ce45"/>
          <table:table-cell table:style-name="ce45" table:formula="of:=[.I35]+[.K35] +[.J35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10-20T11:53:02.07">
            <text:p>10/20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0">
            <text:p>10</text:p>
          </table:table-cell>
          <table:table-cell table:style-name="ce50" table:formula="of:=SUMPRODUCT([Thong_Tin_Ngay_Nghi_201601.$B$3:.$B$31]=[.$B36];[Thong_Tin_Ngay_Nghi_201601.$C$3:.$C$31])+SUMPRODUCT([Thong_Tin_Ngay_Nghi_201602.$B$3:.$B$32]=[.$B36];[Thong_Tin_Ngay_Nghi_201602.$C$3:.$C$32]) + SUMPRODUCT([Thong_Tin_Ngay_Nghi_201603.$B$3:.$B$34]=[.$B36];[Thong_Tin_Ngay_Nghi_201603.$C$3:.$C$34])" office:value-type="float" office:value="6">
            <text:p>6</text:p>
          </table:table-cell>
          <table:table-cell table:style-name="ce50" table:formula="of:=SUMPRODUCT([Thong_Tin_Ngay_Nghi_201601.$B$3:.$B$31]=[.$B36];[Thong_Tin_Ngay_Nghi_201601.$C$3:.$C$31])+SUMPRODUCT([Thong_Tin_Ngay_Nghi_201602.$B$3:.$B$32]=[.$B36];[Thong_Tin_Ngay_Nghi_201602.$C$3:.$C$32]) + SUMPRODUCT([Thong_Tin_Ngay_Nghi_201603.$B$3:.$B$34]=[.$B36];[Thong_Tin_Ngay_Nghi_201603.$C$3:.$C$34]) + SUMPRODUCT([Thong_Tin_Ngay_Nghi_201604.$B$3:.$B$35]=[.$B36];[Thong_Tin_Ngay_Nghi_201604.$C$3:.$C$35]) + SUMPRODUCT([Thong_Tin_Ngay_Nghi_201605.$B$3:.$B$34]=[.$B36];[Thong_Tin_Ngay_Nghi_201605.$C$3:.$C$34]) + SUMPRODUCT([Thong_Tin_Ngay_Nghi_201606.$B$3:.$B$33]=[.$B36];[Thong_Tin_Ngay_Nghi_201606.$C$3:.$C$33]) + SUMPRODUCT([Thong_Tin_Ngay_Nghi_201607.$B$3:.$B$39]=[.$B36];[Thong_Tin_Ngay_Nghi_201607.$C$3:.$C$39]) + SUMPRODUCT([Thong_Tin_Ngay_Nghi_201608.$B$3:.$B$42]=[.$B36];[Thong_Tin_Ngay_Nghi_201608.$C$3:.$C$42]) + SUMPRODUCT([Thong_Tin_Ngay_Nghi_201609.$B$3:.$B$51]=[.$B36];[Thong_Tin_Ngay_Nghi_201609.$C$3:.$C$51]) + SUMPRODUCT([Thong_Tin_Ngay_Nghi_201610.$B$3:.$B$56]=[.$B36];[Thong_Tin_Ngay_Nghi_201610.$C$3:.$C$56])" office:value-type="float" office:value="11">
            <text:p>11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5">
            <text:p>5</text:p>
          </table:table-cell>
          <table:table-cell table:number-columns-repeated="2" table:style-name="ce45"/>
          <table:table-cell table:style-name="ce45" table:formula="of:=[.I36]+[.K36] +[.J36]" office:value-type="float" office:value="5">
            <text:p>5</text:p>
          </table:table-cell>
          <table:table-cell table:style-name="ce53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hung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5">
            <text:p>09/15/16</text:p>
          </table:table-cell>
          <table:table-cell table:style-name="ce46" table:formula="of:=IF(YEAR(NOW())&gt;YEAR([.D37]);DATE(YEAR([.D37]);12;31);NOW())" office:value-type="date" office:date-value="2016-10-20T11:53:02.08">
            <text:p>10/20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2">
            <text:p>2</text:p>
          </table:table-cell>
          <table:table-cell table:style-name="ce50" table:formula="of:=SUMPRODUCT([Thong_Tin_Ngay_Nghi_201601.$B$3:.$B$31]=[.$B37];[Thong_Tin_Ngay_Nghi_201601.$C$3:.$C$31])+SUMPRODUCT([Thong_Tin_Ngay_Nghi_201602.$B$3:.$B$32]=[.$B37];[Thong_Tin_Ngay_Nghi_201602.$C$3:.$C$32]) + SUMPRODUCT([Thong_Tin_Ngay_Nghi_201603.$B$3:.$B$34]=[.$B37];[Thong_Tin_Ngay_Nghi_201603.$C$3:.$C$34])" office:value-type="float" office:value="0">
            <text:p>0</text:p>
          </table:table-cell>
          <table:table-cell table:style-name="ce50" table:formula="of:=SUMPRODUCT([Thong_Tin_Ngay_Nghi_201601.$B$3:.$B$31]=[.$B37];[Thong_Tin_Ngay_Nghi_201601.$C$3:.$C$31])+SUMPRODUCT([Thong_Tin_Ngay_Nghi_201602.$B$3:.$B$32]=[.$B37];[Thong_Tin_Ngay_Nghi_201602.$C$3:.$C$32]) + SUMPRODUCT([Thong_Tin_Ngay_Nghi_201603.$B$3:.$B$34]=[.$B37];[Thong_Tin_Ngay_Nghi_201603.$C$3:.$C$34]) + SUMPRODUCT([Thong_Tin_Ngay_Nghi_201604.$B$3:.$B$35]=[.$B37];[Thong_Tin_Ngay_Nghi_201604.$C$3:.$C$35]) + SUMPRODUCT([Thong_Tin_Ngay_Nghi_201605.$B$3:.$B$34]=[.$B37];[Thong_Tin_Ngay_Nghi_201605.$C$3:.$C$34]) + SUMPRODUCT([Thong_Tin_Ngay_Nghi_201606.$B$3:.$B$33]=[.$B37];[Thong_Tin_Ngay_Nghi_201606.$C$3:.$C$33]) + SUMPRODUCT([Thong_Tin_Ngay_Nghi_201607.$B$3:.$B$39]=[.$B37];[Thong_Tin_Ngay_Nghi_201607.$C$3:.$C$39]) + SUMPRODUCT([Thong_Tin_Ngay_Nghi_201608.$B$3:.$B$42]=[.$B37];[Thong_Tin_Ngay_Nghi_201608.$C$3:.$C$42]) + SUMPRODUCT([Thong_Tin_Ngay_Nghi_201609.$B$3:.$B$51]=[.$B37];[Thong_Tin_Ngay_Nghi_201609.$C$3:.$C$51]) + SUMPRODUCT([Thong_Tin_Ngay_Nghi_201610.$B$3:.$B$56]=[.$B37];[Thong_Tin_Ngay_Nghi_201610.$C$3:.$C$56])" office:value-type="float" office:value="2">
            <text:p>2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0">
            <text:p>0</text:p>
          </table:table-cell>
          <table:table-cell table:number-columns-repeated="2" table:style-name="ce45"/>
          <table:table-cell table:style-name="ce45" table:formula="of:=[.I37]+[.K37] +[.J37]" office:value-type="float" office:value="0">
            <text:p>0</text:p>
          </table:table-cell>
          <table:table-cell table:style-name="ce53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38]);DATE(YEAR([.D38]);12;31);NOW())" office:value-type="date" office:date-value="2016-10-20T11:53:02.08">
            <text:p>10/20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3">
            <text:p>3</text:p>
          </table:table-cell>
          <table:table-cell table:style-name="ce50" table:formula="of:=SUMPRODUCT([Thong_Tin_Ngay_Nghi_201601.$B$3:.$B$31]=[.$B38];[Thong_Tin_Ngay_Nghi_201601.$C$3:.$C$31])+SUMPRODUCT([Thong_Tin_Ngay_Nghi_201602.$B$3:.$B$32]=[.$B38];[Thong_Tin_Ngay_Nghi_201602.$C$3:.$C$32]) + SUMPRODUCT([Thong_Tin_Ngay_Nghi_201603.$B$3:.$B$34]=[.$B38];[Thong_Tin_Ngay_Nghi_201603.$C$3:.$C$34])" office:value-type="float" office:value="0">
            <text:p>0</text:p>
          </table:table-cell>
          <table:table-cell table:style-name="ce50" table:formula="of:=SUMPRODUCT([Thong_Tin_Ngay_Nghi_201601.$B$3:.$B$31]=[.$B38];[Thong_Tin_Ngay_Nghi_201601.$C$3:.$C$31])+SUMPRODUCT([Thong_Tin_Ngay_Nghi_201602.$B$3:.$B$32]=[.$B38];[Thong_Tin_Ngay_Nghi_201602.$C$3:.$C$32]) + SUMPRODUCT([Thong_Tin_Ngay_Nghi_201603.$B$3:.$B$34]=[.$B38];[Thong_Tin_Ngay_Nghi_201603.$C$3:.$C$34]) + SUMPRODUCT([Thong_Tin_Ngay_Nghi_201604.$B$3:.$B$35]=[.$B38];[Thong_Tin_Ngay_Nghi_201604.$C$3:.$C$35]) + SUMPRODUCT([Thong_Tin_Ngay_Nghi_201605.$B$3:.$B$34]=[.$B38];[Thong_Tin_Ngay_Nghi_201605.$C$3:.$C$34]) + SUMPRODUCT([Thong_Tin_Ngay_Nghi_201606.$B$3:.$B$33]=[.$B38];[Thong_Tin_Ngay_Nghi_201606.$C$3:.$C$33]) + SUMPRODUCT([Thong_Tin_Ngay_Nghi_201607.$B$3:.$B$39]=[.$B38];[Thong_Tin_Ngay_Nghi_201607.$C$3:.$C$39]) + SUMPRODUCT([Thong_Tin_Ngay_Nghi_201608.$B$3:.$B$42]=[.$B38];[Thong_Tin_Ngay_Nghi_201608.$C$3:.$C$42]) + SUMPRODUCT([Thong_Tin_Ngay_Nghi_201609.$B$3:.$B$51]=[.$B38];[Thong_Tin_Ngay_Nghi_201609.$C$3:.$C$51]) + SUMPRODUCT([Thong_Tin_Ngay_Nghi_201610.$B$3:.$B$56]=[.$B38];[Thong_Tin_Ngay_Nghi_201610.$C$3:.$C$56])" office:value-type="float" office:value="1.5">
            <text:p>1.5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1.5">
            <text:p>1.5</text:p>
          </table:table-cell>
          <table:table-cell table:number-columns-repeated="2" table:style-name="ce45"/>
          <table:table-cell table:style-name="ce45" table:formula="of:=[.I38]+[.K38] +[.J38]" office:value-type="float" office:value="1.5">
            <text:p>1.5</text:p>
          </table:table-cell>
          <table:table-cell table:style-name="ce53"/>
        </table:table-row>
        <table:table-row table:style-name="ro12">
          <table:table-cell table:style-name="ce40" office:value-type="float" office:value="33">
            <text:p>33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9]);DATE(YEAR([.D39]);12;31);NOW())" office:value-type="date" office:date-value="2016-10-20T11:53:02.08">
            <text:p>10/20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3">
            <text:p>3</text:p>
          </table:table-cell>
          <table:table-cell table:style-name="ce50" table:formula="of:=SUMPRODUCT([Thong_Tin_Ngay_Nghi_201601.$B$3:.$B$31]=[.$B39];[Thong_Tin_Ngay_Nghi_201601.$C$3:.$C$31])+SUMPRODUCT([Thong_Tin_Ngay_Nghi_201602.$B$3:.$B$32]=[.$B39];[Thong_Tin_Ngay_Nghi_201602.$C$3:.$C$32]) + SUMPRODUCT([Thong_Tin_Ngay_Nghi_201603.$B$3:.$B$34]=[.$B39];[Thong_Tin_Ngay_Nghi_201603.$C$3:.$C$34])" office:value-type="float" office:value="0">
            <text:p>0</text:p>
          </table:table-cell>
          <table:table-cell table:style-name="ce50" table:formula="of:=SUMPRODUCT([Thong_Tin_Ngay_Nghi_201601.$B$3:.$B$31]=[.$B39];[Thong_Tin_Ngay_Nghi_201601.$C$3:.$C$31])+SUMPRODUCT([Thong_Tin_Ngay_Nghi_201602.$B$3:.$B$32]=[.$B39];[Thong_Tin_Ngay_Nghi_201602.$C$3:.$C$32]) + SUMPRODUCT([Thong_Tin_Ngay_Nghi_201603.$B$3:.$B$34]=[.$B39];[Thong_Tin_Ngay_Nghi_201603.$C$3:.$C$34]) + SUMPRODUCT([Thong_Tin_Ngay_Nghi_201604.$B$3:.$B$35]=[.$B39];[Thong_Tin_Ngay_Nghi_201604.$C$3:.$C$35]) + SUMPRODUCT([Thong_Tin_Ngay_Nghi_201605.$B$3:.$B$34]=[.$B39];[Thong_Tin_Ngay_Nghi_201605.$C$3:.$C$34]) + SUMPRODUCT([Thong_Tin_Ngay_Nghi_201606.$B$3:.$B$33]=[.$B39];[Thong_Tin_Ngay_Nghi_201606.$C$3:.$C$33]) + SUMPRODUCT([Thong_Tin_Ngay_Nghi_201607.$B$3:.$B$39]=[.$B39];[Thong_Tin_Ngay_Nghi_201607.$C$3:.$C$39]) + SUMPRODUCT([Thong_Tin_Ngay_Nghi_201608.$B$3:.$B$42]=[.$B39];[Thong_Tin_Ngay_Nghi_201608.$C$3:.$C$42]) + SUMPRODUCT([Thong_Tin_Ngay_Nghi_201609.$B$3:.$B$51]=[.$B39];[Thong_Tin_Ngay_Nghi_201609.$C$3:.$C$51]) + SUMPRODUCT([Thong_Tin_Ngay_Nghi_201610.$B$3:.$B$56]=[.$B39];[Thong_Tin_Ngay_Nghi_201610.$C$3:.$C$56])" office:value-type="float" office:value="4.5">
            <text:p>4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-1.5">
            <text:p>-1.5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table:formula="of:=[.I39]+[.K39] +[.J39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9, trừ 2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10-20T11:53:04.51">
            <text:p>10/20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0">
            <text:p>10</text:p>
          </table:table-cell>
          <table:table-cell table:style-name="ce50" table:formula="of:=SUMPRODUCT([Thong_Tin_Ngay_Nghi_201601.$B$3:.$B$31]=[.$B40];[Thong_Tin_Ngay_Nghi_201601.$C$3:.$C$31])+SUMPRODUCT([Thong_Tin_Ngay_Nghi_201602.$B$3:.$B$32]=[.$B40];[Thong_Tin_Ngay_Nghi_201602.$C$3:.$C$32]) + SUMPRODUCT([Thong_Tin_Ngay_Nghi_201603.$B$3:.$B$34]=[.$B40];[Thong_Tin_Ngay_Nghi_201603.$C$3:.$C$34])" office:value-type="float" office:value="1">
            <text:p>1</text:p>
          </table:table-cell>
          <table:table-cell table:style-name="ce50" table:formula="of:=SUMPRODUCT([Thong_Tin_Ngay_Nghi_201601.$B$3:.$B$31]=[.$B40];[Thong_Tin_Ngay_Nghi_201601.$C$3:.$C$31])+SUMPRODUCT([Thong_Tin_Ngay_Nghi_201602.$B$3:.$B$32]=[.$B40];[Thong_Tin_Ngay_Nghi_201602.$C$3:.$C$32]) + SUMPRODUCT([Thong_Tin_Ngay_Nghi_201603.$B$3:.$B$34]=[.$B40];[Thong_Tin_Ngay_Nghi_201603.$C$3:.$C$34]) + SUMPRODUCT([Thong_Tin_Ngay_Nghi_201604.$B$3:.$B$35]=[.$B40];[Thong_Tin_Ngay_Nghi_201604.$C$3:.$C$35]) + SUMPRODUCT([Thong_Tin_Ngay_Nghi_201605.$B$3:.$B$34]=[.$B40];[Thong_Tin_Ngay_Nghi_201605.$C$3:.$C$34]) + SUMPRODUCT([Thong_Tin_Ngay_Nghi_201606.$B$3:.$B$33]=[.$B40];[Thong_Tin_Ngay_Nghi_201606.$C$3:.$C$33]) + SUMPRODUCT([Thong_Tin_Ngay_Nghi_201607.$B$3:.$B$39]=[.$B40];[Thong_Tin_Ngay_Nghi_201607.$C$3:.$C$39]) + SUMPRODUCT([Thong_Tin_Ngay_Nghi_201608.$B$3:.$B$42]=[.$B40];[Thong_Tin_Ngay_Nghi_201608.$C$3:.$C$42]) + SUMPRODUCT([Thong_Tin_Ngay_Nghi_201609.$B$3:.$B$51]=[.$B40];[Thong_Tin_Ngay_Nghi_201609.$C$3:.$C$51]) + SUMPRODUCT([Thong_Tin_Ngay_Nghi_201610.$B$3:.$B$56]=[.$B40];[Thong_Tin_Ngay_Nghi_201610.$C$3:.$C$56])" office:value-type="float" office:value="6.5">
            <text:p>6.5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4.5">
            <text:p>4.5</text:p>
          </table:table-cell>
          <table:table-cell table:number-columns-repeated="2" table:style-name="ce45"/>
          <table:table-cell table:style-name="ce45" table:formula="of:=[.I40]+[.K40] +[.J40]" office:value-type="float" office:value="4.5">
            <text:p>4.5</text:p>
          </table:table-cell>
          <table:table-cell table:style-name="ce53"/>
        </table:table-row>
        <table:table-row table:style-name="ro8">
          <table:table-cell table:style-name="ce40" office:value-type="float" office:value="35">
            <text:p>35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10-20T11:53:04.51">
            <text:p>10/20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0">
            <text:p>10</text:p>
          </table:table-cell>
          <table:table-cell table:style-name="ce50" table:formula="of:=SUMPRODUCT([Thong_Tin_Ngay_Nghi_201601.$B$3:.$B$31]=[.$B41];[Thong_Tin_Ngay_Nghi_201601.$C$3:.$C$31])+SUMPRODUCT([Thong_Tin_Ngay_Nghi_201602.$B$3:.$B$32]=[.$B41];[Thong_Tin_Ngay_Nghi_201602.$C$3:.$C$32]) + SUMPRODUCT([Thong_Tin_Ngay_Nghi_201603.$B$3:.$B$34]=[.$B41];[Thong_Tin_Ngay_Nghi_201603.$C$3:.$C$34])" office:value-type="float" office:value="2">
            <text:p>2</text:p>
          </table:table-cell>
          <table:table-cell table:style-name="ce50" table:formula="of:=SUMPRODUCT([Thong_Tin_Ngay_Nghi_201601.$B$3:.$B$31]=[.$B41];[Thong_Tin_Ngay_Nghi_201601.$C$3:.$C$31])+SUMPRODUCT([Thong_Tin_Ngay_Nghi_201602.$B$3:.$B$32]=[.$B41];[Thong_Tin_Ngay_Nghi_201602.$C$3:.$C$32]) + SUMPRODUCT([Thong_Tin_Ngay_Nghi_201603.$B$3:.$B$34]=[.$B41];[Thong_Tin_Ngay_Nghi_201603.$C$3:.$C$34]) + SUMPRODUCT([Thong_Tin_Ngay_Nghi_201604.$B$3:.$B$35]=[.$B41];[Thong_Tin_Ngay_Nghi_201604.$C$3:.$C$35]) + SUMPRODUCT([Thong_Tin_Ngay_Nghi_201605.$B$3:.$B$34]=[.$B41];[Thong_Tin_Ngay_Nghi_201605.$C$3:.$C$34]) + SUMPRODUCT([Thong_Tin_Ngay_Nghi_201606.$B$3:.$B$33]=[.$B41];[Thong_Tin_Ngay_Nghi_201606.$C$3:.$C$33]) + SUMPRODUCT([Thong_Tin_Ngay_Nghi_201607.$B$3:.$B$39]=[.$B41];[Thong_Tin_Ngay_Nghi_201607.$C$3:.$C$39]) + SUMPRODUCT([Thong_Tin_Ngay_Nghi_201608.$B$3:.$B$42]=[.$B41];[Thong_Tin_Ngay_Nghi_201608.$C$3:.$C$42]) + SUMPRODUCT([Thong_Tin_Ngay_Nghi_201609.$B$3:.$B$51]=[.$B41];[Thong_Tin_Ngay_Nghi_201609.$C$3:.$C$51]) + SUMPRODUCT([Thong_Tin_Ngay_Nghi_201610.$B$3:.$B$56]=[.$B41];[Thong_Tin_Ngay_Nghi_201610.$C$3:.$C$56])" office:value-type="float" office:value="10">
            <text:p>10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8.3087in" svg:y="15.322in" draw:caption-point-x="-0.2402in" draw:caption-point-y="0.6146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41]+[.K41] +[.J41]" office:value-type="float" office:value="2">
            <text:p>2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9">
          <table:table-cell table:style-name="ce40" office:value-type="float" office:value="36">
            <text:p>36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42]);DATE(YEAR([.D42]);12;31);NOW())" office:value-type="date" office:date-value="2016-10-20T11:53:04.51">
            <text:p>10/20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8">
            <text:p>8</text:p>
          </table:table-cell>
          <table:table-cell table:style-name="ce50" table:formula="of:=SUMPRODUCT([Thong_Tin_Ngay_Nghi_201601.$B$3:.$B$31]=[.$B42];[Thong_Tin_Ngay_Nghi_201601.$C$3:.$C$31])+SUMPRODUCT([Thong_Tin_Ngay_Nghi_201602.$B$3:.$B$32]=[.$B42];[Thong_Tin_Ngay_Nghi_201602.$C$3:.$C$32]) + SUMPRODUCT([Thong_Tin_Ngay_Nghi_201603.$B$3:.$B$34]=[.$B42];[Thong_Tin_Ngay_Nghi_201603.$C$3:.$C$34])" office:value-type="float" office:value="0">
            <text:p>0</text:p>
          </table:table-cell>
          <table:table-cell table:style-name="ce50" table:formula="of:=SUMPRODUCT([Thong_Tin_Ngay_Nghi_201601.$B$3:.$B$31]=[.$B42];[Thong_Tin_Ngay_Nghi_201601.$C$3:.$C$31])+SUMPRODUCT([Thong_Tin_Ngay_Nghi_201602.$B$3:.$B$32]=[.$B42];[Thong_Tin_Ngay_Nghi_201602.$C$3:.$C$32]) + SUMPRODUCT([Thong_Tin_Ngay_Nghi_201603.$B$3:.$B$34]=[.$B42];[Thong_Tin_Ngay_Nghi_201603.$C$3:.$C$34]) + SUMPRODUCT([Thong_Tin_Ngay_Nghi_201604.$B$3:.$B$35]=[.$B42];[Thong_Tin_Ngay_Nghi_201604.$C$3:.$C$35]) + SUMPRODUCT([Thong_Tin_Ngay_Nghi_201605.$B$3:.$B$34]=[.$B42];[Thong_Tin_Ngay_Nghi_201605.$C$3:.$C$34]) + SUMPRODUCT([Thong_Tin_Ngay_Nghi_201606.$B$3:.$B$33]=[.$B42];[Thong_Tin_Ngay_Nghi_201606.$C$3:.$C$33]) + SUMPRODUCT([Thong_Tin_Ngay_Nghi_201607.$B$3:.$B$39]=[.$B42];[Thong_Tin_Ngay_Nghi_201607.$C$3:.$C$39]) + SUMPRODUCT([Thong_Tin_Ngay_Nghi_201608.$B$3:.$B$42]=[.$B42];[Thong_Tin_Ngay_Nghi_201608.$C$3:.$C$42]) + SUMPRODUCT([Thong_Tin_Ngay_Nghi_201609.$B$3:.$B$51]=[.$B42];[Thong_Tin_Ngay_Nghi_201609.$C$3:.$C$51]) + SUMPRODUCT([Thong_Tin_Ngay_Nghi_201610.$B$3:.$B$56]=[.$B42];[Thong_Tin_Ngay_Nghi_201610.$C$3:.$C$56])" office:value-type="float" office:value="6">
            <text:p>6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2">
            <text:p>2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42]+[.K42] +[.J42]" office:value-type="float" office:value="4.5">
            <text:p>4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hanh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05">
            <text:p>10/05/16</text:p>
          </table:table-cell>
          <table:table-cell table:style-name="ce46" table:formula="of:=IF(YEAR(NOW())&gt;YEAR([.D43]);DATE(YEAR([.D43]);12;31);NOW())" office:value-type="date" office:date-value="2016-10-20T11:53:04.51">
            <text:p>10/20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0">
            <text:p>0</text:p>
          </table:table-cell>
          <table:table-cell table:style-name="ce50" table:formula="of:=SUMPRODUCT([Thong_Tin_Ngay_Nghi_201601.$B$3:.$B$31]=[.$B43];[Thong_Tin_Ngay_Nghi_201601.$C$3:.$C$31])+SUMPRODUCT([Thong_Tin_Ngay_Nghi_201602.$B$3:.$B$32]=[.$B43];[Thong_Tin_Ngay_Nghi_201602.$C$3:.$C$32]) + SUMPRODUCT([Thong_Tin_Ngay_Nghi_201603.$B$3:.$B$34]=[.$B43];[Thong_Tin_Ngay_Nghi_201603.$C$3:.$C$34])" office:value-type="float" office:value="0">
            <text:p>0</text:p>
          </table:table-cell>
          <table:table-cell table:style-name="ce50" table:formula="of:=SUMPRODUCT([Thong_Tin_Ngay_Nghi_201601.$B$3:.$B$31]=[.$B43];[Thong_Tin_Ngay_Nghi_201601.$C$3:.$C$31])+SUMPRODUCT([Thong_Tin_Ngay_Nghi_201602.$B$3:.$B$32]=[.$B43];[Thong_Tin_Ngay_Nghi_201602.$C$3:.$C$32]) + SUMPRODUCT([Thong_Tin_Ngay_Nghi_201603.$B$3:.$B$34]=[.$B43];[Thong_Tin_Ngay_Nghi_201603.$C$3:.$C$34]) + SUMPRODUCT([Thong_Tin_Ngay_Nghi_201604.$B$3:.$B$35]=[.$B43];[Thong_Tin_Ngay_Nghi_201604.$C$3:.$C$35]) + SUMPRODUCT([Thong_Tin_Ngay_Nghi_201605.$B$3:.$B$34]=[.$B43];[Thong_Tin_Ngay_Nghi_201605.$C$3:.$C$34]) + SUMPRODUCT([Thong_Tin_Ngay_Nghi_201606.$B$3:.$B$33]=[.$B43];[Thong_Tin_Ngay_Nghi_201606.$C$3:.$C$33]) + SUMPRODUCT([Thong_Tin_Ngay_Nghi_201607.$B$3:.$B$39]=[.$B43];[Thong_Tin_Ngay_Nghi_201607.$C$3:.$C$39]) + SUMPRODUCT([Thong_Tin_Ngay_Nghi_201608.$B$3:.$B$42]=[.$B43];[Thong_Tin_Ngay_Nghi_201608.$C$3:.$C$42]) + SUMPRODUCT([Thong_Tin_Ngay_Nghi_201609.$B$3:.$B$51]=[.$B43];[Thong_Tin_Ngay_Nghi_201609.$C$3:.$C$51]) + SUMPRODUCT([Thong_Tin_Ngay_Nghi_201610.$B$3:.$B$56]=[.$B43];[Thong_Tin_Ngay_Nghi_201610.$C$3:.$C$56])" office:value-type="float" office:value="0">
            <text:p>0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0">
            <text:p>0</text:p>
          </table:table-cell>
          <table:table-cell table:number-columns-repeated="2" table:style-name="ce45"/>
          <table:table-cell table:style-name="ce45" table:formula="of:=[.I43]+[.K43] +[.J43]" office:value-type="float" office:value="0">
            <text:p>0</text:p>
          </table:table-cell>
          <table:table-cell table:style-name="ce53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10-20T11:53:04.51">
            <text:p>10/20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0">
            <text:p>10</text:p>
          </table:table-cell>
          <table:table-cell table:style-name="ce50" table:formula="of:=SUMPRODUCT([Thong_Tin_Ngay_Nghi_201601.$B$3:.$B$31]=[.$B44];[Thong_Tin_Ngay_Nghi_201601.$C$3:.$C$31])+SUMPRODUCT([Thong_Tin_Ngay_Nghi_201602.$B$3:.$B$32]=[.$B44];[Thong_Tin_Ngay_Nghi_201602.$C$3:.$C$32]) + SUMPRODUCT([Thong_Tin_Ngay_Nghi_201603.$B$3:.$B$34]=[.$B44];[Thong_Tin_Ngay_Nghi_201603.$C$3:.$C$34])" office:value-type="float" office:value="0.5">
            <text:p>0.5</text:p>
          </table:table-cell>
          <table:table-cell table:style-name="ce50" table:formula="of:=SUMPRODUCT([Thong_Tin_Ngay_Nghi_201601.$B$3:.$B$31]=[.$B44];[Thong_Tin_Ngay_Nghi_201601.$C$3:.$C$31])+SUMPRODUCT([Thong_Tin_Ngay_Nghi_201602.$B$3:.$B$32]=[.$B44];[Thong_Tin_Ngay_Nghi_201602.$C$3:.$C$32]) + SUMPRODUCT([Thong_Tin_Ngay_Nghi_201603.$B$3:.$B$34]=[.$B44];[Thong_Tin_Ngay_Nghi_201603.$C$3:.$C$34]) + SUMPRODUCT([Thong_Tin_Ngay_Nghi_201604.$B$3:.$B$35]=[.$B44];[Thong_Tin_Ngay_Nghi_201604.$C$3:.$C$35]) + SUMPRODUCT([Thong_Tin_Ngay_Nghi_201605.$B$3:.$B$34]=[.$B44];[Thong_Tin_Ngay_Nghi_201605.$C$3:.$C$34]) + SUMPRODUCT([Thong_Tin_Ngay_Nghi_201606.$B$3:.$B$33]=[.$B44];[Thong_Tin_Ngay_Nghi_201606.$C$3:.$C$33]) + SUMPRODUCT([Thong_Tin_Ngay_Nghi_201607.$B$3:.$B$39]=[.$B44];[Thong_Tin_Ngay_Nghi_201607.$C$3:.$C$39]) + SUMPRODUCT([Thong_Tin_Ngay_Nghi_201608.$B$3:.$B$42]=[.$B44];[Thong_Tin_Ngay_Nghi_201608.$C$3:.$C$42]) + SUMPRODUCT([Thong_Tin_Ngay_Nghi_201609.$B$3:.$B$51]=[.$B44];[Thong_Tin_Ngay_Nghi_201609.$C$3:.$C$51]) + SUMPRODUCT([Thong_Tin_Ngay_Nghi_201610.$B$3:.$B$56]=[.$B44];[Thong_Tin_Ngay_Nghi_201610.$C$3:.$C$56])" office:value-type="float" office:value="5.5">
            <text:p>5.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5">
            <text:p>5</text:p>
          </table:table-cell>
          <table:table-cell table:number-columns-repeated="2" table:style-name="ce45"/>
          <table:table-cell table:style-name="ce45" table:formula="of:=[.I44]+[.K44] +[.J44]" office:value-type="float" office:value="5">
            <text:p>5</text:p>
          </table:table-cell>
          <table:table-cell table:style-name="ce53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10-20T11:53:04.57">
            <text:p>10/20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0">
            <text:p>10</text:p>
          </table:table-cell>
          <table:table-cell table:style-name="ce50" table:formula="of:=SUMPRODUCT([Thong_Tin_Ngay_Nghi_201601.$B$3:.$B$31]=[.$B45];[Thong_Tin_Ngay_Nghi_201601.$C$3:.$C$31])+SUMPRODUCT([Thong_Tin_Ngay_Nghi_201602.$B$3:.$B$32]=[.$B45];[Thong_Tin_Ngay_Nghi_201602.$C$3:.$C$32]) + SUMPRODUCT([Thong_Tin_Ngay_Nghi_201603.$B$3:.$B$34]=[.$B45];[Thong_Tin_Ngay_Nghi_201603.$C$3:.$C$34])" office:value-type="float" office:value="9.5">
            <text:p>9.5</text:p>
          </table:table-cell>
          <table:table-cell table:style-name="ce50" table:formula="of:=SUMPRODUCT([Thong_Tin_Ngay_Nghi_201601.$B$3:.$B$31]=[.$B45];[Thong_Tin_Ngay_Nghi_201601.$C$3:.$C$31])+SUMPRODUCT([Thong_Tin_Ngay_Nghi_201602.$B$3:.$B$32]=[.$B45];[Thong_Tin_Ngay_Nghi_201602.$C$3:.$C$32]) + SUMPRODUCT([Thong_Tin_Ngay_Nghi_201603.$B$3:.$B$34]=[.$B45];[Thong_Tin_Ngay_Nghi_201603.$C$3:.$C$34]) + SUMPRODUCT([Thong_Tin_Ngay_Nghi_201604.$B$3:.$B$35]=[.$B45];[Thong_Tin_Ngay_Nghi_201604.$C$3:.$C$35]) + SUMPRODUCT([Thong_Tin_Ngay_Nghi_201605.$B$3:.$B$34]=[.$B45];[Thong_Tin_Ngay_Nghi_201605.$C$3:.$C$34]) + SUMPRODUCT([Thong_Tin_Ngay_Nghi_201606.$B$3:.$B$33]=[.$B45];[Thong_Tin_Ngay_Nghi_201606.$C$3:.$C$33]) + SUMPRODUCT([Thong_Tin_Ngay_Nghi_201607.$B$3:.$B$39]=[.$B45];[Thong_Tin_Ngay_Nghi_201607.$C$3:.$C$39]) + SUMPRODUCT([Thong_Tin_Ngay_Nghi_201608.$B$3:.$B$42]=[.$B45];[Thong_Tin_Ngay_Nghi_201608.$C$3:.$C$42]) + SUMPRODUCT([Thong_Tin_Ngay_Nghi_201609.$B$3:.$B$51]=[.$B45];[Thong_Tin_Ngay_Nghi_201609.$C$3:.$C$51]) + SUMPRODUCT([Thong_Tin_Ngay_Nghi_201610.$B$3:.$B$56]=[.$B45];[Thong_Tin_Ngay_Nghi_201610.$C$3:.$C$56])" office:value-type="float" office:value="11.5">
            <text:p>11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0.5">
            <text:p>0.5</text:p>
          </table:table-cell>
          <table:table-cell table:number-columns-repeated="2" table:style-name="ce45"/>
          <table:table-cell table:style-name="ce45" table:formula="of:=[.I45]+[.K45] +[.J45]" office:value-type="float" office:value="0.5">
            <text:p>0.5</text:p>
          </table:table-cell>
          <table:table-cell table:style-name="ce53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6]);DATE(YEAR([.D46]);12;31);NOW())" office:value-type="date" office:date-value="2016-10-20T11:53:04.58">
            <text:p>10/20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3">
            <text:p>3</text:p>
          </table:table-cell>
          <table:table-cell table:style-name="ce50" table:formula="of:=SUMPRODUCT([Thong_Tin_Ngay_Nghi_201601.$B$3:.$B$31]=[.$B46];[Thong_Tin_Ngay_Nghi_201601.$C$3:.$C$31])+SUMPRODUCT([Thong_Tin_Ngay_Nghi_201602.$B$3:.$B$32]=[.$B46];[Thong_Tin_Ngay_Nghi_201602.$C$3:.$C$32]) + SUMPRODUCT([Thong_Tin_Ngay_Nghi_201603.$B$3:.$B$34]=[.$B46];[Thong_Tin_Ngay_Nghi_201603.$C$3:.$C$34])" office:value-type="float" office:value="0">
            <text:p>0</text:p>
          </table:table-cell>
          <table:table-cell table:style-name="ce50" table:formula="of:=SUMPRODUCT([Thong_Tin_Ngay_Nghi_201601.$B$3:.$B$31]=[.$B46];[Thong_Tin_Ngay_Nghi_201601.$C$3:.$C$31])+SUMPRODUCT([Thong_Tin_Ngay_Nghi_201602.$B$3:.$B$32]=[.$B46];[Thong_Tin_Ngay_Nghi_201602.$C$3:.$C$32]) + SUMPRODUCT([Thong_Tin_Ngay_Nghi_201603.$B$3:.$B$34]=[.$B46];[Thong_Tin_Ngay_Nghi_201603.$C$3:.$C$34]) + SUMPRODUCT([Thong_Tin_Ngay_Nghi_201604.$B$3:.$B$35]=[.$B46];[Thong_Tin_Ngay_Nghi_201604.$C$3:.$C$35]) + SUMPRODUCT([Thong_Tin_Ngay_Nghi_201605.$B$3:.$B$34]=[.$B46];[Thong_Tin_Ngay_Nghi_201605.$C$3:.$C$34]) + SUMPRODUCT([Thong_Tin_Ngay_Nghi_201606.$B$3:.$B$33]=[.$B46];[Thong_Tin_Ngay_Nghi_201606.$C$3:.$C$33]) + SUMPRODUCT([Thong_Tin_Ngay_Nghi_201607.$B$3:.$B$39]=[.$B46];[Thong_Tin_Ngay_Nghi_201607.$C$3:.$C$39]) + SUMPRODUCT([Thong_Tin_Ngay_Nghi_201608.$B$3:.$B$42]=[.$B46];[Thong_Tin_Ngay_Nghi_201608.$C$3:.$C$42]) + SUMPRODUCT([Thong_Tin_Ngay_Nghi_201609.$B$3:.$B$51]=[.$B46];[Thong_Tin_Ngay_Nghi_201609.$C$3:.$C$51]) + SUMPRODUCT([Thong_Tin_Ngay_Nghi_201610.$B$3:.$B$56]=[.$B46];[Thong_Tin_Ngay_Nghi_201610.$C$3:.$C$56])" office:value-type="float" office:value="5.5">
            <text:p>5.5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-2.5">
            <text:p>-2.5</text:p>
          </table:table-cell>
          <table:table-cell table:number-columns-repeated="2" table:style-name="ce45"/>
          <table:table-cell table:style-name="ce45" table:formula="of:=[.I46]+[.K46] +[.J46]" office:value-type="float" office:value="-2.5">
            <text:p>-2.5</text:p>
          </table:table-cell>
          <table:table-cell table:style-name="ce53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10-20T11:53:04.58">
            <text:p>10/20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0">
            <text:p>10</text:p>
          </table:table-cell>
          <table:table-cell table:style-name="ce50" table:formula="of:=SUMPRODUCT([Thong_Tin_Ngay_Nghi_201601.$B$3:.$B$31]=[.$B47];[Thong_Tin_Ngay_Nghi_201601.$C$3:.$C$31])+SUMPRODUCT([Thong_Tin_Ngay_Nghi_201602.$B$3:.$B$32]=[.$B47];[Thong_Tin_Ngay_Nghi_201602.$C$3:.$C$32]) + SUMPRODUCT([Thong_Tin_Ngay_Nghi_201603.$B$3:.$B$34]=[.$B47];[Thong_Tin_Ngay_Nghi_201603.$C$3:.$C$34])" office:value-type="float" office:value="5">
            <text:p>5</text:p>
          </table:table-cell>
          <table:table-cell table:style-name="ce50" table:formula="of:=SUMPRODUCT([Thong_Tin_Ngay_Nghi_201601.$B$3:.$B$31]=[.$B47];[Thong_Tin_Ngay_Nghi_201601.$C$3:.$C$31])+SUMPRODUCT([Thong_Tin_Ngay_Nghi_201602.$B$3:.$B$32]=[.$B47];[Thong_Tin_Ngay_Nghi_201602.$C$3:.$C$32]) + SUMPRODUCT([Thong_Tin_Ngay_Nghi_201603.$B$3:.$B$34]=[.$B47];[Thong_Tin_Ngay_Nghi_201603.$C$3:.$C$34]) + SUMPRODUCT([Thong_Tin_Ngay_Nghi_201604.$B$3:.$B$35]=[.$B47];[Thong_Tin_Ngay_Nghi_201604.$C$3:.$C$35]) + SUMPRODUCT([Thong_Tin_Ngay_Nghi_201605.$B$3:.$B$34]=[.$B47];[Thong_Tin_Ngay_Nghi_201605.$C$3:.$C$34]) + SUMPRODUCT([Thong_Tin_Ngay_Nghi_201606.$B$3:.$B$33]=[.$B47];[Thong_Tin_Ngay_Nghi_201606.$C$3:.$C$33]) + SUMPRODUCT([Thong_Tin_Ngay_Nghi_201607.$B$3:.$B$39]=[.$B47];[Thong_Tin_Ngay_Nghi_201607.$C$3:.$C$39]) + SUMPRODUCT([Thong_Tin_Ngay_Nghi_201608.$B$3:.$B$42]=[.$B47];[Thong_Tin_Ngay_Nghi_201608.$C$3:.$C$42]) + SUMPRODUCT([Thong_Tin_Ngay_Nghi_201609.$B$3:.$B$51]=[.$B47];[Thong_Tin_Ngay_Nghi_201609.$C$3:.$C$51]) + SUMPRODUCT([Thong_Tin_Ngay_Nghi_201610.$B$3:.$B$56]=[.$B47];[Thong_Tin_Ngay_Nghi_201610.$C$3:.$C$56])" office:value-type="float" office:value="13">
            <text:p>13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1.5">
            <text:p>1.5</text:p>
          </table:table-cell>
          <table:table-cell table:number-columns-repeated="2" table:style-name="ce45"/>
          <table:table-cell table:style-name="ce45" table:formula="of:=[.I47]+[.K47] +[.J47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8]);DATE(YEAR([.D48]);12;31);NOW())" office:value-type="date" office:date-value="2016-10-20T11:53:04.58">
            <text:p>10/20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3">
            <text:p>3</text:p>
          </table:table-cell>
          <table:table-cell table:style-name="ce50" table:formula="of:=SUMPRODUCT([Thong_Tin_Ngay_Nghi_201601.$B$3:.$B$31]=[.$B48];[Thong_Tin_Ngay_Nghi_201601.$C$3:.$C$31])+SUMPRODUCT([Thong_Tin_Ngay_Nghi_201602.$B$3:.$B$32]=[.$B48];[Thong_Tin_Ngay_Nghi_201602.$C$3:.$C$32]) + SUMPRODUCT([Thong_Tin_Ngay_Nghi_201603.$B$3:.$B$34]=[.$B48];[Thong_Tin_Ngay_Nghi_201603.$C$3:.$C$34])" office:value-type="float" office:value="0">
            <text:p>0</text:p>
          </table:table-cell>
          <table:table-cell table:style-name="ce50" table:formula="of:=SUMPRODUCT([Thong_Tin_Ngay_Nghi_201601.$B$3:.$B$31]=[.$B48];[Thong_Tin_Ngay_Nghi_201601.$C$3:.$C$31])+SUMPRODUCT([Thong_Tin_Ngay_Nghi_201602.$B$3:.$B$32]=[.$B48];[Thong_Tin_Ngay_Nghi_201602.$C$3:.$C$32]) + SUMPRODUCT([Thong_Tin_Ngay_Nghi_201603.$B$3:.$B$34]=[.$B48];[Thong_Tin_Ngay_Nghi_201603.$C$3:.$C$34]) + SUMPRODUCT([Thong_Tin_Ngay_Nghi_201604.$B$3:.$B$35]=[.$B48];[Thong_Tin_Ngay_Nghi_201604.$C$3:.$C$35]) + SUMPRODUCT([Thong_Tin_Ngay_Nghi_201605.$B$3:.$B$34]=[.$B48];[Thong_Tin_Ngay_Nghi_201605.$C$3:.$C$34]) + SUMPRODUCT([Thong_Tin_Ngay_Nghi_201606.$B$3:.$B$33]=[.$B48];[Thong_Tin_Ngay_Nghi_201606.$C$3:.$C$33]) + SUMPRODUCT([Thong_Tin_Ngay_Nghi_201607.$B$3:.$B$39]=[.$B48];[Thong_Tin_Ngay_Nghi_201607.$C$3:.$C$39]) + SUMPRODUCT([Thong_Tin_Ngay_Nghi_201608.$B$3:.$B$42]=[.$B48];[Thong_Tin_Ngay_Nghi_201608.$C$3:.$C$42]) + SUMPRODUCT([Thong_Tin_Ngay_Nghi_201609.$B$3:.$B$51]=[.$B48];[Thong_Tin_Ngay_Nghi_201609.$C$3:.$C$51]) + SUMPRODUCT([Thong_Tin_Ngay_Nghi_201610.$B$3:.$B$56]=[.$B48];[Thong_Tin_Ngay_Nghi_201610.$C$3:.$C$56])" office:value-type="float" office:value="2.5">
            <text:p>2.5</text:p>
          </table:table-cell>
          <table:table-cell table:style-name="ce45" table:formula="of:=IF(DATE(YEAR([.E48]);MONTH([.E48]);DAY([.E48]))&lt;=DATE(YEAR([.E48]);3;31); [.C48]-[.G48] + [.F48]; IF([.G48]-[.C48]&lt;0;[.G48] + [.F48] -[.H48];[.F48]+[.C48]-[.H48]))" office:value-type="float" office:value="0.5">
            <text:p>0.5</text:p>
          </table:table-cell>
          <table:table-cell table:number-columns-repeated="2" table:style-name="ce45"/>
          <table:table-cell table:style-name="ce45" table:formula="of:=[.I48]+[.K48] +[.J48]" office:value-type="float" office:value="0.5">
            <text:p>0.5</text:p>
          </table:table-cell>
          <table:table-cell table:style-name="ce53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9]);DATE(YEAR([.D49]);12;31);NOW())" office:value-type="date" office:date-value="2016-10-20T11:53:04.58">
            <text:p>10/20/16</text:p>
          </table:table-cell>
          <table:table-cell table:style-name="ce47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10">
            <text:p>10</text:p>
          </table:table-cell>
          <table:table-cell table:style-name="ce50" table:formula="of:=SUMPRODUCT([Thong_Tin_Ngay_Nghi_201601.$B$3:.$B$31]=[.$B49];[Thong_Tin_Ngay_Nghi_201601.$C$3:.$C$31])+SUMPRODUCT([Thong_Tin_Ngay_Nghi_201602.$B$3:.$B$32]=[.$B49];[Thong_Tin_Ngay_Nghi_201602.$C$3:.$C$32]) + SUMPRODUCT([Thong_Tin_Ngay_Nghi_201603.$B$3:.$B$34]=[.$B49];[Thong_Tin_Ngay_Nghi_201603.$C$3:.$C$34])" office:value-type="float" office:value="3">
            <text:p>3</text:p>
          </table:table-cell>
          <table:table-cell table:style-name="ce50" table:formula="of:=SUMPRODUCT([Thong_Tin_Ngay_Nghi_201601.$B$3:.$B$31]=[.$B49];[Thong_Tin_Ngay_Nghi_201601.$C$3:.$C$31])+SUMPRODUCT([Thong_Tin_Ngay_Nghi_201602.$B$3:.$B$32]=[.$B49];[Thong_Tin_Ngay_Nghi_201602.$C$3:.$C$32]) + SUMPRODUCT([Thong_Tin_Ngay_Nghi_201603.$B$3:.$B$34]=[.$B49];[Thong_Tin_Ngay_Nghi_201603.$C$3:.$C$34]) + SUMPRODUCT([Thong_Tin_Ngay_Nghi_201604.$B$3:.$B$35]=[.$B49];[Thong_Tin_Ngay_Nghi_201604.$C$3:.$C$35]) + SUMPRODUCT([Thong_Tin_Ngay_Nghi_201605.$B$3:.$B$34]=[.$B49];[Thong_Tin_Ngay_Nghi_201605.$C$3:.$C$34]) + SUMPRODUCT([Thong_Tin_Ngay_Nghi_201606.$B$3:.$B$33]=[.$B49];[Thong_Tin_Ngay_Nghi_201606.$C$3:.$C$33]) + SUMPRODUCT([Thong_Tin_Ngay_Nghi_201607.$B$3:.$B$39]=[.$B49];[Thong_Tin_Ngay_Nghi_201607.$C$3:.$C$39]) + SUMPRODUCT([Thong_Tin_Ngay_Nghi_201608.$B$3:.$B$42]=[.$B49];[Thong_Tin_Ngay_Nghi_201608.$C$3:.$C$42]) + SUMPRODUCT([Thong_Tin_Ngay_Nghi_201609.$B$3:.$B$51]=[.$B49];[Thong_Tin_Ngay_Nghi_201609.$C$3:.$C$51]) + SUMPRODUCT([Thong_Tin_Ngay_Nghi_201610.$B$3:.$B$56]=[.$B49];[Thong_Tin_Ngay_Nghi_201610.$C$3:.$C$56])" office:value-type="float" office:value="12">
            <text:p>12</text:p>
          </table:table-cell>
          <table:table-cell table:style-name="ce45" table:formula="of:=IF(DATE(YEAR([.E49]);MONTH([.E49]);DAY([.E49]))&lt;=DATE(YEAR([.E49]);3;31); [.C49]-[.G49] + [.F49]; IF([.G49]-[.C49]&lt;0;[.G49] + [.F49] -[.H49];[.F49]+[.C49]-[.H49]))" office:value-type="float" office:value="-2">
            <text:p>-2</text:p>
          </table:table-cell>
          <table:table-cell table:number-columns-repeated="2" table:style-name="ce45"/>
          <table:table-cell table:style-name="ce45" table:formula="of:=[.I49]+[.K49] +[.J49]" office:value-type="float" office:value="-2">
            <text:p>-2</text:p>
          </table:table-cell>
          <table:table-cell table:style-name="ce53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rungHT</text:p>
          </table:table-cell>
          <table:table-cell table:style-name="ce45"/>
          <table:table-cell table:style-name="ce46" office:value-type="date" office:date-value="2016-09-05">
            <text:p>09/05/16</text:p>
          </table:table-cell>
          <table:table-cell table:style-name="ce46" table:formula="of:=IF(YEAR(NOW())&gt;YEAR([.D50]);DATE(YEAR([.D50]);12;31);NOW())" office:value-type="date" office:date-value="2016-10-20T11:53:05.19">
            <text:p>10/20/16</text:p>
          </table:table-cell>
          <table:table-cell table:style-name="ce47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2">
            <text:p>2</text:p>
          </table:table-cell>
          <table:table-cell table:style-name="ce50" table:formula="of:=SUMPRODUCT([Thong_Tin_Ngay_Nghi_201601.$B$3:.$B$31]=[.$B50];[Thong_Tin_Ngay_Nghi_201601.$C$3:.$C$31])+SUMPRODUCT([Thong_Tin_Ngay_Nghi_201602.$B$3:.$B$32]=[.$B50];[Thong_Tin_Ngay_Nghi_201602.$C$3:.$C$32]) + SUMPRODUCT([Thong_Tin_Ngay_Nghi_201603.$B$3:.$B$34]=[.$B50];[Thong_Tin_Ngay_Nghi_201603.$C$3:.$C$34])" office:value-type="float" office:value="0">
            <text:p>0</text:p>
          </table:table-cell>
          <table:table-cell table:style-name="ce50" table:formula="of:=SUMPRODUCT([Thong_Tin_Ngay_Nghi_201601.$B$3:.$B$31]=[.$B50];[Thong_Tin_Ngay_Nghi_201601.$C$3:.$C$31])+SUMPRODUCT([Thong_Tin_Ngay_Nghi_201602.$B$3:.$B$32]=[.$B50];[Thong_Tin_Ngay_Nghi_201602.$C$3:.$C$32]) + SUMPRODUCT([Thong_Tin_Ngay_Nghi_201603.$B$3:.$B$34]=[.$B50];[Thong_Tin_Ngay_Nghi_201603.$C$3:.$C$34]) + SUMPRODUCT([Thong_Tin_Ngay_Nghi_201604.$B$3:.$B$35]=[.$B50];[Thong_Tin_Ngay_Nghi_201604.$C$3:.$C$35]) + SUMPRODUCT([Thong_Tin_Ngay_Nghi_201605.$B$3:.$B$34]=[.$B50];[Thong_Tin_Ngay_Nghi_201605.$C$3:.$C$34]) + SUMPRODUCT([Thong_Tin_Ngay_Nghi_201606.$B$3:.$B$33]=[.$B50];[Thong_Tin_Ngay_Nghi_201606.$C$3:.$C$33]) + SUMPRODUCT([Thong_Tin_Ngay_Nghi_201607.$B$3:.$B$39]=[.$B50];[Thong_Tin_Ngay_Nghi_201607.$C$3:.$C$39]) + SUMPRODUCT([Thong_Tin_Ngay_Nghi_201608.$B$3:.$B$42]=[.$B50];[Thong_Tin_Ngay_Nghi_201608.$C$3:.$C$42]) + SUMPRODUCT([Thong_Tin_Ngay_Nghi_201609.$B$3:.$B$51]=[.$B50];[Thong_Tin_Ngay_Nghi_201609.$C$3:.$C$51]) + SUMPRODUCT([Thong_Tin_Ngay_Nghi_201610.$B$3:.$B$56]=[.$B50];[Thong_Tin_Ngay_Nghi_201610.$C$3:.$C$56])" office:value-type="float" office:value="0">
            <text:p>0</text:p>
          </table:table-cell>
          <table:table-cell table:style-name="ce45" table:formula="of:=IF(DATE(YEAR([.E50]);MONTH([.E50]);DAY([.E50]))&lt;=DATE(YEAR([.E50]);3;31); [.C50]-[.G50] + [.F50]; IF([.G50]-[.C50]&lt;0;[.G50] + [.F50] -[.H50];[.F50]+[.C50]-[.H50]))" office:value-type="float" office:value="2">
            <text:p>2</text:p>
          </table:table-cell>
          <table:table-cell table:number-columns-repeated="2" table:style-name="ce45"/>
          <table:table-cell table:style-name="ce45" table:formula="of:=[.I50]+[.K50] +[.J50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1]);DATE(YEAR([.D51]);12;31);NOW())" office:value-type="date" office:date-value="2016-10-20T11:53:05.2">
            <text:p>10/20/16</text:p>
          </table:table-cell>
          <table:table-cell table:style-name="ce47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0">
            <text:p>10</text:p>
          </table:table-cell>
          <table:table-cell table:style-name="ce50" table:formula="of:=SUMPRODUCT([Thong_Tin_Ngay_Nghi_201601.$B$3:.$B$31]=[.$B51];[Thong_Tin_Ngay_Nghi_201601.$C$3:.$C$31])+SUMPRODUCT([Thong_Tin_Ngay_Nghi_201602.$B$3:.$B$32]=[.$B51];[Thong_Tin_Ngay_Nghi_201602.$C$3:.$C$32]) + SUMPRODUCT([Thong_Tin_Ngay_Nghi_201603.$B$3:.$B$34]=[.$B51];[Thong_Tin_Ngay_Nghi_201603.$C$3:.$C$34])" office:value-type="float" office:value="1">
            <text:p>1</text:p>
          </table:table-cell>
          <table:table-cell table:style-name="ce50" table:formula="of:=SUMPRODUCT([Thong_Tin_Ngay_Nghi_201601.$B$3:.$B$31]=[.$B51];[Thong_Tin_Ngay_Nghi_201601.$C$3:.$C$31])+SUMPRODUCT([Thong_Tin_Ngay_Nghi_201602.$B$3:.$B$32]=[.$B51];[Thong_Tin_Ngay_Nghi_201602.$C$3:.$C$32]) + SUMPRODUCT([Thong_Tin_Ngay_Nghi_201603.$B$3:.$B$34]=[.$B51];[Thong_Tin_Ngay_Nghi_201603.$C$3:.$C$34]) + SUMPRODUCT([Thong_Tin_Ngay_Nghi_201604.$B$3:.$B$35]=[.$B51];[Thong_Tin_Ngay_Nghi_201604.$C$3:.$C$35]) + SUMPRODUCT([Thong_Tin_Ngay_Nghi_201605.$B$3:.$B$34]=[.$B51];[Thong_Tin_Ngay_Nghi_201605.$C$3:.$C$34]) + SUMPRODUCT([Thong_Tin_Ngay_Nghi_201606.$B$3:.$B$33]=[.$B51];[Thong_Tin_Ngay_Nghi_201606.$C$3:.$C$33]) + SUMPRODUCT([Thong_Tin_Ngay_Nghi_201607.$B$3:.$B$39]=[.$B51];[Thong_Tin_Ngay_Nghi_201607.$C$3:.$C$39]) + SUMPRODUCT([Thong_Tin_Ngay_Nghi_201608.$B$3:.$B$42]=[.$B51];[Thong_Tin_Ngay_Nghi_201608.$C$3:.$C$42]) + SUMPRODUCT([Thong_Tin_Ngay_Nghi_201609.$B$3:.$B$51]=[.$B51];[Thong_Tin_Ngay_Nghi_201609.$C$3:.$C$51]) + SUMPRODUCT([Thong_Tin_Ngay_Nghi_201610.$B$3:.$B$56]=[.$B51];[Thong_Tin_Ngay_Nghi_201610.$C$3:.$C$56])" office:value-type="float" office:value="7">
            <text:p>7</text:p>
          </table:table-cell>
          <table:table-cell table:style-name="ce45" table:formula="of:=IF(DATE(YEAR([.E51]);MONTH([.E51]);DAY([.E51]))&lt;=DATE(YEAR([.E51]);3;31); [.C51]-[.G51] + [.F51]; IF([.G51]-[.C51]&lt;0;[.G51] + [.F51] -[.H51];[.F51]+[.C51]-[.H51]))" office:value-type="float" office:value="4">
            <text:p>4</text:p>
          </table:table-cell>
          <table:table-cell table:number-columns-repeated="2" table:style-name="ce45"/>
          <table:table-cell table:style-name="ce45" table:formula="of:=[.I51]+[.K51] +[.J51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2]);DATE(YEAR([.D52]);12;31);NOW())" office:value-type="date" office:date-value="2016-10-20T11:53:05.2">
            <text:p>10/20/16</text:p>
          </table:table-cell>
          <table:table-cell table:style-name="ce47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0">
            <text:p>10</text:p>
          </table:table-cell>
          <table:table-cell table:style-name="ce50" table:formula="of:=SUMPRODUCT([Thong_Tin_Ngay_Nghi_201601.$B$3:.$B$31]=[.$B52];[Thong_Tin_Ngay_Nghi_201601.$C$3:.$C$31])+SUMPRODUCT([Thong_Tin_Ngay_Nghi_201602.$B$3:.$B$32]=[.$B52];[Thong_Tin_Ngay_Nghi_201602.$C$3:.$C$32]) + SUMPRODUCT([Thong_Tin_Ngay_Nghi_201603.$B$3:.$B$34]=[.$B52];[Thong_Tin_Ngay_Nghi_201603.$C$3:.$C$34])" office:value-type="float" office:value="0.5">
            <text:p>0.5</text:p>
          </table:table-cell>
          <table:table-cell table:style-name="ce50" table:formula="of:=SUMPRODUCT([Thong_Tin_Ngay_Nghi_201601.$B$3:.$B$31]=[.$B52];[Thong_Tin_Ngay_Nghi_201601.$C$3:.$C$31])+SUMPRODUCT([Thong_Tin_Ngay_Nghi_201602.$B$3:.$B$32]=[.$B52];[Thong_Tin_Ngay_Nghi_201602.$C$3:.$C$32]) + SUMPRODUCT([Thong_Tin_Ngay_Nghi_201603.$B$3:.$B$34]=[.$B52];[Thong_Tin_Ngay_Nghi_201603.$C$3:.$C$34]) + SUMPRODUCT([Thong_Tin_Ngay_Nghi_201604.$B$3:.$B$35]=[.$B52];[Thong_Tin_Ngay_Nghi_201604.$C$3:.$C$35]) + SUMPRODUCT([Thong_Tin_Ngay_Nghi_201605.$B$3:.$B$34]=[.$B52];[Thong_Tin_Ngay_Nghi_201605.$C$3:.$C$34]) + SUMPRODUCT([Thong_Tin_Ngay_Nghi_201606.$B$3:.$B$33]=[.$B52];[Thong_Tin_Ngay_Nghi_201606.$C$3:.$C$33]) + SUMPRODUCT([Thong_Tin_Ngay_Nghi_201607.$B$3:.$B$39]=[.$B52];[Thong_Tin_Ngay_Nghi_201607.$C$3:.$C$39]) + SUMPRODUCT([Thong_Tin_Ngay_Nghi_201608.$B$3:.$B$42]=[.$B52];[Thong_Tin_Ngay_Nghi_201608.$C$3:.$C$42]) + SUMPRODUCT([Thong_Tin_Ngay_Nghi_201609.$B$3:.$B$51]=[.$B52];[Thong_Tin_Ngay_Nghi_201609.$C$3:.$C$51]) + SUMPRODUCT([Thong_Tin_Ngay_Nghi_201610.$B$3:.$B$56]=[.$B52];[Thong_Tin_Ngay_Nghi_201610.$C$3:.$C$56])" office:value-type="float" office:value="5">
            <text:p>5</text:p>
          </table:table-cell>
          <table:table-cell table:style-name="ce45" table:formula="of:=IF(DATE(YEAR([.E52]);MONTH([.E52]);DAY([.E52]))&lt;=DATE(YEAR([.E52]);3;31); [.C52]-[.G52] + [.F52]; IF([.G52]-[.C52]&lt;0;[.G52] + [.F52] -[.H52];[.F52]+[.C52]-[.H52]))" office:value-type="float" office:value="5.5">
            <text:p>5.5</text:p>
          </table:table-cell>
          <table:table-cell table:number-columns-repeated="2" table:style-name="ce45"/>
          <table:table-cell table:style-name="ce45" table:formula="of:=[.I52]+[.K52] +[.J52]" office:value-type="float" office:value="5.5">
            <text:p>5.5</text:p>
          </table:table-cell>
          <table:table-cell table:style-name="ce53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3]);DATE(YEAR([.D53]);12;31);NOW())" office:value-type="date" office:date-value="2016-10-20T11:53:05.2">
            <text:p>10/20/16</text:p>
          </table:table-cell>
          <table:table-cell table:style-name="ce47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0">
            <text:p>10</text:p>
          </table:table-cell>
          <table:table-cell table:style-name="ce50" table:formula="of:=SUMPRODUCT([Thong_Tin_Ngay_Nghi_201601.$B$3:.$B$31]=[.$B53];[Thong_Tin_Ngay_Nghi_201601.$C$3:.$C$31])+SUMPRODUCT([Thong_Tin_Ngay_Nghi_201602.$B$3:.$B$32]=[.$B53];[Thong_Tin_Ngay_Nghi_201602.$C$3:.$C$32]) + SUMPRODUCT([Thong_Tin_Ngay_Nghi_201603.$B$3:.$B$34]=[.$B53];[Thong_Tin_Ngay_Nghi_201603.$C$3:.$C$34])" office:value-type="float" office:value="6.5">
            <text:p>6.5</text:p>
          </table:table-cell>
          <table:table-cell table:style-name="ce50" table:formula="of:=SUMPRODUCT([Thong_Tin_Ngay_Nghi_201601.$B$3:.$B$31]=[.$B53];[Thong_Tin_Ngay_Nghi_201601.$C$3:.$C$31])+SUMPRODUCT([Thong_Tin_Ngay_Nghi_201602.$B$3:.$B$32]=[.$B53];[Thong_Tin_Ngay_Nghi_201602.$C$3:.$C$32]) + SUMPRODUCT([Thong_Tin_Ngay_Nghi_201603.$B$3:.$B$34]=[.$B53];[Thong_Tin_Ngay_Nghi_201603.$C$3:.$C$34]) + SUMPRODUCT([Thong_Tin_Ngay_Nghi_201604.$B$3:.$B$35]=[.$B53];[Thong_Tin_Ngay_Nghi_201604.$C$3:.$C$35]) + SUMPRODUCT([Thong_Tin_Ngay_Nghi_201605.$B$3:.$B$34]=[.$B53];[Thong_Tin_Ngay_Nghi_201605.$C$3:.$C$34]) + SUMPRODUCT([Thong_Tin_Ngay_Nghi_201606.$B$3:.$B$33]=[.$B53];[Thong_Tin_Ngay_Nghi_201606.$C$3:.$C$33]) + SUMPRODUCT([Thong_Tin_Ngay_Nghi_201607.$B$3:.$B$39]=[.$B53];[Thong_Tin_Ngay_Nghi_201607.$C$3:.$C$39]) + SUMPRODUCT([Thong_Tin_Ngay_Nghi_201608.$B$3:.$B$42]=[.$B53];[Thong_Tin_Ngay_Nghi_201608.$C$3:.$C$42]) + SUMPRODUCT([Thong_Tin_Ngay_Nghi_201609.$B$3:.$B$51]=[.$B53];[Thong_Tin_Ngay_Nghi_201609.$C$3:.$C$51]) + SUMPRODUCT([Thong_Tin_Ngay_Nghi_201610.$B$3:.$B$56]=[.$B53];[Thong_Tin_Ngay_Nghi_201610.$C$3:.$C$56])" office:value-type="float" office:value="11.5">
            <text:p>11.5</text:p>
          </table:table-cell>
          <table:table-cell table:style-name="ce45" table:formula="of:=IF(DATE(YEAR([.E53]);MONTH([.E53]);DAY([.E53]))&lt;=DATE(YEAR([.E53]);3;31); [.C53]-[.G53] + [.F53]; IF([.G53]-[.C53]&lt;0;[.G53] + [.F53] -[.H53];[.F53]+[.C53]-[.H53]))" office:value-type="float" office:value="1.5">
            <text:p>1.5</text:p>
          </table:table-cell>
          <table:table-cell table:number-columns-repeated="2" table:style-name="ce45"/>
          <table:table-cell table:style-name="ce45" table:formula="of:=[.I53]+[.K53] +[.J53]" office:value-type="float" office:value="1.5">
            <text:p>1.5</text:p>
          </table:table-cell>
          <table:table-cell table:style-name="ce5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5">
          <table:table-cell table:number-columns-repeated="13"/>
        </table:table-row>
        <table:table-row table:style-name="ro2" table:number-rows-repeated="104850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71in" draw:caption-point-x="-0.2319in" draw:caption-point-y="0.36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75in" draw:caption-point-x="-0.2402in" draw:caption-point-y="0.6106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094in" draw:caption-point-x="-0.2402in" draw:caption-point-y="0.6087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81in" draw:caption-point-x="-0.2335in" draw:caption-point-y="0.2976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83in" draw:caption-point-x="-0.2516in" draw:caption-point-y="0.2874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591in" draw:caption-point-x="-0.2402in" draw:caption-point-y="0.6067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24in" draw:caption-point-x="-0.2409in" draw:caption-point-y="0.161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34in" draw:caption-point-x="-0.2319in" draw:caption-point-y="0.0976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34in" draw:caption-point-x="-0.2319in" draw:caption-point-y="0.0976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36in" draw:caption-point-x="-0.2409in" draw:caption-point-y="0.0874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24in" draw:caption-point-x="-0.2402in" draw:caption-point-y="0.6087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08in" draw:caption-point-x="-0.2402in" draw:caption-point-y="0.6102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12in" draw:caption-point-x="-0.2402in" draw:caption-point-y="0.6098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12in" draw:caption-point-x="-0.2402in" draw:caption-point-y="0.6098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63in" draw:caption-point-x="-0.2402in" draw:caption-point-y="0.6047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04in" draw:caption-point-x="-0.2402in" draw:caption-point-y="0.6083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72in" draw:caption-point-x="-0.237in" draw:caption-point-y="-0.1228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72in" draw:caption-point-x="-0.2409in" draw:caption-point-y="-0.1228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78in" draw:caption-point-x="-0.239in" draw:caption-point-y="-0.1858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84in" draw:caption-point-x="-0.2319in" draw:caption-point-y="-0.1965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78in" draw:caption-point-x="-0.239in" draw:caption-point-y="-0.1858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78in" draw:caption-point-x="-0.2425in" draw:caption-point-y="-0.1858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84in" draw:caption-point-x="-0.2461in" draw:caption-point-y="-0.1965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84in" draw:caption-point-x="-0.2516in" draw:caption-point-y="-0.1965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45in" draw:caption-point-x="-0.2402in" draw:caption-point-y="0.6075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03in" draw:caption-point-x="-0.2335in" draw:caption-point-y="-0.3331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62in" draw:caption-point-x="-0.237in" draw:caption-point-y="-0.5437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NamTV</text:p>
          </table:table-cell>
          <table:table-cell table:style-name="ce56" table:formula="of:=SUM([.D18:.AH18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3075in" draw:caption-point-x="-0.2461in" draw:caption-point-y="-1.1217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5764in" draw:caption-point-x="-0.2402in" draw:caption-point-y="0.6094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hanNM</text:p>
          </table:table-cell>
          <table:table-cell table:style-name="ce56" table:formula="of:=SUM([.D19:.AH19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6917in" draw:caption-point-x="-0.239in" draw:caption-point-y="-1.2583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PhuongTH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013in" draw:caption-point-x="-0.2335in" draw:caption-point-y="-1.3319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SonPX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ThaoDTH</text:p>
          </table:table-cell>
          <table:table-cell table:style-name="ce56" table:formula="of:=SUM([.D22:.AH22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6.8028in" draw:caption-point-x="-0.2461in" draw:caption-point-y="-1.6264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hamDT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inhT</text:p>
          </table:table-cell>
          <table:table-cell table:style-name="ce56" table:formula="of:=SUM([.D24:.AH24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361in" draw:caption-point-x="-0.237in" draw:caption-point-y="-1.6894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uyLTT</text:p>
          </table:table-cell>
          <table:table-cell table:style-name="ce56" table:formula="of:=SUM([.D25:.AH25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7.8189in" draw:caption-point-x="-0.2319in" draw:caption-point-y="-1.8996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7.8291in" draw:caption-point-x="-0.2461in" draw:caption-point-y="-1.9098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ruyenLVC</text:p>
          </table:table-cell>
          <table:table-cell table:style-name="ce56" table:formula="of:=SUM([.D26:.AH2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VietBA</text:p>
          </table:table-cell>
          <table:table-cell table:style-name="ce56" table:formula="of:=SUM([.D27:.AH2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8.5354in" draw:caption-point-x="-0.2445in" draw:caption-point-y="-2.1205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nhP</text:p>
          </table:table-cell>
          <table:table-cell table:style-name="ce56" table:formula="of:=SUM([.D28:.AH2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8.9197in" draw:caption-point-x="-0.237in" draw:caption-point-y="-2.2571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43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75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02in" draw:caption-point-x="-0.2402in" draw:caption-point-y="0.6079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3in" draw:caption-point-x="-0.2402in" draw:caption-point-y="0.6051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5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2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71in" draw:caption-point-x="-0.2402in" draw:caption-point-y="0.6063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04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04in" draw:caption-point-x="-0.2402in" draw:caption-point-y="0.6106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39in" draw:caption-point-x="-0.2402in" draw:caption-point-y="0.6071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39in" draw:caption-point-x="-0.2402in" draw:caption-point-y="0.6071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63in" draw:caption-point-x="-0.2402in" draw:caption-point-y="0.6047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12in" draw:caption-point-x="-0.2402in" draw:caption-point-y="0.6075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45in" draw:caption-point-x="-0.2402in" draw:caption-point-y="0.6098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3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3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3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3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76in" draw:caption-point-x="-0.2402in" draw:caption-point-y="0.6067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89in" draw:caption-point-x="-0.2402in" draw:caption-point-y="0.6106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02in" draw:caption-point-x="-0.2402in" draw:caption-point-y="0.6094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02in" draw:caption-point-x="-0.2402in" draw:caption-point-y="0.6094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43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43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17in" draw:caption-point-x="-0.2402in" draw:caption-point-y="0.6031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799in" draw:caption-point-x="-0.2402in" draw:caption-point-y="0.6102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11in" draw:caption-point-x="-0.2402in" draw:caption-point-y="0.6091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79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54in" draw:caption-point-x="-0.2402in" draw:caption-point-y="0.6047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43in" draw:caption-point-x="-0.2402in" draw:caption-point-y="0.6039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46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71" table:formula="of:=SUM([.D19:.AF19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3.8228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3.826in" draw:caption-point-x="-0.2402in" draw:caption-point-y="0.6075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3.8295in" draw:caption-point-x="-0.2402in" draw:caption-point-y="0.6039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3.828in" draw:caption-point-x="-0.2402in" draw:caption-point-y="0.6055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71" table:formula="of:=SUM([.D20:.AF20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0709in" draw:caption-point-x="-0.2402in" draw:caption-point-y="0.6102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09in" draw:caption-point-x="-0.2402in" draw:caption-point-y="0.6102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70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70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71" table:formula="of:=SUM([.D21:.AF21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322in" draw:caption-point-x="-0.2402in" draw:caption-point-y="0.6067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71" table:formula="of:=SUM([.D22:.AF22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5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5669in" draw:caption-point-x="-0.2402in" draw:caption-point-y="0.6094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5669in" draw:caption-point-x="-0.2402in" draw:caption-point-y="0.6094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71" table:formula="of:=SUM([.D23:.AF23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34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71" table:formula="of:=SUM([.D24:.AF24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0697in" draw:caption-point-x="-0.2402in" draw:caption-point-y="0.602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71" table:formula="of:=SUM([.D25:.AF25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8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68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68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71" table:formula="of:=SUM([.D26:.AF26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5.5583in" draw:caption-point-x="-0.2402in" draw:caption-point-y="0.6091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ruyenLVC</text:p>
          </table:table-cell>
          <table:table-cell table:style-name="ce71" table:formula="of:=SUM([.D27:.AF27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etBA</text:p>
          </table:table-cell>
          <table:table-cell table:style-name="ce71" table:formula="of:=SUM([.D28:.AF28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052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nhP</text:p>
          </table:table-cell>
          <table:table-cell table:style-name="ce71" table:formula="of:=SUM([.D29:.AF29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2996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2996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42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0992in" draw:caption-point-x="-0.2402in" draw:caption-point-y="0.6189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35in" draw:caption-point-x="-0.2402in" draw:caption-point-y="0.6146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51in" draw:caption-point-x="-0.2402in" draw:caption-point-y="0.613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14in" draw:caption-point-x="-0.2402in" draw:caption-point-y="0.6067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65in" draw:caption-point-x="-0.2402in" draw:caption-point-y="0.6193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55in" draw:caption-point-x="-0.2402in" draw:caption-point-y="0.6102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49in" draw:caption-point-x="-0.2402in" draw:caption-point-y="0.6185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08in" draw:caption-point-x="-0.2402in" draw:caption-point-y="0.6126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17in" draw:caption-point-x="-0.2402in" draw:caption-point-y="0.6193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33in" draw:caption-point-x="-0.2402in" draw:caption-point-y="0.6177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45in" draw:caption-point-x="-0.2402in" draw:caption-point-y="0.6165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49in" draw:caption-point-x="-0.2402in" draw:caption-point-y="0.6161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39in" draw:caption-point-x="-0.2402in" draw:caption-point-y="0.5571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484in" draw:caption-point-x="-0.2402in" draw:caption-point-y="0.6126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67in" draw:caption-point-x="-0.2402in" draw:caption-point-y="0.6043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21in" draw:caption-point-x="-0.2402in" draw:caption-point-y="0.6165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46in" draw:caption-point-x="-0.2402in" draw:caption-point-y="0.6197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06in" draw:caption-point-x="-0.2402in" draw:caption-point-y="0.6138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21in" draw:caption-point-x="-0.2402in" draw:caption-point-y="0.6098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799in" draw:caption-point-x="-0.2402in" draw:caption-point-y="0.6197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31in" draw:caption-point-x="-0.2402in" draw:caption-point-y="0.6165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7in" draw:caption-point-x="-0.2402in" draw:caption-point-y="0.6126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68in" draw:caption-point-x="-0.2402in" draw:caption-point-y="0.6181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72in" draw:caption-point-x="-0.2402in" draw:caption-point-y="0.6177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83in" draw:caption-point-x="-0.2402in" draw:caption-point-y="0.6165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23in" draw:caption-point-x="-0.2402in" draw:caption-point-y="0.6126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46in" draw:caption-point-x="-0.2402in" draw:caption-point-y="0.6102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74in" draw:caption-point-x="-0.2402in" draw:caption-point-y="0.6075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295in" draw:caption-point-x="-0.2402in" draw:caption-point-y="0.613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23in" draw:caption-point-x="-0.2402in" draw:caption-point-y="0.6102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76in" draw:caption-point-x="-0.2402in" draw:caption-point-y="0.6126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697in" draw:caption-point-x="-0.2402in" draw:caption-point-y="0.6161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84" table:formula="of:=SUM([.D19:.AH1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3.8189in" draw:caption-point-x="-0.2402in" draw:caption-point-y="0.6146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3.8205in" draw:caption-point-x="-0.2402in" draw:caption-point-y="0.613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3.8248in" draw:caption-point-x="-0.2402in" draw:caption-point-y="0.6087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84" table:formula="of:=SUM([.D20:.AH20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063in" draw:caption-point-x="-0.2402in" draw:caption-point-y="0.6181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0701in" draw:caption-point-x="-0.2402in" draw:caption-point-y="0.611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0693in" draw:caption-point-x="-0.2402in" draw:caption-point-y="0.6118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0705in" draw:caption-point-x="-0.2402in" draw:caption-point-y="0.6106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074in" draw:caption-point-x="-0.2402in" draw:caption-point-y="0.6071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84" table:formula="of:=SUM([.D21:.AH2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3201in" draw:caption-point-x="-0.2402in" draw:caption-point-y="0.6087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5638in" draw:caption-point-x="-0.2402in" draw:caption-point-y="0.6126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0555in" draw:caption-point-x="-0.2402in" draw:caption-point-y="0.6161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84" table:formula="of:=SUM([.D25:.AH25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3016in" draw:caption-point-x="-0.2402in" draw:caption-point-y="0.6177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3055in" draw:caption-point-x="-0.2402in" draw:caption-point-y="0.6138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3067in" draw:caption-point-x="-0.2402in" draw:caption-point-y="0.6126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84" table:formula="of:=SUM([.D26:.AH26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5512in" draw:caption-point-x="-0.2402in" draw:caption-point-y="0.6161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5614in" draw:caption-point-x="-0.2402in" draw:caption-point-y="0.6059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84" table:formula="of:=SUM([.D27:.AH27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5.7957in" draw:caption-point-x="-0.2402in" draw:caption-point-y="0.6193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5.7984in" draw:caption-point-x="-0.2402in" draw:caption-point-y="0.6165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5.7996in" draw:caption-point-x="-0.2402in" draw:caption-point-y="0.6154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802in" draw:caption-point-x="-0.2402in" draw:caption-point-y="0.613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5.8047in" draw:caption-point-x="-0.2402in" draw:caption-point-y="0.6102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84" table:formula="of:=SUM([.D28:.AH28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0421in" draw:caption-point-x="-0.2402in" draw:caption-point-y="0.6205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0559in" draw:caption-point-x="-0.2402in" draw:caption-point-y="0.6067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84" table:formula="of:=SUM([.D29:.AH2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6.3035in" draw:caption-point-x="-0.2402in" draw:caption-point-y="0.6067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84" table:formula="of:=SUM([.D30:.AH30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6.5484in" draw:caption-point-x="-0.2402in" draw:caption-point-y="0.6094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4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04in" draw:caption-point-x="-0.2402in" draw:caption-point-y="0.6177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06in" draw:caption-point-x="-0.2402in" draw:caption-point-y="0.607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18in" draw:caption-point-x="-0.2402in" draw:caption-point-y="0.6063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16in" draw:caption-point-x="-0.2402in" draw:caption-point-y="0.614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35in" draw:caption-point-x="-0.2402in" draw:caption-point-y="0.6122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16in" draw:caption-point-x="-0.2402in" draw:caption-point-y="0.614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57in" draw:caption-point-x="-0.2402in" draw:caption-point-y="0.5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53in" draw:caption-point-x="-0.2402in" draw:caption-point-y="0.6181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57in" draw:caption-point-x="-0.2402in" draw:caption-point-y="0.6177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55in" draw:caption-point-x="-0.2402in" draw:caption-point-y="0.6079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63in" draw:caption-point-x="-0.2402in" draw:caption-point-y="0.6071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33in" draw:caption-point-x="-0.2402in" draw:caption-point-y="0.617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45in" draw:caption-point-x="-0.2402in" draw:caption-point-y="0.6165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45in" draw:caption-point-x="-0.2402in" draw:caption-point-y="0.616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28in" draw:caption-point-x="-0.2402in" draw:caption-point-y="0.6083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45in" draw:caption-point-x="-0.2402in" draw:caption-point-y="0.616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59in" draw:caption-point-x="-0.2402in" draw:caption-point-y="0.6051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09in" draw:caption-point-x="-0.2402in" draw:caption-point-y="0.617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53in" draw:caption-point-x="-0.2402in" draw:caption-point-y="0.6134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09in" draw:caption-point-x="-0.2402in" draw:caption-point-y="0.617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in" draw:caption-point-x="-0.2402in" draw:caption-point-y="0.608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02in" draw:caption-point-x="-0.2402in" draw:caption-point-y="0.6165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492in" draw:caption-point-x="-0.2402in" draw:caption-point-y="0.6075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43in" draw:caption-point-x="-0.2402in" draw:caption-point-y="0.617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386in" draw:caption-point-x="-0.2402in" draw:caption-point-y="0.613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386in" draw:caption-point-x="-0.2402in" draw:caption-point-y="0.613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45in" draw:caption-point-x="-0.2402in" draw:caption-point-y="0.607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894in" draw:caption-point-x="-0.2402in" draw:caption-point-y="0.6102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283in" draw:caption-point-x="-0.2402in" draw:caption-point-y="0.6142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35in" draw:caption-point-x="-0.2402in" draw:caption-point-y="0.6091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43in" draw:caption-point-x="-0.2402in" draw:caption-point-y="0.6083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54in" draw:caption-point-x="-0.2402in" draw:caption-point-y="0.6071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62in" draw:caption-point-x="-0.2402in" draw:caption-point-y="0.6063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19in" draw:caption-point-x="-0.2402in" draw:caption-point-y="0.608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58in" draw:caption-point-x="-0.2402in" draw:caption-point-y="0.6043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72in" draw:caption-point-x="-0.2402in" draw:caption-point-y="0.608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97" table:formula="of:=SUM([.D19:.AG1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3.8185in" draw:caption-point-x="-0.2402in" draw:caption-point-y="0.615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0685in" draw:caption-point-x="-0.2402in" draw:caption-point-y="0.6126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24in" draw:caption-point-x="-0.2402in" draw:caption-point-y="0.608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3205in" draw:caption-point-x="-0.2402in" draw:caption-point-y="0.608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97" table:formula="of:=SUM([.D22:.AG22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5583in" draw:caption-point-x="-0.2402in" draw:caption-point-y="0.6181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5591in" draw:caption-point-x="-0.2402in" draw:caption-point-y="0.617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5591in" draw:caption-point-x="-0.2402in" draw:caption-point-y="0.617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5591in" draw:caption-point-x="-0.2402in" draw:caption-point-y="0.6173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97" table:formula="of:=SUM([.D23:.AG23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4.8075in" draw:caption-point-x="-0.2402in" draw:caption-point-y="0.6165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4.8071in" draw:caption-point-x="-0.2402in" draw:caption-point-y="0.6169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4.8071in" draw:caption-point-x="-0.2402in" draw:caption-point-y="0.6169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0583in" draw:caption-point-x="-0.2402in" draw:caption-point-y="0.613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0583in" draw:caption-point-x="-0.2402in" draw:caption-point-y="0.613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3024in" draw:caption-point-x="-0.2402in" draw:caption-point-y="0.6169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97" table:formula="of:=SUM([.D26:.AG26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5492in" draw:caption-point-x="-0.2402in" draw:caption-point-y="0.6181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5531in" draw:caption-point-x="-0.2402in" draw:caption-point-y="0.6142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5602in" draw:caption-point-x="-0.2402in" draw:caption-point-y="0.6071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97" table:formula="of:=SUM([.D27:.AG27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5.7969in" draw:caption-point-x="-0.2402in" draw:caption-point-y="0.6181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5.8051in" draw:caption-point-x="-0.2402in" draw:caption-point-y="0.6098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5.8055in" draw:caption-point-x="-0.2402in" draw:caption-point-y="0.6094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5.865in" draw:caption-point-x="-0.2402in" draw:caption-point-y="0.5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0453in" draw:caption-point-x="-0.2402in" draw:caption-point-y="0.6173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0492in" draw:caption-point-x="-0.2402in" draw:caption-point-y="0.613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97" table:formula="of:=SUM([.D29:.AG2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6.302in" draw:caption-point-x="-0.2402in" draw:caption-point-y="0.608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97" table:formula="of:=SUM([.D30:.AG3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4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in" draw:caption-point-x="-0.2402in" draw:caption-point-y="0.6181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08in" draw:caption-point-x="-0.2402in" draw:caption-point-y="0.6173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16in" draw:caption-point-x="-0.2402in" draw:caption-point-y="0.616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63in" draw:caption-point-x="-0.2402in" draw:caption-point-y="0.6118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72in" draw:caption-point-x="-0.2402in" draw:caption-point-y="0.6185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484in" draw:caption-point-x="-0.2402in" draw:caption-point-y="0.6173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48in" draw:caption-point-x="-0.2402in" draw:caption-point-y="0.6177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08in" draw:caption-point-x="-0.2402in" draw:caption-point-y="0.615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1in" draw:caption-point-x="-0.2402in" draw:caption-point-y="0.6047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091in" draw:caption-point-x="-0.2402in" draw:caption-point-y="0.6043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33in" draw:caption-point-x="-0.2402in" draw:caption-point-y="0.6177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45in" draw:caption-point-x="-0.2402in" draw:caption-point-y="0.616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61in" draw:caption-point-x="-0.2402in" draw:caption-point-y="0.615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25in" draw:caption-point-x="-0.2402in" draw:caption-point-y="0.6161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25in" draw:caption-point-x="-0.2402in" draw:caption-point-y="0.6161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25in" draw:caption-point-x="-0.2402in" draw:caption-point-y="0.6161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09in" draw:caption-point-x="-0.2402in" draw:caption-point-y="0.6157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in" draw:caption-point-x="-0.2402in" draw:caption-point-y="0.6067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894in" draw:caption-point-x="-0.2402in" draw:caption-point-y="0.615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598in" draw:caption-point-x="-0.2402in" draw:caption-point-y="0.6063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46in" draw:caption-point-x="-0.2402in" draw:caption-point-y="0.6173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54in" draw:caption-point-x="-0.2402in" draw:caption-point-y="0.6165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02in" draw:caption-point-x="-0.2402in" draw:caption-point-y="0.611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02in" draw:caption-point-x="-0.2402in" draw:caption-point-y="0.611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02in" draw:caption-point-x="-0.2402in" draw:caption-point-y="0.611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02in" draw:caption-point-x="-0.2402in" draw:caption-point-y="0.611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02in" draw:caption-point-x="-0.2402in" draw:caption-point-y="0.611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45in" draw:caption-point-x="-0.2402in" draw:caption-point-y="0.607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07in" draw:caption-point-x="-0.2402in" draw:caption-point-y="0.6189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23in" draw:caption-point-x="-0.2402in" draw:caption-point-y="0.6173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31in" draw:caption-point-x="-0.2402in" draw:caption-point-y="0.616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39in" draw:caption-point-x="-0.2402in" draw:caption-point-y="0.6157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58in" draw:caption-point-x="-0.2402in" draw:caption-point-y="0.6138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13in" draw:caption-point-x="-0.2402in" draw:caption-point-y="0.6083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37in" draw:caption-point-x="-0.2402in" draw:caption-point-y="0.6059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6in" draw:caption-point-x="-0.2402in" draw:caption-point-y="0.6189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68in" draw:caption-point-x="-0.2402in" draw:caption-point-y="0.6181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19in" draw:caption-point-x="-0.2402in" draw:caption-point-y="0.613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23in" draw:caption-point-x="-0.2402in" draw:caption-point-y="0.6126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52in" draw:caption-point-x="-0.2402in" draw:caption-point-y="0.6173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6in" draw:caption-point-x="-0.2402in" draw:caption-point-y="0.616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62in" draw:caption-point-x="-0.2402in" draw:caption-point-y="0.606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66in" draw:caption-point-x="-0.2402in" draw:caption-point-y="0.6059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386in" draw:caption-point-x="-0.2402in" draw:caption-point-y="0.6039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68in" draw:caption-point-x="-0.2402in" draw:caption-point-y="0.6134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56in" draw:caption-point-x="-0.2402in" draw:caption-point-y="0.6126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44in" draw:caption-point-x="-0.2402in" draw:caption-point-y="0.6114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799in" draw:caption-point-x="-0.2402in" draw:caption-point-y="0.6059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110" table:formula="of:=SUM([.D19:.AH1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8169in" draw:caption-point-x="-0.2402in" draw:caption-point-y="0.6165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3.8291in" draw:caption-point-x="-0.2402in" draw:caption-point-y="0.6043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0661in" draw:caption-point-x="-0.2402in" draw:caption-point-y="0.615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0634in" draw:caption-point-x="-0.2402in" draw:caption-point-y="0.6177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0744in" draw:caption-point-x="-0.2402in" draw:caption-point-y="0.6067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110" table:formula="of:=SUM([.D21:.AH21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3102in" draw:caption-point-x="-0.2402in" draw:caption-point-y="0.618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3201in" draw:caption-point-x="-0.2402in" draw:caption-point-y="0.6087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3224in" draw:caption-point-x="-0.2402in" draw:caption-point-y="0.606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3244in" draw:caption-point-x="-0.2402in" draw:caption-point-y="0.6043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110" table:formula="of:=SUM([.D24:.AH24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0555in" draw:caption-point-x="-0.2402in" draw:caption-point-y="0.6161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0654in" draw:caption-point-x="-0.2402in" draw:caption-point-y="0.6063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0555in" draw:caption-point-x="-0.2402in" draw:caption-point-y="0.6161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0673in" draw:caption-point-x="-0.2402in" draw:caption-point-y="0.6043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110" table:formula="of:=SUM([.D27:.AH27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5.7961in" draw:caption-point-x="-0.2402in" draw:caption-point-y="0.618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5.7976in" draw:caption-point-x="-0.2402in" draw:caption-point-y="0.6173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5.7972in" draw:caption-point-x="-0.2402in" draw:caption-point-y="0.6177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5.8043in" draw:caption-point-x="-0.2402in" draw:caption-point-y="0.6106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110" table:formula="of:=SUM([.D28:.AH28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0453in" draw:caption-point-x="-0.2402in" draw:caption-point-y="0.6173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0469in" draw:caption-point-x="-0.2402in" draw:caption-point-y="0.6157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0469in" draw:caption-point-x="-0.2402in" draw:caption-point-y="0.6157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0469in" draw:caption-point-x="-0.2402in" draw:caption-point-y="0.6157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0469in" draw:caption-point-x="-0.2402in" draw:caption-point-y="0.6157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0508in" draw:caption-point-x="-0.2402in" draw:caption-point-y="0.6118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0512in" draw:caption-point-x="-0.2402in" draw:caption-point-y="0.6114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0512in" draw:caption-point-x="-0.2402in" draw:caption-point-y="0.6114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0551in" draw:caption-point-x="-0.2402in" draw:caption-point-y="0.6075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0563in" draw:caption-point-x="-0.2402in" draw:caption-point-y="0.6063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0563in" draw:caption-point-x="-0.2402in" draw:caption-point-y="0.6063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110" table:formula="of:=SUM([.D29:.AH29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6.2976in" draw:caption-point-x="-0.2402in" draw:caption-point-y="0.6126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2996in" draw:caption-point-x="-0.2402in" draw:caption-point-y="0.6106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3039in" draw:caption-point-x="-0.2402in" draw:caption-point-y="0.606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3059in" draw:caption-point-x="-0.2402in" draw:caption-point-y="0.6043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110" table:formula="of:=SUM([.D30:.AH3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4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31in" draw:caption-point-x="-0.2402in" draw:caption-point-y="0.615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55in" draw:caption-point-x="-0.2402in" draw:caption-point-y="0.6126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75in" draw:caption-point-x="-0.2402in" draw:caption-point-y="0.610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098in" draw:caption-point-x="-0.2402in" draw:caption-point-y="0.6083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3in" draw:caption-point-x="-0.2402in" draw:caption-point-y="0.6051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13in" draw:caption-point-x="-0.2402in" draw:caption-point-y="0.5469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65in" draw:caption-point-x="-0.2402in" draw:caption-point-y="0.6016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69in" draw:caption-point-x="-0.2402in" draw:caption-point-y="0.6012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28in" draw:caption-point-x="-0.2402in" draw:caption-point-y="0.613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35in" draw:caption-point-x="-0.2402in" draw:caption-point-y="0.6122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51in" draw:caption-point-x="-0.2402in" draw:caption-point-y="0.6106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1in" draw:caption-point-x="-0.2402in" draw:caption-point-y="0.6047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14in" draw:caption-point-x="-0.2402in" draw:caption-point-y="0.6043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42in" draw:caption-point-x="-0.2402in" draw:caption-point-y="0.601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46in" draw:caption-point-x="-0.2402in" draw:caption-point-y="0.6012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5984in" draw:caption-point-x="-0.2402in" draw:caption-point-y="0.615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63in" draw:caption-point-x="-0.2402in" draw:caption-point-y="0.607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53in" draw:caption-point-x="-0.2402in" draw:caption-point-y="0.6157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48in" draw:caption-point-x="-0.2402in" draw:caption-point-y="0.613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484in" draw:caption-point-x="-0.2402in" draw:caption-point-y="0.6126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504in" draw:caption-point-x="-0.2402in" draw:caption-point-y="0.6106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598in" draw:caption-point-x="-0.2402in" draw:caption-point-y="0.6012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37in" draw:caption-point-x="-0.2402in" draw:caption-point-y="0.615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008in" draw:caption-point-x="-0.2402in" draw:caption-point-y="0.6079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63in" draw:caption-point-x="-0.2402in" draw:caption-point-y="0.6024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17in" draw:caption-point-x="-0.2402in" draw:caption-point-y="0.615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61in" draw:caption-point-x="-0.2402in" draw:caption-point-y="0.610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35in" draw:caption-point-x="-0.2402in" draw:caption-point-y="0.6031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57in" draw:caption-point-x="-0.2402in" draw:caption-point-y="0.6063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43in" draw:caption-point-x="-0.2402in" draw:caption-point-y="0.6154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66in" draw:caption-point-x="-0.2402in" draw:caption-point-y="0.613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7in" draw:caption-point-x="-0.2402in" draw:caption-point-y="0.6126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74in" draw:caption-point-x="-0.2402in" draw:caption-point-y="0.6122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89in" draw:caption-point-x="-0.2402in" draw:caption-point-y="0.6106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906in" draw:caption-point-x="-0.2402in" draw:caption-point-y="0.6091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49in" draw:caption-point-x="-0.2402in" draw:caption-point-y="0.6047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0992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0992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0992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0992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0992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11in" draw:caption-point-x="-0.2402in" draw:caption-point-y="0.613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23in" draw:caption-point-x="-0.2402in" draw:caption-point-y="0.6126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43in" draw:caption-point-x="-0.2402in" draw:caption-point-y="0.6106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43in" draw:caption-point-x="-0.2402in" draw:caption-point-y="0.6106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906in" draw:caption-point-x="-0.2402in" draw:caption-point-y="0.6043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17in" draw:caption-point-x="-0.2402in" draw:caption-point-y="0.6031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29in" draw:caption-point-x="-0.2402in" draw:caption-point-y="0.602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41in" draw:caption-point-x="-0.2402in" draw:caption-point-y="0.6008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72in" draw:caption-point-x="-0.2402in" draw:caption-point-y="0.6154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299in" draw:caption-point-x="-0.2402in" draw:caption-point-y="0.6126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58in" draw:caption-point-x="-0.2402in" draw:caption-point-y="0.6067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3303in" draw:caption-point-x="-0.2402in" draw:caption-point-y="0.6079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23" table:formula="of:=SUM([.D18:.AG18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5827in" draw:caption-point-x="-0.2402in" draw:caption-point-y="0.6031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123" table:formula="of:=SUM([.D19:.AG1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3.8307in" draw:caption-point-x="-0.2402in" draw:caption-point-y="0.6028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23" table:formula="of:=SUM([.D20:.AG20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0657in" draw:caption-point-x="-0.2402in" draw:caption-point-y="0.6154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0673in" draw:caption-point-x="-0.2402in" draw:caption-point-y="0.6138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0724in" draw:caption-point-x="-0.2402in" draw:caption-point-y="0.6087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076in" draw:caption-point-x="-0.2402in" draw:caption-point-y="0.6051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hanHTH</text:p>
          </table:table-cell>
          <table:table-cell table:style-name="ce123" table:formula="of:=SUM([.D21:.AG21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123" table:formula="of:=SUM([.D23:.AG2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4.8134in" draw:caption-point-x="-0.2402in" draw:caption-point-y="0.6106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4.8165in" draw:caption-point-x="-0.2402in" draw:caption-point-y="0.6075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4.8181in" draw:caption-point-x="-0.2402in" draw:caption-point-y="0.6059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4.8189in" draw:caption-point-x="-0.2402in" draw:caption-point-y="0.6051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123" table:formula="of:=SUM([.D24:.AG24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0618in" draw:caption-point-x="-0.2402in" draw:caption-point-y="0.6098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123" table:formula="of:=SUM([.D25:.AG2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3079in" draw:caption-point-x="-0.2402in" draw:caption-point-y="0.6114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123" table:formula="of:=SUM([.D26:.AG2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5535in" draw:caption-point-x="-0.2402in" draw:caption-point-y="0.613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5.5567in" draw:caption-point-x="-0.2402in" draw:caption-point-y="0.6106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5.5657in" draw:caption-point-x="-0.2402in" draw:caption-point-y="0.6016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5.8028in" draw:caption-point-x="-0.2402in" draw:caption-point-y="0.6122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5.8043in" draw:caption-point-x="-0.2402in" draw:caption-point-y="0.6106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0531in" draw:caption-point-x="-0.2402in" draw:caption-point-y="0.6094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0583in" draw:caption-point-x="-0.2402in" draw:caption-point-y="0.6043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123" table:formula="of:=SUM([.D29:.AG29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6.2949in" draw:caption-point-x="-0.2402in" draw:caption-point-y="0.6154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6.2949in" draw:caption-point-x="-0.2402in" draw:caption-point-y="0.6154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2965in" draw:caption-point-x="-0.2402in" draw:caption-point-y="0.6138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2972in" draw:caption-point-x="-0.2402in" draw:caption-point-y="0.613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6.2976in" draw:caption-point-x="-0.2402in" draw:caption-point-y="0.6126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298in" draw:caption-point-x="-0.2402in" draw:caption-point-y="0.6122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6.2996in" draw:caption-point-x="-0.2402in" draw:caption-point-y="0.6106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6.3in" draw:caption-point-x="-0.2402in" draw:caption-point-y="0.6102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6.3039in" draw:caption-point-x="-0.2402in" draw:caption-point-y="0.6063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3071in" draw:caption-point-x="-0.2402in" draw:caption-point-y="0.6031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6.3039in" draw:caption-point-x="-0.2402in" draw:caption-point-y="0.6063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3091in" draw:caption-point-x="-0.2402in" draw:caption-point-y="0.6012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123" table:formula="of:=SUM([.D30:.AG3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6.5535in" draw:caption-point-x="-0.2402in" draw:caption-point-y="0.6043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123" table:formula="of:=SUM([.D31:.AG3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7933in" draw:caption-point-x="-0.2402in" draw:caption-point-y="0.6122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6.7949in" draw:caption-point-x="-0.2402in" draw:caption-point-y="0.6106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6.7949in" draw:caption-point-x="-0.2402in" draw:caption-point-y="0.6106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7984in" draw:caption-point-x="-0.2402in" draw:caption-point-y="0.607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8024in" draw:caption-point-x="-0.2402in" draw:caption-point-y="0.6031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8039in" draw:caption-point-x="-0.2402in" draw:caption-point-y="0.601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123" table:formula="of:=SUM([.D32:.AG32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7.0425in" draw:caption-point-x="-0.2402in" draw:caption-point-y="0.6106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7.0425in" draw:caption-point-x="-0.2402in" draw:caption-point-y="0.6106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7.0425in" draw:caption-point-x="-0.2402in" draw:caption-point-y="0.6106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9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59in" draw:caption-point-x="-0.2402in" draw:caption-point-y="0.6122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63in" draw:caption-point-x="-0.2402in" draw:caption-point-y="0.6118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14in" draw:caption-point-x="-0.2402in" draw:caption-point-y="0.6067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22in" draw:caption-point-x="-0.2402in" draw:caption-point-y="0.6059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38in" draw:caption-point-x="-0.2402in" draw:caption-point-y="0.6043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42in" draw:caption-point-x="-0.2402in" draw:caption-point-y="0.6039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173in" draw:caption-point-x="-0.2402in" draw:caption-point-y="0.6008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2in" draw:caption-point-x="-0.2402in" draw:caption-point-y="0.6138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63in" draw:caption-point-x="-0.2402in" draw:caption-point-y="0.6094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598in" draw:caption-point-x="-0.2402in" draw:caption-point-y="0.6059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57in" draw:caption-point-x="-0.2402in" draw:caption-point-y="0.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5984in" draw:caption-point-x="-0.2402in" draw:caption-point-y="0.615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61in" draw:caption-point-x="-0.2402in" draw:caption-point-y="0.615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492in" draw:caption-point-x="-0.2402in" draw:caption-point-y="0.6118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63in" draw:caption-point-x="-0.2402in" draw:caption-point-y="0.6047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583in" draw:caption-point-x="-0.2402in" draw:caption-point-y="0.6028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61in" draw:caption-point-x="-0.2402in" draw:caption-point-y="0.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59in" draw:caption-point-x="-0.2402in" draw:caption-point-y="0.6028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087in" draw:caption-point-x="-0.2402in" draw:caption-point-y="0.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472in" draw:caption-point-x="-0.2402in" draw:caption-point-y="0.6094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16in" draw:caption-point-x="-0.2402in" draw:caption-point-y="0.6051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413in" draw:caption-point-x="-0.2402in" draw:caption-point-y="0.615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413in" draw:caption-point-x="-0.2402in" draw:caption-point-y="0.615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413in" draw:caption-point-x="-0.2402in" draw:caption-point-y="0.615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413in" draw:caption-point-x="-0.2402in" draw:caption-point-y="0.615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5984in" draw:caption-point-x="-0.2402in" draw:caption-point-y="0.6059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492in" draw:caption-point-x="-0.2402in" draw:caption-point-y="0.602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492in" draw:caption-point-x="-0.2402in" draw:caption-point-y="0.602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512in" draw:caption-point-x="-0.2402in" draw:caption-point-y="0.6008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5in" draw:caption-point-x="-0.2402in" draw:caption-point-y="0.6146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5in" draw:caption-point-x="-0.2402in" draw:caption-point-y="0.6146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882in" draw:caption-point-x="-0.2402in" draw:caption-point-y="0.6114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874in" draw:caption-point-x="-0.2402in" draw:caption-point-y="0.6122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894in" draw:caption-point-x="-0.2402in" draw:caption-point-y="0.6102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894in" draw:caption-point-x="-0.2402in" draw:caption-point-y="0.6102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35in" draw:caption-point-x="-0.2402in" draw:caption-point-y="0.6114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49in" draw:caption-point-x="-0.2402in" draw:caption-point-y="0.6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295in" draw:caption-point-x="-0.2402in" draw:caption-point-y="0.613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23in" draw:caption-point-x="-0.2402in" draw:caption-point-y="0.6102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23in" draw:caption-point-x="-0.2402in" draw:caption-point-y="0.6102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382in" draw:caption-point-x="-0.2402in" draw:caption-point-y="0.6043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17in" draw:caption-point-x="-0.2402in" draw:caption-point-y="0.6008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25in" draw:caption-point-x="-0.2402in" draw:caption-point-y="0.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54in" draw:caption-point-x="-0.2402in" draw:caption-point-y="0.6047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36" table:formula="of:=SUM([.D17:.AH1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3323in" draw:caption-point-x="-0.2402in" draw:caption-point-y="0.6059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36" table:formula="of:=SUM([.D18:.AH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5783in" draw:caption-point-x="-0.2402in" draw:caption-point-y="0.6075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5807in" draw:caption-point-x="-0.2402in" draw:caption-point-y="0.6051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3.8299in" draw:caption-point-x="-0.2402in" draw:caption-point-y="0.6035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36" table:formula="of:=SUM([.D20:.AH20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0661in" draw:caption-point-x="-0.2402in" draw:caption-point-y="0.615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0677in" draw:caption-point-x="-0.2402in" draw:caption-point-y="0.6134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0657in" draw:caption-point-x="-0.2402in" draw:caption-point-y="0.615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0657in" draw:caption-point-x="-0.2402in" draw:caption-point-y="0.615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0657in" draw:caption-point-x="-0.2402in" draw:caption-point-y="0.615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0764in" draw:caption-point-x="-0.2402in" draw:caption-point-y="0.6047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36" table:formula="of:=SUM([.D21:.AH21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38in" draw:caption-point-x="-0.2402in" draw:caption-point-y="0.615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3181in" draw:caption-point-x="-0.2402in" draw:caption-point-y="0.6106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36" table:formula="of:=SUM([.D22:.AH2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36" table:formula="of:=SUM([.D23:.AH2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36" table:formula="of:=SUM([.D24:.AH24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SonPX</text:p>
          </table:table-cell>
          <table:table-cell table:style-name="ce136" table:formula="of:=SUM([.D26:.AH2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5.5571in" draw:caption-point-x="-0.2402in" draw:caption-point-y="0.6102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ienND</text:p>
          </table:table-cell>
          <table:table-cell table:style-name="ce136" table:formula="of:=SUM([.D27:.AH2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136" table:formula="of:=SUM([.D28:.AH2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0492in" draw:caption-point-x="-0.2402in" draw:caption-point-y="0.6134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0508in" draw:caption-point-x="-0.2402in" draw:caption-point-y="0.6118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0547in" draw:caption-point-x="-0.2402in" draw:caption-point-y="0.6079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0551in" draw:caption-point-x="-0.2402in" draw:caption-point-y="0.6075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6.0591in" draw:caption-point-x="-0.2402in" draw:caption-point-y="0.6035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6.0634in" draw:caption-point-x="-0.2402in" draw:caption-point-y="0.5992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136" table:formula="of:=SUM([.D29:.AH2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6.2988in" draw:caption-point-x="-0.2402in" draw:caption-point-y="0.6114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136" table:formula="of:=SUM([.D30:.AH3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6.5543in" draw:caption-point-x="-0.2402in" draw:caption-point-y="0.6035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ThuyLTT</text:p>
          </table:table-cell>
          <table:table-cell table:style-name="ce136" table:formula="of:=SUM([.D31:.AH31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6.7906in" draw:caption-point-x="-0.2402in" draw:caption-point-y="0.615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6.7921in" draw:caption-point-x="-0.2402in" draw:caption-point-y="0.6134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6.7945in" draw:caption-point-x="-0.2402in" draw:caption-point-y="0.611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6.7965in" draw:caption-point-x="-0.2402in" draw:caption-point-y="0.6091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6.7996in" draw:caption-point-x="-0.2402in" draw:caption-point-y="0.6059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6.8012in" draw:caption-point-x="-0.2402in" draw:caption-point-y="0.6043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6.8028in" draw:caption-point-x="-0.2402in" draw:caption-point-y="0.6028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6.8035in" draw:caption-point-x="-0.2402in" draw:caption-point-y="0.602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136" table:formula="of:=SUM([.D32:.AH3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136" table:formula="of:=SUM([.D33:.AH33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7.2858in" draw:caption-point-x="-0.2402in" draw:caption-point-y="0.615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2874in" draw:caption-point-x="-0.2402in" draw:caption-point-y="0.6134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2894in" draw:caption-point-x="-0.2402in" draw:caption-point-y="0.6114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7.2894in" draw:caption-point-x="-0.2402in" draw:caption-point-y="0.6114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7.2933in" draw:caption-point-x="-0.2402in" draw:caption-point-y="0.6075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7.2937in" draw:caption-point-x="-0.2402in" draw:caption-point-y="0.6071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7.2972in" draw:caption-point-x="-0.2402in" draw:caption-point-y="0.6035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7.3in" draw:caption-point-x="-0.2402in" draw:caption-point-y="0.600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7.3008in" draw:caption-point-x="-0.2402in" draw:caption-point-y="0.6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7.3in" draw:caption-point-x="-0.2402in" draw:caption-point-y="0.600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136" table:formula="of:=SUM([.D34:.AH34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7.5484in" draw:caption-point-x="-0.2402in" draw:caption-point-y="0.6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067in" draw:caption-point-x="-0.2402in" draw:caption-point-y="0.6114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071in" draw:caption-point-x="-0.2402in" draw:caption-point-y="0.611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075in" draw:caption-point-x="-0.2402in" draw:caption-point-y="0.6106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083in" draw:caption-point-x="-0.2402in" draw:caption-point-y="0.6098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094in" draw:caption-point-x="-0.2402in" draw:caption-point-y="0.6087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083in" draw:caption-point-x="-0.2402in" draw:caption-point-y="0.6098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1.0925in" svg:y="0.115in" draw:caption-point-x="-0.2402in" draw:caption-point-y="0.6031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5.6587in" svg:y="0.1181in" draw:caption-point-x="-0.2402in" draw:caption-point-y="0.6in">
              <dc:date>2016-08-29T00:00:00</dc:date>
              <text:p text:style-name="P1"><text:span text:style-name="T1">Sáng đi lấy bảng điểm TOEIC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547in" draw:caption-point-x="-0.2402in" draw:caption-point-y="0.611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551in" draw:caption-point-x="-0.2402in" draw:caption-point-y="0.6106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555in" draw:caption-point-x="-0.2402in" draw:caption-point-y="0.6102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9189in" svg:y="0.3642in" draw:caption-point-x="-0.2402in" draw:caption-point-y="0.6016in">
              <dc:date>2016-08-23T00:00:00</dc:date>
              <text:p text:style-name="P1"><text:span text:style-name="T1">Bị nổi mẩn, rôm sảy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6028in" draw:caption-point-x="-0.2402in" draw:caption-point-y="0.6106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6047in" draw:caption-point-x="-0.2402in" draw:caption-point-y="0.6087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1791in" svg:y="0.6083in" draw:caption-point-x="-0.2402in" draw:caption-point-y="0.6051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492in" draw:caption-point-x="-0.2402in" draw:caption-point-y="0.6118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9098in" draw:caption-point-x="-0.2402in" draw:caption-point-y="0.5512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535in" draw:caption-point-x="-0.2402in" draw:caption-point-y="0.6075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539in" draw:caption-point-x="-0.2402in" draw:caption-point-y="0.6071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3.8323in" svg:y="0.8602in" draw:caption-point-x="-0.2402in" draw:caption-point-y="0.6008in">
              <dc:date>2016-08-25T00:00:00</dc:date>
              <text:p text:style-name="P1"><text:span text:style-name="T1">Lên trườ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0.861in" draw:caption-point-x="-0.2402in" draw:caption-point-y="0.6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6.572in" svg:y="0.8634in" draw:caption-point-x="-0.2402in" draw:caption-point-y="0.5976in">
              <dc:date>2016-08-31T00:00:00</dc:date>
              <text:p text:style-name="P1"><text:span text:style-name="T1">8h50 vào cty, bị CAGT phạt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0972in" draw:caption-point-x="-0.2402in" draw:caption-point-y="0.6114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1012in" draw:caption-point-x="-0.2402in" draw:caption-point-y="0.6075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2">
            <text:p>2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3461in" draw:caption-point-x="-0.2402in" draw:caption-point-y="0.6106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3488in" draw:caption-point-x="-0.2402in" draw:caption-point-y="0.6079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1.3516in" draw:caption-point-x="-0.2402in" draw:caption-point-y="0.6051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1.3539in" draw:caption-point-x="-0.2402in" draw:caption-point-y="0.6028in">
              <dc:date>2016-08-22T00:00:00</dc:date>
              <text:p text:style-name="P1"><text:span text:style-name="T1">Bị té xe</text:span></text:p>
            </office:annotation>
            <text:p>1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8421in" draw:caption-point-x="-0.2402in" draw:caption-point-y="0.6098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1.8512in" draw:caption-point-x="-0.2402in" draw:caption-point-y="0.6008in">
              <dc:date>2016-08-25T00:00:00</dc:date>
              <text:p text:style-name="P1"><text:span text:style-name="T1">Trễ 8h4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1.8528in" draw:caption-point-x="-0.2402in" draw:caption-point-y="0.5992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0909in" draw:caption-point-x="-0.2402in" draw:caption-point-y="0.6087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0925in" draw:caption-point-x="-0.2402in" draw:caption-point-y="0.6071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0957in" draw:caption-point-x="-0.2402in" draw:caption-point-y="0.6039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3756in" svg:y="2.0984in" draw:caption-point-x="-0.2402in" draw:caption-point-y="0.6012in">
              <dc:date>2016-08-24T00:00:00</dc:date>
              <text:p text:style-name="P1"><text:span text:style-name="T1">Vào rồi nhưng ra ngân hàng có xíu việc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8323in" svg:y="2.0988in" draw:caption-point-x="-0.2402in" draw:caption-point-y="0.6008in">
              <dc:date>2016-08-25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string">
            <text:p>?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5831in" draw:caption-point-x="-0.2402in" draw:caption-point-y="0.6118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5839in" draw:caption-point-x="-0.2402in" draw:caption-point-y="0.611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5843in" draw:caption-point-x="-0.2402in" draw:caption-point-y="0.6106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587in" draw:caption-point-x="-0.2402in" draw:caption-point-y="0.6079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5874in" draw:caption-point-x="-0.2402in" draw:caption-point-y="0.6075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5882in" draw:caption-point-x="-0.2402in" draw:caption-point-y="0.6067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5882in" draw:caption-point-x="-0.2402in" draw:caption-point-y="0.6067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5909in" draw:caption-point-x="-0.2402in" draw:caption-point-y="0.6039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12.4622in" svg:y="2.5921in" draw:caption-point-x="-0.2402in" draw:caption-point-y="0.6028in">
              <dc:date>2016-08-22T00:00:00</dc:date>
              <text:p text:style-name="P1"><text:span text:style-name="T1">Đi khám tai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5941in" draw:caption-point-x="-0.2402in" draw:caption-point-y="0.6008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5949in" draw:caption-point-x="-0.2402in" draw:caption-point-y="0.6in">
              <dc:date>2016-08-29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2.5957in" draw:caption-point-x="-0.2402in" draw:caption-point-y="0.5992in">
              <dc:date>2016-08-3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8311in" draw:caption-point-x="-0.2402in" draw:caption-point-y="0.6114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8315in" draw:caption-point-x="-0.2402in" draw:caption-point-y="0.611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2.837in" draw:caption-point-x="-0.2402in" draw:caption-point-y="0.6055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8327in" draw:caption-point-x="-0.2402in" draw:caption-point-y="0.6098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8913in" draw:caption-point-x="-0.2402in" draw:caption-point-y="0.5512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2.8413in" draw:caption-point-x="-0.2402in" draw:caption-point-y="0.6012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8417in" draw:caption-point-x="-0.2402in" draw:caption-point-y="0.6008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8425in" draw:caption-point-x="-0.2402in" draw:caption-point-y="0.6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49" table:formula="of:=SUM([.D17:.AH17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328in" draw:caption-point-x="-0.2402in" draw:caption-point-y="0.6102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3303in" draw:caption-point-x="-0.2402in" draw:caption-point-y="0.6079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3311in" draw:caption-point-x="-0.2402in" draw:caption-point-y="0.6071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49" table:formula="of:=SUM([.D18:.AH18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3.5819in" draw:caption-point-x="-0.2402in" draw:caption-point-y="0.6039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3.5854in" draw:caption-point-x="-0.2402in" draw:caption-point-y="0.6004in">
              <dc:date>2016-09-06T00:00:00</dc:date>
              <text:p text:style-name="P1"><text:span text:style-name="T1">Nghỉ buổi sáng đi khám lung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49" table:formula="of:=SUM([.D19:.AH19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3.8232in" draw:caption-point-x="-0.2402in" draw:caption-point-y="0.6102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3.8256in" draw:caption-point-x="-0.2402in" draw:caption-point-y="0.6079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49" table:formula="of:=SUM([.D20:.AH2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074in" draw:caption-point-x="-0.2402in" draw:caption-point-y="0.6071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49" table:formula="of:=SUM([.D21:.AH2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326in" draw:caption-point-x="-0.2402in" draw:caption-point-y="0.6028in">
              <dc:date>2016-08-22T00:00:00</dc:date>
              <text:p text:style-name="P1"><text:span text:style-name="T1">Bị ố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3276in" draw:caption-point-x="-0.2402in" draw:caption-point-y="0.6012in">
              <dc:date>2016-08-24T00:00:00</dc:date>
              <text:p text:style-name="P1"><text:span text:style-name="T1">Chở bé đi khám bện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4.3295in" draw:caption-point-x="-0.2402in" draw:caption-point-y="0.5992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49" table:formula="of:=SUM([.D22:.AH2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49" table:formula="of:=SUM([.D23:.AH23])" office:value-type="float" office:value="2.5">
            <text:p>2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4.8173in" draw:caption-point-x="-0.2402in" draw:caption-point-y="0.6067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office:value-type="float" office:value="0.5">
            <office:annotation draw:style-name="gr2" draw:text-style-name="P1" svg:width="1.1413in" svg:height="0.5457in" svg:x="9.7228in" svg:y="4.8173in" draw:caption-point-x="-0.2402in" draw:caption-point-y="0.6067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4.8173in" draw:caption-point-x="-0.2402in" draw:caption-point-y="0.6067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8228in" draw:caption-point-x="-0.2402in" draw:caption-point-y="0.6012in">
              <dc:date>2016-08-24T00:00:00</dc:date>
              <text:p text:style-name="P1"><text:span text:style-name="T1">Qua trường xin vào trê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6.1154in" svg:y="4.8256in" draw:caption-point-x="-0.2402in" draw:caption-point-y="0.5984in">
              <dc:date>2016-08-3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49" table:formula="of:=SUM([.D24:.AH2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49" table:formula="of:=SUM([.D25:.AH2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5.3177in" draw:caption-point-x="-0.2402in" draw:caption-point-y="0.6016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PhongTH</text:p>
          </table:table-cell>
          <table:table-cell table:style-name="ce149" table:formula="of:=SUM([.D26:.AH26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5.5563in" draw:caption-point-x="-0.2402in" draw:caption-point-y="0.611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5575in" draw:caption-point-x="-0.2402in" draw:caption-point-y="0.6098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9.2661in" svg:y="5.5614in" draw:caption-point-x="-0.2402in" draw:caption-point-y="0.6059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149" table:formula="of:=SUM([.D27:.AH27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5.8043in" draw:caption-point-x="-0.2402in" draw:caption-point-y="0.6106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5.8071in" draw:caption-point-x="-0.2402in" draw:caption-point-y="0.6079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149" table:formula="of:=SUM([.D28:.AH28])" office:value-type="float" office:value="2">
            <text:p>2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6.0524in" draw:caption-point-x="-0.2402in" draw:caption-point-y="0.6102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6.0614in" draw:caption-point-x="-0.2402in" draw:caption-point-y="0.6012in">
              <dc:date>2016-08-24T00:00:00</dc:date>
              <text:p text:style-name="P1"><text:span text:style-name="T1">Sáng ra ngân hàng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6.572in" svg:y="6.063in" draw:caption-point-x="-0.2402in" draw:caption-point-y="0.5996in">
              <dc:date>2016-08-29T00:00:00</dc:date>
              <text:p text:style-name="P1"><text:span text:style-name="T1">Về quê đám giỗ bà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149" table:formula="of:=SUM([.D29:.AH29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3in" draw:caption-point-x="-0.2402in" draw:caption-point-y="0.6102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3004in" draw:caption-point-x="-0.2402in" draw:caption-point-y="0.6098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6.3024in" draw:caption-point-x="-0.2402in" draw:caption-point-y="0.6079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6.3031in" draw:caption-point-x="-0.2402in" draw:caption-point-y="0.6071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2.9189in" svg:y="6.3087in" draw:caption-point-x="-0.2402in" draw:caption-point-y="0.6016in">
              <dc:date>2016-08-23T00:00:00</dc:date>
              <text:p text:style-name="P1"><text:span text:style-name="T1">Bận việc nhà nên vô trễ chút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6.311in" draw:caption-point-x="-0.2402in" draw:caption-point-y="0.5992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149" table:formula="of:=SUM([.D30:.AH30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9.7228in" svg:y="6.552in" draw:caption-point-x="-0.2402in" draw:caption-point-y="0.6059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3.8323in" svg:y="6.5571in" draw:caption-point-x="-0.2402in" draw:caption-point-y="0.6008in">
              <dc:date>2016-09-06T00:00:00</dc:date>
              <text:p text:style-name="P1"><text:span text:style-name="T1">Bị cả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ThinhDH</text:p>
          </table:table-cell>
          <table:table-cell table:style-name="ce149" table:formula="of:=SUM([.D31:.AH31])" office:value-type="float" office:value="5.5">
            <text:p>5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6.7988in" draw:caption-point-x="-0.2402in" draw:caption-point-y="0.6067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6.7988in" draw:caption-point-x="-0.2402in" draw:caption-point-y="0.6067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6.7988in" draw:caption-point-x="-0.2402in" draw:caption-point-y="0.6067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6.7988in" draw:caption-point-x="-0.2402in" draw:caption-point-y="0.6067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6.7988in" draw:caption-point-x="-0.2402in" draw:caption-point-y="0.6067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9189in" svg:y="6.8039in" draw:caption-point-x="-0.2402in" draw:caption-point-y="0.6016in">
              <dc:date>2016-08-22T00:00:00</dc:date>
              <text:p text:style-name="P1"><text:span text:style-name="T1">Dky chỗ ở KTX và dọn phò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149" table:formula="of:=SUM([.D32:.AH32])" office:value-type="float" office:value="1.5">
            <text:p>1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7.0425in" draw:caption-point-x="-0.2402in" draw:caption-point-y="0.6106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0461in" draw:caption-point-x="-0.2402in" draw:caption-point-y="0.6071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3" draw:text-style-name="P1" svg:width="1.1413in" svg:height="0.7012in" svg:x="12.4622in" svg:y="7.0504in" draw:caption-point-x="-0.2402in" draw:caption-point-y="0.6028in">
              <dc:date>2016-08-22T00:00:00</dc:date>
              <text:p text:style-name="P1"><text:span text:style-name="T1">Đưa Duyên vô bệnh viện, vô trễ, 10h30 vào cty <text:s/>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052in" draw:caption-point-x="-0.2402in" draw:caption-point-y="0.6012in">
              <dc:date>2016-08-24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14.289in" svg:y="7.0528in" draw:caption-point-x="-0.2402in" draw:caption-point-y="0.6004in">
              <dc:date>2016-08-26T00:00:00</dc:date>
              <text:p text:style-name="P1"><text:span text:style-name="T1">Tối qua OT, duối quá xin đi tre644, 9h30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ThoaiVK</text:p>
          </table:table-cell>
          <table:table-cell table:style-name="ce149" table:formula="of:=SUM([.D33:.AH33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7.2894in" draw:caption-point-x="-0.2402in" draw:caption-point-y="0.6114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2898in" draw:caption-point-x="-0.2402in" draw:caption-point-y="0.611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2906in" draw:caption-point-x="-0.2402in" draw:caption-point-y="0.6102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7.3496in" draw:caption-point-x="-0.2402in" draw:caption-point-y="0.5512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8205in" svg:y="7.2929in" draw:caption-point-x="-0.2402in" draw:caption-point-y="0.6079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2937in" draw:caption-point-x="-0.2402in" draw:caption-point-y="0.6071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2957in" draw:caption-point-x="-0.2402in" draw:caption-point-y="0.6051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3016in" draw:caption-point-x="-0.2402in" draw:caption-point-y="0.5992in">
              <dc:date>2016-08-30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149" table:formula="of:=SUM([.D34:.AH34])" office:value-type="float" office:value="2">
            <text:p>2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5374in" draw:caption-point-x="-0.2402in" draw:caption-point-y="0.611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7.5378in" draw:caption-point-x="-0.2402in" draw:caption-point-y="0.6106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5413in" draw:caption-point-x="-0.2402in" draw:caption-point-y="0.6071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5417in" draw:caption-point-x="-0.2402in" draw:caption-point-y="0.6067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5469in" draw:caption-point-x="-0.2402in" draw:caption-point-y="0.6016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3756in" svg:y="7.5472in" draw:caption-point-x="-0.2402in" draw:caption-point-y="0.6012in">
              <dc:date>2016-08-24T00:00:00</dc:date>
              <text:p text:style-name="P1"><text:span text:style-name="T1">Bị trúng thực, off buổi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5476in" draw:caption-point-x="-0.2402in" draw:caption-point-y="0.6008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5484in" draw:caption-point-x="-0.2402in" draw:caption-point-y="0.6in">
              <dc:date>2016-08-2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149" table:formula="of:=SUM([.D35:.AH35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7.7925in" draw:caption-point-x="-0.2402in" draw:caption-point-y="0.6039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7949in" draw:caption-point-x="-0.2402in" draw:caption-point-y="0.6016in">
              <dc:date>2016-08-2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7965in" draw:caption-point-x="-0.2402in" draw:caption-point-y="0.6in">
              <dc:date>2016-08-29T00:00:00</dc:date>
              <text:p text:style-name="P1"><text:span text:style-name="T1">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6.572in" svg:y="7.8004in" draw:caption-point-x="-0.2402in" draw:caption-point-y="0.5961in">
              <dc:date>2016-09-06T00:00:00</dc:date>
              <text:p text:style-name="P1"><text:span text:style-name="T1">Nhà có việc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149" table:formula="of:=SUM([.D36:.AH36])" office:value-type="float" office:value="1.5">
            <text:p>1.5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8.0323in" draw:caption-point-x="-0.2402in" draw:caption-point-y="0.6118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8.0346in" draw:caption-point-x="-0.2402in" draw:caption-point-y="0.6094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6.8205in" svg:y="8.0362in" draw:caption-point-x="-0.2402in" draw:caption-point-y="0.6079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0425in" draw:caption-point-x="-0.2402in" draw:caption-point-y="0.6016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3.3756in" svg:y="8.0429in" draw:caption-point-x="-0.2402in" draw:caption-point-y="0.6012in">
              <dc:date>2016-08-24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5.6587in" svg:y="8.0441in" draw:caption-point-x="-0.2402in" draw:caption-point-y="0.6in">
              <dc:date>2016-08-29T00:00:00</dc:date>
              <text:p text:style-name="P1"><text:span text:style-name="T1">Đưa con đi khám bệnh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8.0449in" draw:caption-point-x="-0.2402in" draw:caption-point-y="0.5992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149" table:formula="of:=SUM([.D37:.AH37])" office:value-type="float" office:value="0.5">
            <text:p>0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8.2917in" draw:caption-point-x="-0.2402in" draw:caption-point-y="0.6in">
              <dc:date>2016-08-29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3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9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69"/>
        <table:table-column table:style-name="co22" table:number-columns-repeated="7" table:default-cell-style-name="ce169"/>
        <table:table-column table:style-name="co21" table:number-columns-repeated="16" table:default-cell-style-name="ce16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64" table:number-columns-repeated="8"/>
          <table:table-cell table:style-name="ce172" office:value-type="string" table:number-columns-spanned="2" table:number-rows-spanned="1">
            <text:p>Month</text:p>
          </table:table-cell>
          <table:covered-table-cell table:style-name="ce173"/>
          <table:table-cell table:style-name="ce174" table:content-validation-name="val1" office:value-type="float" office:value="9" table:number-columns-spanned="2" table:number-rows-spanned="1">
            <text:p>9</text:p>
          </table:table-cell>
          <table:covered-table-cell table:style-name="ce173"/>
          <table:table-cell table:style-name="ce172" office:value-type="string" table:number-columns-spanned="2" table:number-rows-spanned="1">
            <text:p>Year</text:p>
          </table:table-cell>
          <table:covered-table-cell table:style-name="ce173"/>
          <table:table-cell table:style-name="ce172" office:value-type="float" office:value="2016" table:number-columns-spanned="2" table:number-rows-spanned="1">
            <text:p>2016</text:p>
          </table:table-cell>
          <table:covered-table-cell table:style-name="ce175"/>
          <table:table-cell table:style-name="ce164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65" table:formula="of:=DATE([.$R$1];[.N1];1)" office:value-type="date" office:date-value="2016-09-01">
            <text:p>01</text:p>
          </table:table-cell>
          <table:table-cell table:style-name="ce165" table:formula="of:=[.D2]+1" office:value-type="date" office:date-value="2016-09-02">
            <office:annotation draw:style-name="gr4" draw:text-style-name="P1" svg:width="1.1413in" svg:height="0.3902in" svg:x="3.1024in" svg:y="0in" draw:caption-point-x="-0.2402in" draw:caption-point-y="0.2374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65" table:formula="of:=[.E2]+1" office:value-type="date" office:date-value="2016-09-03">
            <text:p>03</text:p>
          </table:table-cell>
          <table:table-cell table:style-name="ce165" table:formula="of:=[.F2]+1" office:value-type="date" office:date-value="2016-09-04">
            <text:p>04</text:p>
          </table:table-cell>
          <table:table-cell table:style-name="ce165" table:formula="of:=[.G2]+1" office:value-type="date" office:date-value="2016-09-05">
            <text:p>05</text:p>
          </table:table-cell>
          <table:table-cell table:style-name="ce165" table:formula="of:=[.H2]+1" office:value-type="date" office:date-value="2016-09-06">
            <text:p>06</text:p>
          </table:table-cell>
          <table:table-cell table:style-name="ce165" table:formula="of:=[.I2]+1" office:value-type="date" office:date-value="2016-09-07">
            <text:p>07</text:p>
          </table:table-cell>
          <table:table-cell table:style-name="ce165" table:formula="of:=[.J2]+1" office:value-type="date" office:date-value="2016-09-08">
            <text:p>08</text:p>
          </table:table-cell>
          <table:table-cell table:style-name="ce165" table:formula="of:=[.K2]+1" office:value-type="date" office:date-value="2016-09-09">
            <text:p>09</text:p>
          </table:table-cell>
          <table:table-cell table:style-name="ce165" table:formula="of:=[.L2]+1" office:value-type="date" office:date-value="2016-09-10">
            <text:p>10</text:p>
          </table:table-cell>
          <table:table-cell table:style-name="ce165" table:formula="of:=[.M2]+1" office:value-type="date" office:date-value="2016-09-11">
            <text:p>11</text:p>
          </table:table-cell>
          <table:table-cell table:style-name="ce165" table:formula="of:=[.N2]+1" office:value-type="date" office:date-value="2016-09-12">
            <text:p>12</text:p>
          </table:table-cell>
          <table:table-cell table:style-name="ce165" table:formula="of:=[.O2]+1" office:value-type="date" office:date-value="2016-09-13">
            <text:p>13</text:p>
          </table:table-cell>
          <table:table-cell table:style-name="ce165" table:formula="of:=[.P2]+1" office:value-type="date" office:date-value="2016-09-14">
            <text:p>14</text:p>
          </table:table-cell>
          <table:table-cell table:style-name="ce165" table:formula="of:=[.Q2]+1" office:value-type="date" office:date-value="2016-09-15">
            <text:p>15</text:p>
          </table:table-cell>
          <table:table-cell table:style-name="ce165" table:formula="of:=[.R2]+1" office:value-type="date" office:date-value="2016-09-16">
            <text:p>16</text:p>
          </table:table-cell>
          <table:table-cell table:style-name="ce165" table:formula="of:=[.S2]+1" office:value-type="date" office:date-value="2016-09-17">
            <text:p>17</text:p>
          </table:table-cell>
          <table:table-cell table:style-name="ce165" table:formula="of:=[.T2]+1" office:value-type="date" office:date-value="2016-09-18">
            <text:p>18</text:p>
          </table:table-cell>
          <table:table-cell table:style-name="ce165" table:formula="of:=[.U2]+1" office:value-type="date" office:date-value="2016-09-19">
            <text:p>19</text:p>
          </table:table-cell>
          <table:table-cell table:style-name="ce165" table:formula="of:=[.V2]+1" office:value-type="date" office:date-value="2016-09-20">
            <text:p>20</text:p>
          </table:table-cell>
          <table:table-cell table:style-name="ce165" table:formula="of:=[.W2]+1" office:value-type="date" office:date-value="2016-09-21">
            <text:p>21</text:p>
          </table:table-cell>
          <table:table-cell table:style-name="ce165" table:formula="of:=[.X2]+1" office:value-type="date" office:date-value="2016-09-22">
            <text:p>22</text:p>
          </table:table-cell>
          <table:table-cell table:style-name="ce165" table:formula="of:=[.Y2]+1" office:value-type="date" office:date-value="2016-09-23">
            <text:p>23</text:p>
          </table:table-cell>
          <table:table-cell table:style-name="ce165" table:formula="of:=[.Z2]+1" office:value-type="date" office:date-value="2016-09-24">
            <text:p>24</text:p>
          </table:table-cell>
          <table:table-cell table:style-name="ce165" table:formula="of:=[.AA2]+1" office:value-type="date" office:date-value="2016-09-25">
            <text:p>25</text:p>
          </table:table-cell>
          <table:table-cell table:style-name="ce165" table:formula="of:=[.AB2]+1" office:value-type="date" office:date-value="2016-09-26">
            <text:p>26</text:p>
          </table:table-cell>
          <table:table-cell table:style-name="ce165" table:formula="of:=[.AC2]+1" office:value-type="date" office:date-value="2016-09-27">
            <text:p>27</text:p>
          </table:table-cell>
          <table:table-cell table:style-name="ce165" table:formula="of:=[.AD2]+1" office:value-type="date" office:date-value="2016-09-28">
            <text:p>28</text:p>
          </table:table-cell>
          <table:table-cell table:style-name="ce165" table:formula="of:=[.AE2]+1" office:value-type="date" office:date-value="2016-09-29">
            <text:p>29</text:p>
          </table:table-cell>
          <table:table-cell table:style-name="ce165" table:formula="of:=[.AF2]+1" office:value-type="date" office:date-value="2016-09-30">
            <text:p>30</text:p>
          </table:table-cell>
          <table:table-cell table:style-name="ce165" table:formula="of:=[.AG2]+1" office:value-type="date" office:date-value="2016-10-01">
            <text:p>0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6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63" table:formula="of:=SUM([.D4:.AH4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0.1094in" draw:caption-point-x="-0.2402in" draw:caption-point-y="0.6087in">
              <dc:date>2016-09-01T00:00:00</dc:date>
              <text:p text:style-name="P1"><text:span text:style-name="T1">8h37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5.3854in" svg:y="0.1118in" draw:caption-point-x="-0.2402in" draw:caption-point-y="0.6063in">
              <dc:date>2016-09-07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1122in" draw:caption-point-x="-0.2402in" draw:caption-point-y="0.6059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0.1138in" draw:caption-point-x="-0.2402in" draw:caption-point-y="0.6043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7228in" svg:y="0.1157in" draw:caption-point-x="-0.2402in" draw:caption-point-y="0.6024in">
              <dc:date>2016-09-16T00:00:00</dc:date>
              <text:p text:style-name="P1"><text:span text:style-name="T1">NGHỈ BUỔI SÁNG, nhậu xỉn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1.0925in" svg:y="0.1165in" draw:caption-point-x="-0.2402in" draw:caption-point-y="0.6016in">
              <dc:date>2016-09-1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0.1169in" draw:caption-point-x="-0.2402in" draw:caption-point-y="0.6012in">
              <dc:date>2016-09-20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0.1185in" draw:caption-point-x="-0.2402in" draw:caption-point-y="0.5996in">
              <dc:date>2016-09-23T00:00:00</dc:date>
              <text:p text:style-name="P1"><text:span text:style-name="T1">8h38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0.1205in" draw:caption-point-x="-0.2402in" draw:caption-point-y="0.5976in">
              <dc:date>2016-09-27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0.1213in" draw:caption-point-x="-0.2402in" draw:caption-point-y="0.5969in">
              <dc:date>2016-09-2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0.1217in" draw:caption-point-x="-0.2402in" draw:caption-point-y="0.5965in">
              <dc:date>2016-09-2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63" table:formula="of:=SUM([.D5:.AH5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0.3567in" draw:caption-point-x="-0.2402in" draw:caption-point-y="0.6091in">
              <dc:date>2016-08-31T00:00:00</dc:date>
              <text:p text:style-name="P1"><text:span text:style-name="T1">Nghỉ buổi sáng bận việc nhà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0.3587in" draw:caption-point-x="-0.2402in" draw:caption-point-y="0.6071in">
              <dc:date>2016-09-06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0.3677in" draw:caption-point-x="-0.2402in" draw:caption-point-y="0.598in">
              <dc:date>2016-09-26T00:00:00</dc:date>
              <text:p text:style-name="P1"><text:span text:style-name="T1">Bận việc nhà, nghỉ sáng 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63" table:formula="of:=SUM([.D6:.AH6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11.0925in" svg:y="0.6118in" draw:caption-point-x="-0.2402in" draw:caption-point-y="0.6016in">
              <dc:date>2016-09-19T00:00:00</dc:date>
              <text:p text:style-name="P1"><text:span text:style-name="T1">Nghỉ buổi sáng, e gái bị ốm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0.6146in" draw:caption-point-x="-0.2402in" draw:caption-point-y="0.5988in">
              <dc:date>2016-09-26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63" table:formula="of:=SUM([.D7:.AH7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0.8547in" draw:caption-point-x="-0.2402in" draw:caption-point-y="0.6063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8551in" draw:caption-point-x="-0.2402in" draw:caption-point-y="0.6059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0.8587in" draw:caption-point-x="-0.2402in" draw:caption-point-y="0.6024in">
              <dc:date>2016-09-16T00:00:00</dc:date>
              <text:p text:style-name="P1"><text:span text:style-name="T1">8h36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177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0.8642in" draw:caption-point-x="-0.2402in" draw:caption-point-y="0.5969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0.8646in" draw:caption-point-x="-0.2402in" draw:caption-point-y="0.5965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1">
            <office:annotation draw:style-name="gr2" draw:text-style-name="P1" svg:width="1.1413in" svg:height="0.5457in" svg:x="16.1154in" svg:y="0.865in" draw:caption-point-x="-0.2402in" draw:caption-point-y="0.5961in">
              <dc:date>2016-09-30T00:00:00</dc:date>
              <text:p text:style-name="P1"><text:span text:style-name="T1">- Đi nộp đồ án</text:span></text:p>
              <text:p text:style-name="P1"><text:span text:style-name="T1">- Đi nộp phạt </text:span></text:p>
              <text:p text:style-name="P1"><text:span text:style-name="T1">- Đi làm giấy tờ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63" table:formula="of:=SUM([.D8:.AH8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5.8421in" svg:y="1.0992in" draw:caption-point-x="-0.2402in" draw:caption-point-y="0.6094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0992in" draw:caption-point-x="-0.2402in" draw:caption-point-y="0.6094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1.1075in" draw:caption-point-x="-0.2402in" draw:caption-point-y="0.6012in">
              <dc:date>2016-09-20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0059in" svg:y="1.1079in" draw:caption-point-x="-0.2402in" draw:caption-point-y="0.6008in">
              <dc:date>2016-09-21T00:00:00</dc:date>
              <text:p text:style-name="P1"><text:span text:style-name="T1">Tối qua làm khuya mệt nên vào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1.1118in" draw:caption-point-x="-0.2402in" draw:caption-point-y="0.5969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63" table:formula="of:=SUM([.D9:.AH9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4.289in" svg:y="1.3579in" draw:caption-point-x="-0.2402in" draw:caption-point-y="0.5988in">
              <dc:date>2016-09-26T00:00:00</dc:date>
              <text:p text:style-name="P1"><text:span text:style-name="T1">Bị đau đầu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63" table:formula="of:=SUM([.D10:.AH10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.5957in" draw:caption-point-x="-0.2402in" draw:caption-point-y="0.6087in">
              <dc:date>2016-09-01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598in" draw:caption-point-x="-0.2402in" draw:caption-point-y="0.6063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5988in" draw:caption-point-x="-0.2402in" draw:caption-point-y="0.6055in">
              <dc:date>2016-09-0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76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63" table:formula="of:=SUM([.D11:.AH11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1.8441in" draw:caption-point-x="-0.2402in" draw:caption-point-y="0.6079in">
              <dc:date>2016-09-05T00:00:00</dc:date>
              <text:p text:style-name="P1"><text:span text:style-name="T1">8h4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8457in" draw:caption-point-x="-0.2402in" draw:caption-point-y="0.6063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1.8496in" draw:caption-point-x="-0.2402in" draw:caption-point-y="0.6024in">
              <dc:date>2016-09-16T00:00:00</dc:date>
              <text:p text:style-name="P1"><text:span text:style-name="T1">8h34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12.0059in" svg:y="1.8539in" draw:caption-point-x="-0.2402in" draw:caption-point-y="0.598in">
              <dc:date>2016-09-26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63" table:formula="of:=SUM([.D12:.AH12])" office:value-type="float" office:value="4">
            <text:p>4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2.0941in" draw:caption-point-x="-0.2402in" draw:caption-point-y="0.6055in">
              <dc:date>2016-09-09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8.2878in" svg:y="2.0961in" draw:caption-point-x="-0.2402in" draw:caption-point-y="0.6035in">
              <dc:date>2016-09-14T00:00:00</dc:date>
              <text:p text:style-name="P1"><text:span text:style-name="T1">Học nghị quyết ở trường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2.0976in" draw:caption-point-x="-0.2402in" draw:caption-point-y="0.602in">
              <dc:date>2016-09-16T00:00:00</dc:date>
              <text:p text:style-name="P1"><text:span text:style-name="T1">Nghỉ buổi chiều đi dạy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2.0984in" draw:caption-point-x="-0.2402in" draw:caption-point-y="0.6012in">
              <dc:date>2016-09-20T00:00:00</dc:date>
              <text:p text:style-name="P1"><text:span text:style-name="T1">Qua trường họp, xin đi 1h</text:span></text:p>
            </office:annotation>
            <text:p>0</text:p>
          </table:table-cell>
          <table:table-cell table:style-name="ce167" office:value-type="float" office:value="0.5">
            <text:p>0.5</text:p>
          </table:table-cell>
          <table:table-cell table:style-name="ce167" office:value-type="float" office:value="0">
            <office:annotation draw:style-name="gr2" draw:text-style-name="P1" svg:width="1.1413in" svg:height="0.5457in" svg:x="12.4622in" svg:y="2.0992in" draw:caption-point-x="-0.2402in" draw:caption-point-y="0.6004in">
              <dc:date>2016-09-22T00:00:00</dc:date>
              <text:p text:style-name="P1"><text:span text:style-name="T1">Bận dạy bên trường, 9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2" draw:text-style-name="P1" svg:width="1.1413in" svg:height="0.5457in" svg:x="14.289in" svg:y="2.102in" draw:caption-point-x="-0.2402in" draw:caption-point-y="0.5976in">
              <dc:date>2016-09-26T00:00:00</dc:date>
              <text:p text:style-name="P1"><text:span text:style-name="T1">Bận họp bên trường, 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5.202in" svg:y="2.1028in" draw:caption-point-x="-0.2402in" draw:caption-point-y="0.5969in">
              <dc:date>2016-09-28T00:00:00</dc:date>
              <text:p text:style-name="P1"><text:span text:style-name="T1">Đi dạy, nghỉ sáng</text:span></text:p>
            </office:annotation>
            <text:p>0.5</text:p>
          </table:table-cell>
          <table:table-cell table:style-name="ce167" office:value-type="float" office:value="0.5">
            <office:annotation draw:style-name="gr7" draw:text-style-name="P1" svg:width="1.1413in" svg:height="0.2634in" svg:x="15.6587in" svg:y="2.1031in" draw:caption-point-x="-0.2402in" draw:caption-point-y="0.5965in">
              <dc:date>2016-09-29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DT</text:p>
          </table:table-cell>
          <table:table-cell table:style-name="ce163" table:formula="of:=SUM([.D13:.AH13])" office:value-type="float" office:value="0.5">
            <text:p>0.5</text:p>
          </table:table-cell>
          <table:table-cell table:style-name="ce167" table:number-columns-repeated="11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2.3461in" draw:caption-point-x="-0.2402in" draw:caption-point-y="0.6012in">
              <dc:date>2016-09-20T00:00:00</dc:date>
              <text:p text:style-name="P1"><text:span text:style-name="T1">Nghỉ buổi chiều, đi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63" table:formula="of:=SUM([.D14:.AH14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63" table:formula="of:=SUM([.D15:.AH15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2.8362in" draw:caption-point-x="-0.2402in" draw:caption-point-y="0.6063in">
              <dc:date>2016-09-07T00:00:00</dc:date>
              <text:p text:style-name="P1"><text:span text:style-name="T1">Bị đau đầu, xin vô trễ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2.8366in" draw:caption-point-x="-0.2402in" draw:caption-point-y="0.6059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6.3311in" svg:y="2.8366in" draw:caption-point-x="-0.2402in" draw:caption-point-y="0.6059in">
              <dc:date>2016-09-08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7.7988in" svg:y="2.8382in" draw:caption-point-x="-0.2402in" draw:caption-point-y="0.6043in">
              <dc:date>2016-09-12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11.0925in" svg:y="2.8409in" draw:caption-point-x="-0.2402in" draw:caption-point-y="0.6016in">
              <dc:date>2016-09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2.8413in" draw:caption-point-x="-0.2402in" draw:caption-point-y="0.6012in">
              <dc:date>2016-09-20T00:00:00</dc:date>
              <text:p text:style-name="P1"><text:span text:style-name="T1">Vô trễ, 9h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2.8429in" draw:caption-point-x="-0.2402in" draw:caption-point-y="0.5996in">
              <dc:date>2016-09-23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2.8437in" draw:caption-point-x="-0.2402in" draw:caption-point-y="0.5988in">
              <dc:date>2016-09-26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2.8449in" draw:caption-point-x="-0.2402in" draw:caption-point-y="0.5976in">
              <dc:date>2016-09-27T00:00:00</dc:date>
              <text:p text:style-name="P1"><text:span text:style-name="T1">8h38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2.8457in" draw:caption-point-x="-0.2402in" draw:caption-point-y="0.5969in">
              <dc:date>2016-09-2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2.8461in" draw:caption-point-x="-0.2402in" draw:caption-point-y="0.5965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63" table:formula="of:=SUM([.D16:.AH1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3.1433in" draw:caption-point-x="-0.2402in" draw:caption-point-y="0.5469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3.0866in" draw:caption-point-x="-0.2402in" draw:caption-point-y="0.6035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7768in" svg:y="3.087in" draw:caption-point-x="-0.2402in" draw:caption-point-y="0.6031in">
              <dc:date>2016-09-14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3.0874in" draw:caption-point-x="-0.2402in" draw:caption-point-y="0.6028in">
              <dc:date>2016-09-15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3.0933in" draw:caption-point-x="-0.2402in" draw:caption-point-y="0.5969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3.0937in" draw:caption-point-x="-0.2402in" draw:caption-point-y="0.5965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6.1154in" svg:y="3.0941in" draw:caption-point-x="-0.2402in" draw:caption-point-y="0.5961in">
              <dc:date>2016-09-30T00:00:00</dc:date>
              <text:p text:style-name="P1"><text:span text:style-name="T1">8h30 vào cty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oangNTM</text:p>
          </table:table-cell>
          <table:table-cell table:style-name="ce163" table:formula="of:=SUM([.D17:.AH17])" office:value-type="float" office:value="6.5">
            <text:p>6.5</text:p>
          </table:table-cell>
          <table:table-cell table:style-name="ce167" table:number-columns-repeated="7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1.0925in" svg:y="3.3366in" draw:caption-point-x="-0.2402in" draw:caption-point-y="0.6016in">
              <dc:date>2016-09-19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3.3378in" draw:caption-point-x="-0.2402in" draw:caption-point-y="0.6004in">
              <dc:date>2016-09-22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12.9189in" svg:y="3.3394in" draw:caption-point-x="-0.2402in" draw:caption-point-y="0.5988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14.289in" svg:y="3.3394in" draw:caption-point-x="-0.2402in" draw:caption-point-y="0.5988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4.7457in" svg:y="3.3394in" draw:caption-point-x="-0.2402in" draw:caption-point-y="0.5988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5.202in" svg:y="3.3394in" draw:caption-point-x="-0.2402in" draw:caption-point-y="0.5988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5.6587in" svg:y="3.3394in" draw:caption-point-x="-0.2402in" draw:caption-point-y="0.5988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6.1154in" svg:y="3.3394in" draw:caption-point-x="-0.2402in" draw:caption-point-y="0.5988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ungNC</text:p>
          </table:table-cell>
          <table:table-cell table:style-name="ce163" table:formula="of:=SUM([.D18:.AH18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163" table:formula="of:=SUM([.D19:.AH19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6.1154in" svg:y="3.8378in" draw:caption-point-x="-0.2402in" draw:caption-point-y="0.5957in">
              <dc:date>2016-09-3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KhanhDT</text:p>
          </table:table-cell>
          <table:table-cell table:style-name="ce163" table:formula="of:=SUM([.D20:.AH20])" office:value-type="float" office:value="1">
            <text:p>1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12.0059in" svg:y="4.0807in" draw:caption-point-x="-0.2402in" draw:caption-point-y="0.6004in">
              <dc:date>2016-09-22T00:00:00</dc:date>
              <text:p text:style-name="P1"><text:span text:style-name="T1">Đi khám nghĩa vụ quân sự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KhanhNN</text:p>
          </table:table-cell>
          <table:table-cell table:style-name="ce163" table:formula="of:=SUM([.D21:.AH21])" office:value-type="float" office:value="1.5">
            <text:p>1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9.2661in" svg:y="4.326in" draw:caption-point-x="-0.2402in" draw:caption-point-y="0.6028in">
              <dc:date>2016-09-15T00:00:00</dc:date>
              <text:p text:style-name="P1"><text:span text:style-name="T1">Bận việc đột xuất, xin nghỉ sáng</text:span></text:p>
            </office:annotation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4.3264in" draw:caption-point-x="-0.2402in" draw:caption-point-y="0.6024in">
              <dc:date>2016-09-16T00:00:00</dc:date>
              <text:p text:style-name="P1"><text:span text:style-name="T1">Ngủ quên nên vào trễ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0059in" svg:y="4.328in" draw:caption-point-x="-0.2402in" draw:caption-point-y="0.6008in">
              <dc:date>2016-09-21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9189in" svg:y="4.3299in" draw:caption-point-x="-0.2402in" draw:caption-point-y="0.5988in">
              <dc:date>2016-09-26T00:00:00</dc:date>
              <text:p text:style-name="P1"><text:span text:style-name="T1">Bị ốm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KienPT</text:p>
          </table:table-cell>
          <table:table-cell table:style-name="ce163" table:formula="of:=SUM([.D22:.AH22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KietNVT</text:p>
          </table:table-cell>
          <table:table-cell table:style-name="ce163" table:formula="of:=SUM([.D23:.AH23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4.8154in" draw:caption-point-x="-0.2402in" draw:caption-point-y="0.6087in">
              <dc:date>2016-08-31T00:00:00</dc:date>
              <text:p text:style-name="P1"><text:span text:style-name="T1">Nghỉ buổi chiều, về quê</text:span></text:p>
            </office:annotation>
            <text:p>0.5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4.8177in" draw:caption-point-x="-0.2402in" draw:caption-point-y="0.6063in">
              <dc:date>2016-09-07T00:00:00</dc:date>
              <text:p text:style-name="P1"><text:span text:style-name="T1">8h47 vào cty, ngủ quên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4.8244in" draw:caption-point-x="-0.2402in" draw:caption-point-y="0.5996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4.8264in" draw:caption-point-x="-0.2402in" draw:caption-point-y="0.5976in">
              <dc:date>2016-09-2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4.8272in" draw:caption-point-x="-0.2402in" draw:caption-point-y="0.5969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LinhBT</text:p>
          </table:table-cell>
          <table:table-cell table:style-name="ce163" table:formula="of:=SUM([.D24:.AH24])" office:value-type="float" office:value="0">
            <text:p>0</text:p>
          </table:table-cell>
          <table:table-cell table:style-name="ce167" table:number-columns-repeated="11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LocPX</text:p>
          </table:table-cell>
          <table:table-cell table:style-name="ce163" table:formula="of:=SUM([.D25:.AH25])" office:value-type="float" office:value="0">
            <text:p>0</text:p>
          </table:table-cell>
          <table:table-cell table:style-name="ce167" table:number-columns-repeated="27"/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MaiNTT</text:p>
          </table:table-cell>
          <table:table-cell table:style-name="ce163" table:formula="of:=SUM([.D26:.AH2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ManhNB</text:p>
          </table:table-cell>
          <table:table-cell table:style-name="ce163" table:formula="of:=SUM([.D27:.AH27])" office:value-type="float" office:value="0">
            <text:p>0</text:p>
          </table:table-cell>
          <table:table-cell table:style-name="ce167" table:number-columns-repeated="4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5.8094in" draw:caption-point-x="-0.2402in" draw:caption-point-y="0.6055in">
              <dc:date>2016-09-09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5.8138in" draw:caption-point-x="-0.2402in" draw:caption-point-y="0.6012in">
              <dc:date>2016-09-20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5.8146in" draw:caption-point-x="-0.2402in" draw:caption-point-y="0.6004in">
              <dc:date>2016-09-2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5.8181in" draw:caption-point-x="-0.2402in" draw:caption-point-y="0.5969in">
              <dc:date>2016-09-2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5.8185in" draw:caption-point-x="-0.2402in" draw:caption-point-y="0.5965in">
              <dc:date>2016-09-29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NamTH</text:p>
          </table:table-cell>
          <table:table-cell table:style-name="ce163" table:formula="of:=SUM([.D28:.AH28])" office:value-type="float" office:value="0">
            <text:p>0</text:p>
          </table:table-cell>
          <table:table-cell table:style-name="ce167" table:number-columns-repeated="25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amTV</text:p>
          </table:table-cell>
          <table:table-cell table:style-name="ce163" table:formula="of:=SUM([.D29:.AH29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6.3039in" draw:caption-point-x="-0.2402in" draw:caption-point-y="0.6063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6.3047in" draw:caption-point-x="-0.2402in" draw:caption-point-y="0.6055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6.3059in" draw:caption-point-x="-0.2402in" draw:caption-point-y="0.6043in">
              <dc:date>2016-09-12T00:00:00</dc:date>
              <text:p text:style-name="P1"><text:span text:style-name="T1">8h40 vào cty, làm việc khuya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6.3075in" draw:caption-point-x="-0.2402in" draw:caption-point-y="0.6028in">
              <dc:date>2016-09-15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6.3114in" draw:caption-point-x="-0.2402in" draw:caption-point-y="0.5988in">
              <dc:date>2016-09-26T00:00:00</dc:date>
              <text:p text:style-name="P1"><text:span text:style-name="T1">Bạn việc riêng vô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6.1154in" svg:y="6.3142in" draw:caption-point-x="-0.2402in" draw:caption-point-y="0.5961in">
              <dc:date>2016-09-30T00:00:00</dc:date>
              <text:p text:style-name="P1"><text:span text:style-name="T1">8h35 vào cty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ganTLT</text:p>
          </table:table-cell>
          <table:table-cell table:style-name="ce163" table:formula="of:=SUM([.D30:.AH30])" office:value-type="float" office:value="1">
            <text:p>1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9.7228in" svg:y="6.5551in" draw:caption-point-x="-0.2402in" draw:caption-point-y="0.6028in">
              <dc:date>2016-09-14T00:00:00</dc:date>
              <text:p text:style-name="P1"><text:span text:style-name="T1">Về quê có việc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NhanHTH</text:p>
          </table:table-cell>
          <table:table-cell table:style-name="ce163" table:formula="of:=SUM([.D31:.AH31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NhanNM</text:p>
          </table:table-cell>
          <table:table-cell table:style-name="ce163" table:formula="of:=SUM([.D32:.AH32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0059in" svg:y="7.0528in" draw:caption-point-x="-0.2402in" draw:caption-point-y="0.6004in">
              <dc:date>2016-09-22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hungHTH</text:p>
          </table:table-cell>
          <table:table-cell table:style-name="ce163" table:formula="of:=SUM([.D33:.AH33])" office:value-type="float" office:value="0">
            <text:p>0</text:p>
          </table:table-cell>
          <table:table-cell table:style-name="ce167" table:number-columns-repeated="14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huPHQ</text:p>
          </table:table-cell>
          <table:table-cell table:style-name="ce163" table:formula="of:=SUM([.D34:.AH34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4.7457in" svg:y="7.5508in" draw:caption-point-x="-0.2402in" draw:caption-point-y="0.5976in">
              <dc:date>2016-09-27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PhuongTH</text:p>
          </table:table-cell>
          <table:table-cell table:style-name="ce163" table:formula="of:=SUM([.D35:.AH35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7.7894in" draw:caption-point-x="-0.2402in" draw:caption-point-y="0.6071in">
              <dc:date>2016-09-06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8.7768in" svg:y="7.7933in" draw:caption-point-x="-0.2402in" draw:caption-point-y="0.6031in">
              <dc:date>2016-09-14T00:00:00</dc:date>
              <text:p text:style-name="P1"><text:span text:style-name="T1">Bị đau bụng, xin vào trễ 30'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7.7996in" draw:caption-point-x="-0.2402in" draw:caption-point-y="0.5969in">
              <dc:date>2016-09-28T00:00:00</dc:date>
              <text:p text:style-name="P1"><text:span text:style-name="T1">Bận việc, xin vào trễ 1h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7.8004in" draw:caption-point-x="-0.2402in" draw:caption-point-y="0.5961in">
              <dc:date>2016-09-30T00:00:00</dc:date>
              <text:p text:style-name="P1"><text:span text:style-name="T1">Bận việc nhà, 8h5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PhongTH</text:p>
          </table:table-cell>
          <table:table-cell table:style-name="ce163" table:formula="of:=SUM([.D36:.AH36])" office:value-type="float" office:value="3.5">
            <text:p>3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4.9287in" svg:y="8.0374in" draw:caption-point-x="-0.2402in" draw:caption-point-y="0.6067in">
              <dc:date>2016-09-06T00:00:00</dc:date>
              <text:p text:style-name="P1"><text:span text:style-name="T1">Nghỉ đi học</text:span></text:p>
            </office:annotation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7.7988in" svg:y="8.0398in" draw:caption-point-x="-0.2402in" draw:caption-point-y="0.6043in">
              <dc:date>2016-09-12T00:00:00</dc:date>
              <text:p text:style-name="P1"><text:span text:style-name="T1">Về quê dự đám cưới bạn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8.2878in" svg:y="8.0406in" draw:caption-point-x="-0.2402in" draw:caption-point-y="0.6035in">
              <dc:date>2016-09-13T00:00:00</dc:date>
              <text:p text:style-name="P1"><text:span text:style-name="T1">Nghỉ buổi sáng, bị mệt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8.0429in" draw:caption-point-x="-0.2402in" draw:caption-point-y="0.6012in">
              <dc:date>2016-09-20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8.0429in" draw:caption-point-x="-0.2402in" draw:caption-point-y="0.6012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SonPX</text:p>
          </table:table-cell>
          <table:table-cell table:style-name="ce163" table:formula="of:=SUM([.D37:.AH37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2.9189in" svg:y="8.2933in" draw:caption-point-x="-0.2402in" draw:caption-point-y="0.5984in">
              <dc:date>2016-09-26T00:00:00</dc:date>
              <text:p text:style-name="P1"><text:span text:style-name="T1">Nghỉ buổi chiều, ra ngân hàng có việc</text:span></text:p>
            </office:annotation>
            <text:p>0.5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5.202in" svg:y="8.2949in" draw:caption-point-x="-0.2402in" draw:caption-point-y="0.5969in">
              <dc:date>2016-09-28T00:00:00</dc:date>
              <text:p text:style-name="P1"><text:span text:style-name="T1">Bận việc đột xuất xin nghỉ buổi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TienND</text:p>
          </table:table-cell>
          <table:table-cell table:style-name="ce163" table:formula="of:=SUM([.D38:.AH38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5.6587in" svg:y="8.5429in" draw:caption-point-x="-0.2402in" draw:caption-point-y="0.5965in">
              <dc:date>2016-09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ThaoDTH</text:p>
          </table:table-cell>
          <table:table-cell table:style-name="ce163" table:formula="of:=SUM([.D39:.AH39])" office:value-type="float" office:value="1.5">
            <text:p>1.5</text:p>
          </table:table-cell>
          <table:table-cell table:style-name="ce167" office:value-type="float" office:value="1">
            <office:annotation draw:style-name="gr7" draw:text-style-name="P1" svg:width="1.1413in" svg:height="0.2634in" svg:x="2.6457in" svg:y="8.7783in" draw:caption-point-x="-0.2402in" draw:caption-point-y="0.6087in">
              <dc:date>2016-09-01T00:00:00</dc:date>
              <text:p text:style-name="P1"><text:span text:style-name="T1">Đi du lich</text:span></text:p>
            </office:annotation>
            <text:p>1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0059in" svg:y="8.7862in" draw:caption-point-x="-0.2402in" draw:caption-point-y="0.6008in">
              <dc:date>2016-09-21T00:00:00</dc:date>
              <text:p text:style-name="P1"><text:span text:style-name="T1">Xe bị hư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8.7874in" draw:caption-point-x="-0.2402in" draw:caption-point-y="0.5996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8.7894in" draw:caption-point-x="-0.2402in" draw:caption-point-y="0.5976in">
              <dc:date>2016-09-27T00:00:00</dc:date>
              <text:p text:style-name="P1"><text:span text:style-name="T1">Nghỉ sáng, đau bụng, chóng mặt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8.8476in" draw:caption-point-x="-0.2402in" draw:caption-point-y="0.5394in">
              <dc:date>2016-09-2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8.7906in" draw:caption-point-x="-0.2402in" draw:caption-point-y="0.5965in">
              <dc:date>2016-09-29T00:00:00</dc:date>
              <text:p text:style-name="P1"><text:span text:style-name="T1">Vá xe nên vào trễ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hamDT</text:p>
          </table:table-cell>
          <table:table-cell table:style-name="ce163" table:formula="of:=SUM([.D40:.AH40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6.3311in" svg:y="9.0291in" draw:caption-point-x="-0.2402in" draw:caption-point-y="0.6055in">
              <dc:date>2016-09-09T00:00:00</dc:date>
              <text:p text:style-name="P1"><text:span text:style-name="T1">8h25 vào cty, nghỉ buổi chiều, bị cảm</text:span></text:p>
            </office:annotation>
            <text:p>0.5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inhDH</text:p>
          </table:table-cell>
          <table:table-cell table:style-name="ce163" table:formula="of:=SUM([.D41:.AH41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hinhT</text:p>
          </table:table-cell>
          <table:table-cell table:style-name="ce163" table:formula="of:=SUM([.D42:.AH42])" office:value-type="float" office:value="3">
            <text:p>3</text:p>
          </table:table-cell>
          <table:table-cell table:style-name="ce167" office:value-type="float" office:value="0.5">
            <office:annotation draw:style-name="gr7" draw:text-style-name="P1" svg:width="1.1413in" svg:height="0.2634in" svg:x="2.6457in" svg:y="9.5205in" draw:caption-point-x="-0.2402in" draw:caption-point-y="0.6094in">
              <dc:date>2016-08-31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9.522in" draw:caption-point-x="-0.2402in" draw:caption-point-y="0.6079in">
              <dc:date>2016-09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0059in" svg:y="9.5295in" draw:caption-point-x="-0.2402in" draw:caption-point-y="0.6004in">
              <dc:date>2016-09-21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9189in" svg:y="9.5299in" draw:caption-point-x="-0.2402in" draw:caption-point-y="0.6in">
              <dc:date>2016-09-22T00:00:00</dc:date>
              <text:p text:style-name="P1"><text:span text:style-name="T1">Về quê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14.289in" svg:y="9.5299in" draw:caption-point-x="-0.2402in" draw:caption-point-y="0.6in">
              <dc:date>2016-09-22T00:00:00</dc:date>
              <text:p text:style-name="P1"><text:span text:style-name="T1">Về quê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5323in" draw:caption-point-x="-0.2402in" draw:caption-point-y="0.5976in">
              <dc:date>2016-09-27T00:00:00</dc:date>
              <text:p text:style-name="P1"><text:span text:style-name="T1">Nghỉ buổi sáng, mệt, xe vào trễ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hoaiVK</text:p>
          </table:table-cell>
          <table:table-cell table:style-name="ce163" table:formula="of:=SUM([.D43:.AH43])" office:value-type="float" office:value="1.5">
            <text:p>1.5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9.7689in" draw:caption-point-x="-0.2402in" draw:caption-point-y="0.6087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4.9287in" svg:y="9.7709in" draw:caption-point-x="-0.2402in" draw:caption-point-y="0.6067in">
              <dc:date>2016-09-06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9.772in" draw:caption-point-x="-0.2402in" draw:caption-point-y="0.6055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9.7764in" draw:caption-point-x="-0.2402in" draw:caption-point-y="0.6012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9.778in" draw:caption-point-x="-0.2402in" draw:caption-point-y="0.5996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7764in" draw:caption-point-x="-0.2402in" draw:caption-point-y="0.6012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9.7811in" draw:caption-point-x="-0.2402in" draw:caption-point-y="0.5965in">
              <dc:date>2016-09-29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ThuyLTT</text:p>
          </table:table-cell>
          <table:table-cell table:style-name="ce163" table:formula="of:=SUM([.D44:.AH44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10.0185in" draw:caption-point-x="-0.2402in" draw:caption-point-y="0.6071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10.0185in" draw:caption-point-x="-0.2402in" draw:caption-point-y="0.6071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0.0193in" draw:caption-point-x="-0.2402in" draw:caption-point-y="0.6063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10.0201in" draw:caption-point-x="-0.2402in" draw:caption-point-y="0.6055in">
              <dc:date>2016-09-09T00:00:00</dc:date>
              <text:p text:style-name="P1"><text:span text:style-name="T1">Nghỉ buổi sáng đi khám mắt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10.022in" draw:caption-point-x="-0.2402in" draw:caption-point-y="0.6035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10.0244in" draw:caption-point-x="-0.2402in" draw:caption-point-y="0.6012in">
              <dc:date>2016-09-20T00:00:00</dc:date>
              <text:p text:style-name="P1"><text:span text:style-name="T1">Bị đau bụng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0059in" svg:y="10.0248in" draw:caption-point-x="-0.2402in" draw:caption-point-y="0.6008in">
              <dc:date>2016-09-21T00:00:00</dc:date>
              <text:p text:style-name="P1"><text:span text:style-name="T1">Tối qua làm việc trễ nên ngủ quên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10.0252in" draw:caption-point-x="-0.2402in" draw:caption-point-y="0.6004in">
              <dc:date>2016-09-22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10.028in" draw:caption-point-x="-0.2402in" draw:caption-point-y="0.5976in">
              <dc:date>2016-09-30T00:00:00</dc:date>
              <text:p text:style-name="P1"><text:span text:style-name="T1">Nghỉ sáng đi khám bệnh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10.0287in" draw:caption-point-x="-0.2402in" draw:caption-point-y="0.5969in">
              <dc:date>2016-09-28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6.1154in" svg:y="10.0295in" draw:caption-point-x="-0.2402in" draw:caption-point-y="0.5961in">
              <dc:date>2016-09-30T00:00:00</dc:date>
              <text:p text:style-name="P1"><text:span text:style-name="T1">Chở me di cv nên vào trễ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rungHT</text:p>
          </table:table-cell>
          <table:table-cell table:style-name="ce163" table:formula="of:=SUM([.D45:.AH45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ruyenLVC</text:p>
          </table:table-cell>
          <table:table-cell table:style-name="ce163" table:formula="of:=SUM([.D46:.AH46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10.515in" draw:caption-point-x="-0.2402in" draw:caption-point-y="0.6059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10.5165in" draw:caption-point-x="-0.2402in" draw:caption-point-y="0.6043in">
              <dc:date>2016-09-12T00:00:00</dc:date>
              <text:p text:style-name="P1"><text:span text:style-name="T1">9h5 vào cty, làm việc khuya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10.5197in" draw:caption-point-x="-0.2402in" draw:caption-point-y="0.6012in">
              <dc:date>2016-09-20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10.522in" draw:caption-point-x="-0.2402in" draw:caption-point-y="0.5988in">
              <dc:date>2016-09-26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6.1154in" svg:y="10.5248in" draw:caption-point-x="-0.2402in" draw:caption-point-y="0.5961in">
              <dc:date>2016-09-30T00:00:00</dc:date>
              <text:p text:style-name="P1"><text:span text:style-name="T1">Bị sốt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VietBA</text:p>
          </table:table-cell>
          <table:table-cell table:style-name="ce163" table:formula="of:=SUM([.D47:.AH47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0.7598in" draw:caption-point-x="-0.2402in" draw:caption-point-y="0.6087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10.7689in" draw:caption-point-x="-0.2402in" draw:caption-point-y="0.5996in">
              <dc:date>2016-09-23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4.7457in" svg:y="10.7709in" draw:caption-point-x="-0.2402in" draw:caption-point-y="0.5976in">
              <dc:date>2016-09-27T00:00:00</dc:date>
              <text:p text:style-name="P1"><text:span text:style-name="T1">Bận việc vào trễ 1h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10.7717in" draw:caption-point-x="-0.2402in" draw:caption-point-y="0.5969in">
              <dc:date>2016-09-28T00:00:00</dc:date>
              <text:p text:style-name="P1"><text:span text:style-name="T1">Bận việc riêng xin vô trễ,9h 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VinhP</text:p>
          </table:table-cell>
          <table:table-cell table:style-name="ce163" table:formula="of:=SUM([.D48:.AH48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11.0075in" draw:caption-point-x="-0.2402in" draw:caption-point-y="0.6087in">
              <dc:date>2016-09-01T00:00:00</dc:date>
              <text:p text:style-name="P1"><text:span text:style-name="T1">Nghỉ buổi chiều đi dky thi TOEIC</text:span></text:p>
            </office:annotation>
            <text:p>0.5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11.0134in" draw:caption-point-x="-0.2402in" draw:caption-point-y="0.6028in">
              <dc:date>2016-09-15T00:00:00</dc:date>
              <text:p text:style-name="P1"><text:span text:style-name="T1">Nghỉ chiều đi thi TOEIC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11.0193in" draw:caption-point-x="-0.2402in" draw:caption-point-y="0.5969in">
              <dc:date>2016-09-28T00:00:00</dc:date>
              <text:p text:style-name="P1"><text:span text:style-name="T1">Đi lấy bảng điểm TOEIC, vô trễ 1h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0"/>
          <table:table-cell table:style-name="ce168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1" table:number-columns-repeated="7"/>
          <table:table-cell table:style-name="ce168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10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84"/>
        <table:table-column table:style-name="co22" table:number-columns-repeated="7" table:default-cell-style-name="ce184"/>
        <table:table-column table:style-name="co21" table:number-columns-repeated="16" table:default-cell-style-name="ce184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79" table:number-columns-repeated="8"/>
          <table:table-cell table:style-name="ce187" office:value-type="string" table:number-columns-spanned="2" table:number-rows-spanned="1">
            <text:p>Month</text:p>
          </table:table-cell>
          <table:covered-table-cell table:style-name="ce188"/>
          <table:table-cell table:style-name="ce189" table:content-validation-name="val1" office:value-type="float" office:value="10" table:number-columns-spanned="2" table:number-rows-spanned="1">
            <text:p>10</text:p>
          </table:table-cell>
          <table:covered-table-cell table:style-name="ce188"/>
          <table:table-cell table:style-name="ce187" office:value-type="string" table:number-columns-spanned="2" table:number-rows-spanned="1">
            <text:p>Year</text:p>
          </table:table-cell>
          <table:covered-table-cell table:style-name="ce188"/>
          <table:table-cell table:style-name="ce187" office:value-type="float" office:value="2016" table:number-columns-spanned="2" table:number-rows-spanned="1">
            <text:p>2016</text:p>
          </table:table-cell>
          <table:covered-table-cell table:style-name="ce190"/>
          <table:table-cell table:style-name="ce179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80" table:formula="of:=DATE([.$R$1];[.N1];1)" office:value-type="date" office:date-value="2016-10-01">
            <text:p>01</text:p>
          </table:table-cell>
          <table:table-cell table:style-name="ce180" table:formula="of:=[.D2]+1" office:value-type="date" office:date-value="2016-10-02">
            <office:annotation draw:style-name="gr4" draw:text-style-name="P1" svg:width="1.1413in" svg:height="0.3902in" svg:x="3.1024in" svg:y="0.0508in" draw:caption-point-x="-0.2402in" draw:caption-point-y="0.1866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80" table:formula="of:=[.E2]+1" office:value-type="date" office:date-value="2016-10-03">
            <text:p>03</text:p>
          </table:table-cell>
          <table:table-cell table:style-name="ce180" table:formula="of:=[.F2]+1" office:value-type="date" office:date-value="2016-10-04">
            <text:p>04</text:p>
          </table:table-cell>
          <table:table-cell table:style-name="ce180" table:formula="of:=[.G2]+1" office:value-type="date" office:date-value="2016-10-05">
            <text:p>05</text:p>
          </table:table-cell>
          <table:table-cell table:style-name="ce180" table:formula="of:=[.H2]+1" office:value-type="date" office:date-value="2016-10-06">
            <text:p>06</text:p>
          </table:table-cell>
          <table:table-cell table:style-name="ce180" table:formula="of:=[.I2]+1" office:value-type="date" office:date-value="2016-10-07">
            <text:p>07</text:p>
          </table:table-cell>
          <table:table-cell table:style-name="ce180" table:formula="of:=[.J2]+1" office:value-type="date" office:date-value="2016-10-08">
            <text:p>08</text:p>
          </table:table-cell>
          <table:table-cell table:style-name="ce180" table:formula="of:=[.K2]+1" office:value-type="date" office:date-value="2016-10-09">
            <text:p>09</text:p>
          </table:table-cell>
          <table:table-cell table:style-name="ce180" table:formula="of:=[.L2]+1" office:value-type="date" office:date-value="2016-10-10">
            <text:p>10</text:p>
          </table:table-cell>
          <table:table-cell table:style-name="ce180" table:formula="of:=[.M2]+1" office:value-type="date" office:date-value="2016-10-11">
            <text:p>11</text:p>
          </table:table-cell>
          <table:table-cell table:style-name="ce180" table:formula="of:=[.N2]+1" office:value-type="date" office:date-value="2016-10-12">
            <text:p>12</text:p>
          </table:table-cell>
          <table:table-cell table:style-name="ce180" table:formula="of:=[.O2]+1" office:value-type="date" office:date-value="2016-10-13">
            <text:p>13</text:p>
          </table:table-cell>
          <table:table-cell table:style-name="ce180" table:formula="of:=[.P2]+1" office:value-type="date" office:date-value="2016-10-14">
            <text:p>14</text:p>
          </table:table-cell>
          <table:table-cell table:style-name="ce180" table:formula="of:=[.Q2]+1" office:value-type="date" office:date-value="2016-10-15">
            <text:p>15</text:p>
          </table:table-cell>
          <table:table-cell table:style-name="ce180" table:formula="of:=[.R2]+1" office:value-type="date" office:date-value="2016-10-16">
            <text:p>16</text:p>
          </table:table-cell>
          <table:table-cell table:style-name="ce180" table:formula="of:=[.S2]+1" office:value-type="date" office:date-value="2016-10-17">
            <text:p>17</text:p>
          </table:table-cell>
          <table:table-cell table:style-name="ce180" table:formula="of:=[.T2]+1" office:value-type="date" office:date-value="2016-10-18">
            <text:p>18</text:p>
          </table:table-cell>
          <table:table-cell table:style-name="ce180" table:formula="of:=[.U2]+1" office:value-type="date" office:date-value="2016-10-19">
            <text:p>19</text:p>
          </table:table-cell>
          <table:table-cell table:style-name="ce180" table:formula="of:=[.V2]+1" office:value-type="date" office:date-value="2016-10-20">
            <text:p>20</text:p>
          </table:table-cell>
          <table:table-cell table:style-name="ce180" table:formula="of:=[.W2]+1" office:value-type="date" office:date-value="2016-10-21">
            <text:p>21</text:p>
          </table:table-cell>
          <table:table-cell table:style-name="ce180" table:formula="of:=[.X2]+1" office:value-type="date" office:date-value="2016-10-22">
            <text:p>22</text:p>
          </table:table-cell>
          <table:table-cell table:style-name="ce180" table:formula="of:=[.Y2]+1" office:value-type="date" office:date-value="2016-10-23">
            <text:p>23</text:p>
          </table:table-cell>
          <table:table-cell table:style-name="ce180" table:formula="of:=[.Z2]+1" office:value-type="date" office:date-value="2016-10-24">
            <text:p>24</text:p>
          </table:table-cell>
          <table:table-cell table:style-name="ce180" table:formula="of:=[.AA2]+1" office:value-type="date" office:date-value="2016-10-25">
            <text:p>25</text:p>
          </table:table-cell>
          <table:table-cell table:style-name="ce180" table:formula="of:=[.AB2]+1" office:value-type="date" office:date-value="2016-10-26">
            <text:p>26</text:p>
          </table:table-cell>
          <table:table-cell table:style-name="ce180" table:formula="of:=[.AC2]+1" office:value-type="date" office:date-value="2016-10-27">
            <text:p>27</text:p>
          </table:table-cell>
          <table:table-cell table:style-name="ce180" table:formula="of:=[.AD2]+1" office:value-type="date" office:date-value="2016-10-28">
            <text:p>28</text:p>
          </table:table-cell>
          <table:table-cell table:style-name="ce180" table:formula="of:=[.AE2]+1" office:value-type="date" office:date-value="2016-10-29">
            <text:p>29</text:p>
          </table:table-cell>
          <table:table-cell table:style-name="ce180" table:formula="of:=[.AF2]+1" office:value-type="date" office:date-value="2016-10-30">
            <text:p>30</text:p>
          </table:table-cell>
          <table:table-cell table:style-name="ce180" table:formula="of:=[.AG2]+1" office:value-type="date" office:date-value="2016-10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8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78" table:formula="of:=SUM([.D4:.AH4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1201in" draw:caption-point-x="-0.2402in" draw:caption-point-y="0.598in">
              <dc:date>2016-10-04T00:00:00</dc:date>
              <text:p text:style-name="P1"><text:span text:style-name="T1">Tối qua làm trễ, 9h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0.1213in" draw:caption-point-x="-0.2402in" draw:caption-point-y="0.5969in">
              <dc:date>2016-10-05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5.3854in" svg:y="0.1224in" draw:caption-point-x="-0.2402in" draw:caption-point-y="0.5957in">
              <dc:date>2016-10-07T00:00:00</dc:date>
              <text:p text:style-name="P1"><text:span text:style-name="T1">8h45 vào cty, tối qua làm muộn</text:span></text:p>
            </office:annotation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78" table:formula="of:=SUM([.D5:.AH5])" office:value-type="float" office:value="0.5">
            <text:p>0.5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9287in" svg:y="0.3697in" draw:caption-point-x="-0.2402in" draw:caption-point-y="0.5961in">
              <dc:date>2016-10-06T00:00:00</dc:date>
              <text:p text:style-name="P1"><text:span text:style-name="T1">Bận việc nhà đột xuất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78" table:formula="of:=SUM([.D6:.AH6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0.615in" draw:caption-point-x="-0.2402in" draw:caption-point-y="0.5984in">
              <dc:date>2016-10-03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0.6154in" draw:caption-point-x="-0.2402in" draw:caption-point-y="0.598in">
              <dc:date>2016-10-04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0.6173in" draw:caption-point-x="-0.2402in" draw:caption-point-y="0.5961in">
              <dc:date>2016-10-06T00:00:00</dc:date>
              <text:p text:style-name="P1"><text:span text:style-name="T1">Đi khám bệnh</text:span></text:p>
            </office:annotation>
            <text:p>1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78" table:formula="of:=SUM([.D7:.AH7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863in" draw:caption-point-x="-0.2402in" draw:caption-point-y="0.598in">
              <dc:date>2016-10-04T00:00:00</dc:date>
              <text:p text:style-name="P1"><text:span text:style-name="T1">Đi trễ, đang chạy lên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0.9217in" draw:caption-point-x="-0.2402in" draw:caption-point-y="0.5394in">
              <dc:date>2016-10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17"/>
          <table:table-cell table:style-name="ce192"/>
          <table:table-cell table:style-name="ce182" table:number-columns-repeated="6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78" table:formula="of:=SUM([.D8:.AH8])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1.1118in" draw:caption-point-x="-0.2402in" draw:caption-point-y="0.5969in">
              <dc:date>2016-10-05T00:00:00</dc:date>
              <text:p text:style-name="P1"><text:span text:style-name="T1">Xe bị hư xin vô trễ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78" table:formula="of:=SUM([.D9:.AH9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78" table:formula="of:=SUM([.D10:.AH10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1.6075in" draw:caption-point-x="-0.2402in" draw:caption-point-y="0.5969in">
              <dc:date>2016-10-05T00:00:00</dc:date>
              <text:p text:style-name="P1"><text:span text:style-name="T1">Bị ốm, sốt 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11"/>
          <table:table-cell table:style-name="ce191"/>
          <table:table-cell table:style-name="ce182" table:number-columns-repeated="12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78" table:formula="of:=SUM([.D11:.AH11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78" table:formula="of:=SUM([.D12:.AH12])" office:value-type="float" office:value="1.5">
            <text:p>1.5</text:p>
          </table:table-cell>
          <table:table-cell table:style-name="ce182" table:number-columns-repeated="2"/>
          <table:table-cell table:style-name="ce182" office:value-type="float" office:value="0.5">
            <office:annotation draw:style-name="gr7" draw:text-style-name="P1" svg:width="1.1413in" svg:height="0.2634in" svg:x="3.5591in" svg:y="2.1035in" draw:caption-point-x="-0.2402in" draw:caption-point-y="0.5961in">
              <dc:date>2016-10-05T00:00:00</dc:date>
              <text:p text:style-name="P1"><text:span text:style-name="T1">Đi dạy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2.1035in" draw:caption-point-x="-0.2402in" draw:caption-point-y="0.5961in">
              <dc:date>2016-10-05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4.9287in" svg:y="2.1035in" draw:caption-point-x="-0.2402in" draw:caption-point-y="0.5961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aiPV</text:p>
          </table:table-cell>
          <table:table-cell table:style-name="ce178" table:formula="of:=SUM([.D13:.AH13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nDT</text:p>
          </table:table-cell>
          <table:table-cell table:style-name="ce178" table:formula="of:=SUM([.D14:.AH14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178" table:formula="of:=SUM([.D15:.AH15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pNH</text:p>
          </table:table-cell>
          <table:table-cell table:style-name="ce178" table:formula="of:=SUM([.D16:.AH16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3.5591in" svg:y="3.0917in" draw:caption-point-x="-0.2402in" draw:caption-point-y="0.5984in">
              <dc:date>2016-10-03T00:00:00</dc:date>
              <text:p text:style-name="P1"><text:span text:style-name="T1">9h40 vào cty, bận việc riêng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78" table:formula="of:=SUM([.D17:.AH17])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3.3413in" draw:caption-point-x="-0.2402in" draw:caption-point-y="0.5969in">
              <dc:date>2016-10-05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3.3425in" draw:caption-point-x="-0.2402in" draw:caption-point-y="0.5957in">
              <dc:date>2016-10-07T00:00:00</dc:date>
              <text:p text:style-name="P1"><text:span text:style-name="T1">8h40 vào cty</text:span></text:p>
            </office:annotation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oangNTM</text:p>
          </table:table-cell>
          <table:table-cell table:style-name="ce178" table:formula="of:=SUM([.D18:.AH18])" office:value-type="float" office:value="1.5">
            <text:p>1.5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3.5591in" svg:y="3.589in" draw:caption-point-x="-0.2402in" draw:caption-point-y="0.5969in">
              <dc:date>2016-10-05T00:00:00</dc:date>
              <text:p text:style-name="P1"><text:span text:style-name="T1">Máy bay bị delay <text:s/>nên tới trễ, mệt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3.589in" draw:caption-point-x="-0.2402in" draw:caption-point-y="0.5969in">
              <dc:date>2016-10-05T00:00:00</dc:date>
              <text:p text:style-name="P1"><text:span text:style-name="T1">Nghỉ sáng đi làm giấy tờ cho mẹ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3.5902in" draw:caption-point-x="-0.2402in" draw:caption-point-y="0.5957in">
              <dc:date>2016-10-07T00:00:00</dc:date>
              <text:p text:style-name="P1"><text:span text:style-name="T1">8h50 vào cty</text:span></text:p>
            </office:annotation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ungNC</text:p>
          </table:table-cell>
          <table:table-cell table:style-name="ce178" table:formula="of:=SUM([.D19:.AH19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PN</text:p>
          </table:table-cell>
          <table:table-cell table:style-name="ce178" table:formula="of:=SUM([.D20:.AH20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3.5591in" svg:y="4.0831in" draw:caption-point-x="-0.2402in" draw:caption-point-y="0.598in">
              <dc:date>2016-10-04T00:00:00</dc:date>
              <text:p text:style-name="P1"><text:span text:style-name="T1">Về quê khám NVQS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4.0157in" svg:y="4.0831in" draw:caption-point-x="-0.2402in" draw:caption-point-y="0.598in">
              <dc:date>2016-10-04T00:00:00</dc:date>
              <text:p text:style-name="P1"><text:span text:style-name="T1">Về quê khám NVQS</text:span></text:p>
            </office:annotation>
            <text:p>1</text:p>
          </table:table-cell>
          <table:table-cell table:style-name="ce182" office:value-type="float" office:value="1">
            <office:annotation draw:style-name="gr2" draw:text-style-name="P1" svg:width="1.1413in" svg:height="0.5457in" svg:x="4.472in" svg:y="4.0843in" draw:caption-point-x="-0.2402in" draw:caption-point-y="0.5969in">
              <dc:date>2016-10-05T00:00:00</dc:date>
              <text:p text:style-name="P1"><text:span text:style-name="T1">Bận việc nhà nên chưa vo TP kịp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KhanhDT</text:p>
          </table:table-cell>
          <table:table-cell table:style-name="ce178" table:formula="of:=SUM([.D21:.AH21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4.3303in" draw:caption-point-x="-0.2402in" draw:caption-point-y="0.5984in">
              <dc:date>2016-10-0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5.3854in" svg:y="4.3331in" draw:caption-point-x="-0.2402in" draw:caption-point-y="0.5957in">
              <dc:date>2016-10-07T00:00:00</dc:date>
              <text:p text:style-name="P1"><text:span text:style-name="T1">Nghỉ sáng, đi làm thủ tục</text:span></text:p>
            </office:annotation>
            <text:p>0.5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KhanhNN</text:p>
          </table:table-cell>
          <table:table-cell table:style-name="ce178" table:formula="of:=SUM([.D22:.AH22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4.5795in" draw:caption-point-x="-0.2402in" draw:caption-point-y="0.5969in">
              <dc:date>2016-10-05T00:00:00</dc:date>
              <text:p text:style-name="P1"><text:span text:style-name="T1">Bị ốm, sốt 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KienPT</text:p>
          </table:table-cell>
          <table:table-cell table:style-name="ce178" table:formula="of:=SUM([.D23:.AH23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text:p>1</text:p>
          </table:table-cell>
          <table:table-cell table:style-name="ce182" table:number-columns-repeated="21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KietNVT</text:p>
          </table:table-cell>
          <table:table-cell table:style-name="ce178" table:formula="of:=SUM([.D24:.AH24])" office:value-type="float" office:value="3">
            <text:p>3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4.472in" svg:y="5.0748in" draw:caption-point-x="-0.2402in" draw:caption-point-y="0.5969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4.9287in" svg:y="5.0744in" draw:caption-point-x="-0.2402in" draw:caption-point-y="0.5972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5.0744in" draw:caption-point-x="-0.2402in" draw:caption-point-y="0.5972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LinhBT</text:p>
          </table:table-cell>
          <table:table-cell table:style-name="ce178" table:formula="of:=SUM([.D25:.AH25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LocPX</text:p>
          </table:table-cell>
          <table:table-cell table:style-name="ce178" table:formula="of:=SUM([.D26:.AH26])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MaiNTT</text:p>
          </table:table-cell>
          <table:table-cell table:style-name="ce178" table:formula="of:=SUM([.D27:.AH27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5.8165in" draw:caption-point-x="-0.2402in" draw:caption-point-y="0.5984in">
              <dc:date>2016-10-03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5.8193in" draw:caption-point-x="-0.2402in" draw:caption-point-y="0.5957in">
              <dc:date>2016-10-07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ManhNB</text:p>
          </table:table-cell>
          <table:table-cell table:style-name="ce178" table:formula="of:=SUM([.D28:.AH28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6.0642in" draw:caption-point-x="-0.2402in" draw:caption-point-y="0.5984in">
              <dc:date>2016-10-0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amTH</text:p>
          </table:table-cell>
          <table:table-cell table:style-name="ce178" table:formula="of:=SUM([.D29:.AH29])" office:value-type="float" office:value="0">
            <text:p>0</text:p>
          </table:table-cell>
          <table:table-cell table:style-name="ce182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amTV</text:p>
          </table:table-cell>
          <table:table-cell table:style-name="ce178" table:formula="of:=SUM([.D30:.AH30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6.5594in" draw:caption-point-x="-0.2402in" draw:caption-point-y="0.5984in">
              <dc:date>2016-10-03T00:00:00</dc:date>
              <text:p text:style-name="P1"><text:span text:style-name="T1">Bị đau ngực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NganTLT</text:p>
          </table:table-cell>
          <table:table-cell table:style-name="ce178" table:formula="of:=SUM([.D31:.AH31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6.8071in" draw:caption-point-x="-0.2402in" draw:caption-point-y="0.5984in">
              <dc:date>2016-10-03T00:00:00</dc:date>
              <text:p text:style-name="P1"><text:span text:style-name="T1">Vê quê, b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6.8098in" draw:caption-point-x="-0.2402in" draw:caption-point-y="0.5957in">
              <dc:date>2016-10-07T00:00:00</dc:date>
              <text:p text:style-name="P1"><text:span text:style-name="T1">Bị ốm, sốt</text:span></text:p>
            </office:annotation>
            <text:p>1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NhanHTH</text:p>
          </table:table-cell>
          <table:table-cell table:style-name="ce178" table:formula="of:=SUM([.D32:.AH32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hanNM</text:p>
          </table:table-cell>
          <table:table-cell table:style-name="ce178" table:formula="of:=SUM([.D33:.AH33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hungHTH</text:p>
          </table:table-cell>
          <table:table-cell table:style-name="ce178" table:formula="of:=SUM([.D34:.AH34])" office:value-type="float" office:value="2">
            <text:p>2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text:p>1</text:p>
          </table:table-cell>
          <table:table-cell table:style-name="ce182" table:number-columns-repeated="21"/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huPHQ</text:p>
          </table:table-cell>
          <table:table-cell table:style-name="ce178" table:formula="of:=SUM([.D35:.AH35])" office:value-type="float" office:value="1.5">
            <text:p>1.5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3.5591in" svg:y="7.798in" draw:caption-point-x="-0.2402in" draw:caption-point-y="0.5984in">
              <dc:date>2016-10-03T00:00:00</dc:date>
              <text:p text:style-name="P1"><text:span text:style-name="T1">Nước ngập , ko đi dc, xin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PhuongTH</text:p>
          </table:table-cell>
          <table:table-cell table:style-name="ce178" table:formula="of:=SUM([.D36:.AH36])" office:value-type="float" office:value="2">
            <text:p>2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9287in" svg:y="8.048in" draw:caption-point-x="-0.2402in" draw:caption-point-y="0.5961in">
              <dc:date>2016-10-06T00:00:00</dc:date>
              <text:p text:style-name="P1"><text:span text:style-name="T1">8h34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1">
            <text:p>1</text:p>
          </table:table-cell>
          <table:table-cell table:style-name="ce182" table:number-columns-repeated="20"/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PhongTH</text:p>
          </table:table-cell>
          <table:table-cell table:style-name="ce178" table:formula="of:=SUM([.D37:.AH37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8.2937in" draw:caption-point-x="-0.2402in" draw:caption-point-y="0.598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SonPX</text:p>
          </table:table-cell>
          <table:table-cell table:style-name="ce178" table:formula="of:=SUM([.D38:.AH38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8.5409in" draw:caption-point-x="-0.2402in" draw:caption-point-y="0.5984in">
              <dc:date>2016-10-03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TienND</text:p>
          </table:table-cell>
          <table:table-cell table:style-name="ce178" table:formula="of:=SUM([.D39:.AH39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hanhN</text:p>
          </table:table-cell>
          <table:table-cell table:style-name="ce178" table:formula="of:=SUM([.D40:.AH40])" office:value-type="float" office:value="0">
            <text:p>0</text:p>
          </table:table-cell>
          <table:table-cell table:style-name="ce182" table:number-columns-repeated="4"/>
          <table:table-cell table:number-columns-repeated="3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aoDTH</text:p>
          </table:table-cell>
          <table:table-cell table:style-name="ce178" table:formula="of:=SUM([.D41:.AH41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3" draw:text-style-name="P1" svg:width="1.1413in" svg:height="0.7012in" svg:x="4.0157in" svg:y="9.2843in" draw:caption-point-x="-0.2402in" draw:caption-point-y="0.598in">
              <dc:date>2016-10-04T00:00:00</dc:date>
              <text:p text:style-name="P1"><text:span text:style-name="T1">Tối qua làm khuya, mệt nên xin vào trễ, 10h 5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hamDT</text:p>
          </table:table-cell>
          <table:table-cell table:style-name="ce178" table:formula="of:=SUM([.D42:.AH42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9.5315in" draw:caption-point-x="-0.2402in" draw:caption-point-y="0.5984in">
              <dc:date>2016-10-03T00:00:00</dc:date>
              <text:p text:style-name="P1"><text:span text:style-name="T1">9h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hinhDH</text:p>
          </table:table-cell>
          <table:table-cell table:style-name="ce178" table:formula="of:=SUM([.D43:.AH43])" office:value-type="float" office:value="0">
            <text:p>0</text:p>
          </table:table-cell>
          <table:table-cell table:style-name="ce182" table:number-columns-repeated="31"/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ThinhT</text:p>
          </table:table-cell>
          <table:table-cell table:style-name="ce178" table:formula="of:=SUM([.D44:.AH44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hoaiVK</text:p>
          </table:table-cell>
          <table:table-cell table:style-name="ce178" table:formula="of:=SUM([.D45:.AH45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10.2752in" draw:caption-point-x="-0.2402in" draw:caption-point-y="0.598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huyLTT</text:p>
          </table:table-cell>
          <table:table-cell table:style-name="ce178" table:formula="of:=SUM([.D46:.AH46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0.5232in" draw:caption-point-x="-0.2402in" draw:caption-point-y="0.5976in">
              <dc:date>2016-10-04T00:00:00</dc:date>
              <text:p text:style-name="P1"><text:span text:style-name="T1">10h1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10.524in" draw:caption-point-x="-0.2402in" draw:caption-point-y="0.5969in">
              <dc:date>2016-10-05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5.3854in" svg:y="10.5252in" draw:caption-point-x="-0.2402in" draw:caption-point-y="0.5957in">
              <dc:date>2016-10-07T00:00:00</dc:date>
              <text:p text:style-name="P1"><text:span text:style-name="T1">Bị chóng mặt, phải truyền nước, nghi sáng</text:span></text:p>
            </office:annotation>
            <text:p>0.5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rungHT</text:p>
          </table:table-cell>
          <table:table-cell table:style-name="ce178" table:formula="of:=SUM([.D47:.AH47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ruyenLVC</text:p>
          </table:table-cell>
          <table:table-cell table:style-name="ce178" table:formula="of:=SUM([.D48:.AH48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1.0181in" draw:caption-point-x="-0.2402in" draw:caption-point-y="0.598in">
              <dc:date>2016-10-0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VietBA</text:p>
          </table:table-cell>
          <table:table-cell table:style-name="ce178" table:formula="of:=SUM([.D49:.AH49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1.2657in" draw:caption-point-x="-0.2402in" draw:caption-point-y="0.598in">
              <dc:date>2016-10-04T00:00:00</dc:date>
              <text:p text:style-name="P1"><text:span text:style-name="T1">9h5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2" office:value-type="string">
            <text:p>VinhP</text:p>
          </table:table-cell>
          <table:table-cell table:style-name="ce178" table:formula="of:=SUM([.D50:.AH50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4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83" table:number-columns-repeated="4"/>
          <table:table-cell table:style-name="ce185"/>
          <table:table-cell table:style-name="ce183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83" table:number-columns-repeated="4"/>
          <table:table-cell table:style-name="ce186" table:number-columns-repeated="7"/>
          <table:table-cell table:style-name="ce183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10/20/2016</text:date>, <text:time>11:5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10-20">10/20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139</meta:editing-cycles>
    <meta:editing-duration>P24DT22H4M17S</meta:editing-duration>
    <meta:generator>OpenOffice/4.1.2$Win32 OpenOffice.org_project/412m3$Build-9782</meta:generator>
    <dc:date>2016-10-20T11:53:15.85</dc:date>
    <meta:document-statistic meta:table-count="13" meta:cell-count="8068" meta:object-count="0"/>
    <meta:user-defined meta:name="Info 1"/>
    <meta:user-defined meta:name="Info 2"/>
    <meta:user-defined meta:name="Info 3"/>
    <meta:user-defined meta:name="Info 4"/>
  </office:meta>
</office:document-meta>
</file>